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4" svg:font-family="Mangal"/>
    <style:font-face style:name="Monaco" svg:font-family="Monaco"/>
    <style:font-face style:name="Liberation Serif3" svg:font-family="'Liberation Serif'" style:font-pitch="variable"/>
    <style:font-face style:name="Mangal3" svg:font-family="Mangal" style:font-pitch="variable"/>
    <style:font-face style:name="Monaco1" svg:font-family="Monaco" style:font-pitch="variable"/>
    <style:font-face style:name="ＭＳ 明朝" svg:font-family="'ＭＳ 明朝'" style:font-pitch="variable"/>
    <style:font-face style:name="ＭＳ Ｐゴシック" svg:font-family="'ＭＳ Ｐゴシック'" style:font-pitch="variable"/>
    <style:font-face style:name="ＭＳ Ｐ明朝2" svg:font-family="'ＭＳ Ｐ明朝'" style:font-pitch="variable"/>
    <style:font-face style:name="Liberation Serif2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2" svg:font-family="'ＭＳ Ｐゴシック'" style:font-family-generic="modern" style:font-pitch="variable"/>
    <style:font-face style:name="ＭＳ Ｐ明朝3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2" svg:font-family="Mang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ＭＳ Ｐ明朝1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Tahoma2" svg:font-family="Tahoma" style:font-family-generic="system" style:font-pitch="variable"/>
    <style:font-face style:name="ＭＳ Ｐゴシック3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2" style:family="paragraph" style:parent-style-name="Text_20_body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1e8684" style:letter-kerning="true" style:font-name-asian="メイリオ1" style:font-size-asian="11pt" style:font-style-asian="normal" style:font-weight-asian="normal" style:text-emphasize="none"/>
    </style:style>
    <style:style style:name="P3" style:family="paragraph" style:parent-style-name="Text_20_body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37044a" style:letter-kerning="true" style:font-name-asian="メイリオ1" style:font-size-asian="11pt" style:font-style-asian="normal" style:font-weight-asian="normal" style:text-emphasize="none"/>
    </style:style>
    <style:style style:name="P4" style:family="paragraph" style:parent-style-name="Text_20_body">
      <style:paragraph-properties fo:break-before="page">
        <style:tab-stops>
          <style:tab-stop style:position="348.41pt"/>
        </style:tab-stops>
      </style:paragraph-properties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3dfc24" style:letter-kerning="true" style:font-name-asian="メイリオ1" style:font-size-asian="11pt" style:font-style-asian="normal" style:font-weight-asian="normal" style:text-emphasize="none"/>
    </style:style>
    <style:style style:name="P5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099df98" style:letter-kerning="true" style:font-name-asian="メイリオ1" style:font-size-asian="11pt" style:font-style-asian="normal" style:font-weight-asian="normal" style:text-emphasize="none"/>
    </style:style>
    <style:style style:name="P6" style:family="paragraph" style:parent-style-name="Standard">
      <style:paragraph-properties fo:break-before="page">
        <style:tab-stops>
          <style:tab-stop style:position="0pt"/>
          <style:tab-stop style:position="39.86pt"/>
        </style:tab-stops>
      </style:paragraph-properties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099df98" style:letter-kerning="true" style:font-name-asian="メイリオ1" style:font-size-asian="11pt" style:font-style-asian="normal" style:font-weight-asian="normal" style:text-emphasize="none"/>
    </style:style>
    <style:style style:name="P7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1e8684" style:letter-kerning="true" style:font-name-asian="メイリオ1" style:font-size-asian="11pt" style:font-style-asian="normal" style:font-weight-asian="normal" style:text-emphasize="none"/>
    </style:style>
    <style:style style:name="P8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27caea" style:letter-kerning="true" style:font-name-asian="メイリオ1" style:font-size-asian="11pt" style:font-style-asian="normal" style:font-weight-asian="normal" style:text-emphasize="none"/>
    </style:style>
    <style:style style:name="P9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33bcc9" style:letter-kerning="true" style:font-name-asian="メイリオ1" style:font-size-asian="11pt" style:font-style-asian="normal" style:font-weight-asian="normal" style:text-emphasize="none"/>
    </style:style>
    <style:style style:name="P10" style:family="paragraph" style:parent-style-name="_3f__3f_">
      <style:paragraph-properties fo:margin-left="0pt" fo:margin-right="0pt" fo:margin-top="0pt" fo:margin-bottom="0pt" loext:contextual-spacing="false" style:line-height-at-least="10.01pt" fo:text-indent="0pt" style:auto-text-indent="false"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11" style:family="paragraph" style:parent-style-name="_3f__3f_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12" style:family="paragraph" style:parent-style-name="Text_20_body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49d290" style:letter-kerning="true" style:font-name-asian="メイリオ1" style:font-size-asian="11pt" style:font-style-asian="normal" style:font-weight-asian="normal" style:text-emphasize="none"/>
    </style:style>
    <style:style style:name="P13" style:family="paragraph" style:parent-style-name="Standard">
      <style:text-properties fo:font-size="20pt" officeooo:paragraph-rsid="0143570c" style:font-name-asian="ＭＳ 明朝" style:font-size-asian="20pt" style:language-asian="ja" style:country-asian="JP" style:font-size-complex="20pt"/>
    </style:style>
    <style:style style:name="P14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294814" style:letter-kerning="true" style:font-name-asian="メイリオ1" style:font-size-asian="11pt" style:font-style-asian="normal" style:font-weight-asian="normal" style:text-emphasize="none"/>
    </style:style>
    <style:style style:name="P15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48578e" style:letter-kerning="true" style:font-name-asian="メイリオ1" style:font-size-asian="11pt" style:font-style-asian="normal" style:font-weight-asian="normal" style:text-emphasize="none"/>
    </style:style>
    <style:style style:name="P16" style:family="paragraph" style:parent-style-name="表紙見出し">
      <style:paragraph-properties fo:text-align="start" style:justify-single-word="false"/>
      <style:text-properties fo:font-size="20pt" officeooo:paragraph-rsid="0143570c" style:font-name-asian="ＭＳ 明朝" style:font-size-asian="20pt" style:font-size-complex="20pt"/>
    </style:style>
    <style:style style:name="P17" style:family="paragraph" style:parent-style-name="表紙見出し" style:master-page-name="First_20_Page">
      <style:paragraph-properties fo:text-align="start" style:justify-single-word="false" style:page-number="1"/>
      <style:text-properties fo:font-size="12pt" officeooo:paragraph-rsid="0143570c" style:font-name-asian="ＭＳ 明朝" style:font-size-asian="12pt" style:font-size-complex="12pt"/>
    </style:style>
    <style:style style:name="P18" style:family="paragraph" style:parent-style-name="表紙タイトル">
      <style:text-properties fo:font-size="20pt" fo:font-weight="bold" officeooo:paragraph-rsid="0143570c" style:font-name-asian="ＭＳ 明朝" style:font-size-asian="20pt" style:font-weight-asian="bold" style:font-size-complex="20pt" style:font-weight-complex="bold"/>
    </style:style>
    <style:style style:name="P19" style:family="paragraph" style:parent-style-name="表紙タイトル">
      <style:text-properties fo:font-size="20pt" officeooo:rsid="0143570c" officeooo:paragraph-rsid="0143570c" style:font-name-asian="ＭＳ 明朝" style:font-size-asian="20pt"/>
    </style:style>
    <style:style style:name="P20" style:family="paragraph" style:parent-style-name="表紙タイトル">
      <style:paragraph-properties fo:text-align="end" style:justify-single-word="false"/>
      <style:text-properties fo:font-size="12pt" officeooo:paragraph-rsid="0143570c" style:font-name-asian="ＭＳ 明朝" style:font-size-asian="12pt" style:font-size-complex="12pt"/>
    </style:style>
    <style:style style:name="P21" style:family="paragraph" style:parent-style-name="表紙タイトル">
      <style:text-properties fo:font-size="12pt" officeooo:paragraph-rsid="0143570c" style:font-name-asian="ＭＳ 明朝" style:font-size-asian="12pt" style:font-size-complex="12pt"/>
    </style:style>
    <style:style style:name="P22" style:family="paragraph" style:parent-style-name="表紙タイトル" style:master-page-name="Standard">
      <style:paragraph-properties fo:text-align="end" style:justify-single-word="false" style:page-number="1"/>
      <style:text-properties fo:font-size="20pt" officeooo:paragraph-rsid="0143570c" style:font-name-asian="ＭＳ 明朝" style:font-size-asian="20pt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>
      <style:text-properties style:font-name="ＭＳ Ｐゴシック" fo:font-size="12pt" style:font-name-asian="ＭＳ Ｐゴシック" style:font-size-asian="12pt" style:font-size-complex="12pt"/>
    </style:style>
    <style:style style:name="P25" style:family="paragraph">
      <style:paragraph-properties fo:text-align="center"/>
      <style:text-properties fo:font-size="12pt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style:font-name="ＭＳ Ｐゴシック1" fo:font-size="9pt" style:font-size-asian="9pt" style:font-size-complex="9pt"/>
    </style:style>
    <style:style style:name="P28" style:family="paragraph">
      <style:paragraph-properties fo:margin-left="0pt" fo:margin-right="0pt" fo:margin-top="0pt" fo:margin-bottom="0pt" fo:line-height="100%" fo:text-align="center" fo:text-indent="0pt"/>
    </style:style>
    <style:style style:name="P29" style:family="paragraph">
      <style:paragraph-properties fo:margin-left="0pt" fo:margin-right="0pt" fo:margin-top="0pt" fo:margin-bottom="0pt" fo:line-height="100%" fo:text-align="center" fo:text-indent="0pt"/>
      <style:text-properties style:font-name="ＭＳ Ｐゴシック1" fo:font-size="9pt" style:font-name-asian="ＭＳ Ｐゴシック" style:font-size-asian="9pt" style:font-size-complex="9pt"/>
    </style:style>
    <style:style style:name="P30" style:family="paragraph">
      <style:paragraph-properties fo:margin-left="11.34pt" fo:margin-right="0pt" fo:text-align="center" fo:text-indent="0pt"/>
    </style:style>
    <style:style style:name="P31" style:family="paragraph">
      <style:paragraph-properties fo:margin-left="11.34pt" fo:margin-right="0pt" fo:line-height="100%" fo:text-align="center" fo:text-indent="0pt" style:text-autospace="none"/>
      <style:text-properties fo:color="#000000" style:font-name="ＭＳ Ｐゴシック1" fo:font-size="9pt" style:font-name-asian="ＭＳ Ｐゴシック1" style:font-size-asian="9pt" style:font-name-complex="Monaco" style:font-size-complex="9pt"/>
    </style:style>
    <style:style style:name="P32" style:family="paragraph">
      <style:paragraph-properties fo:text-align="center"/>
      <style:text-properties style:font-name="ＭＳ Ｐゴシック1" fo:font-size="9pt" style:font-name-asian="ＭＳ Ｐゴシック1" style:font-size-asian="9pt" style:font-size-complex="9pt"/>
    </style:style>
    <style:style style:name="P33" style:family="paragraph">
      <style:paragraph-properties fo:text-align="center"/>
      <style:text-properties style:font-name="ＭＳ Ｐゴシック1" fo:font-size="10pt" style:font-name-asian="ＭＳ Ｐゴシック1" style:font-size-asian="10pt" style:font-size-complex="10pt"/>
    </style:style>
    <style:style style:name="P34" style:family="paragraph">
      <style:text-properties style:font-name="ＭＳ Ｐゴシック" fo:font-size="9pt" style:font-size-asian="9pt" style:font-size-complex="9pt"/>
    </style:style>
    <style:style style:name="P35" style:family="paragraph">
      <style:paragraph-properties fo:margin-left="36.85pt" fo:margin-right="0pt" fo:text-indent="-36.62pt"/>
    </style:style>
    <style:style style:name="P36" style:family="paragraph">
      <style:paragraph-properties fo:margin-left="33.99pt" fo:margin-right="0pt" fo:text-indent="-33.76pt"/>
    </style:style>
    <style:style style:name="P37" style:family="paragraph">
      <style:paragraph-properties fo:margin-left="25.51pt" fo:margin-right="0pt" fo:text-indent="0pt"/>
    </style:style>
    <style:style style:name="P38" style:family="paragraph">
      <style:paragraph-properties fo:margin-left="22.71pt" fo:margin-right="0pt" fo:text-indent="-28.23pt"/>
    </style:style>
    <style:style style:name="P39" style:family="paragraph">
      <style:text-properties style:font-name="ＭＳ Ｐゴシック1" fo:font-size="9pt" style:font-name-asian="ＭＳ Ｐゴシック1" style:font-size-asian="9pt" style:font-size-complex="9pt"/>
    </style:style>
    <style:style style:name="P40" style:family="paragraph">
      <style:paragraph-properties fo:margin-left="0pt" fo:margin-right="0pt" fo:margin-top="0pt" fo:margin-bottom="0pt" fo:line-height="100%" fo:text-align="center" fo:text-indent="0pt"/>
      <style:text-properties style:font-name="ＭＳ Ｐゴシック1" fo:font-size="10pt" style:font-name-asian="ＭＳ Ｐゴシック1" style:font-size-asian="10pt" style:font-size-complex="10pt"/>
    </style:style>
    <style:style style:name="P41" style:family="paragraph">
      <style:paragraph-properties fo:text-align="center"/>
      <style:text-properties style:font-name="メイリオ1" fo:font-size="9pt" style:font-name-asian="ＭＳ Ｐゴシック1" style:font-size-asian="9pt" style:font-size-complex="9pt"/>
    </style:style>
    <style:style style:name="P42" style:family="paragraph">
      <style:paragraph-properties fo:margin-left="0pt" fo:margin-right="0pt" fo:margin-top="0pt" fo:margin-bottom="0pt" fo:line-height="100%" fo:text-align="center" fo:text-indent="0pt"/>
      <style:text-properties style:font-name="ＭＳ Ｐゴシック1" fo:font-size="9pt" style:font-name-asian="ＭＳ Ｐゴシック1" style:font-size-asian="9pt" style:font-size-complex="9pt"/>
    </style:style>
    <style:style style:name="P43" style:family="paragraph">
      <style:paragraph-properties fo:margin-left="28.35pt" fo:margin-right="0pt" fo:text-indent="-28.23pt"/>
    </style:style>
    <style:style style:name="P44" style:family="paragraph">
      <style:paragraph-properties fo:margin-left="25.51pt" fo:margin-right="0pt" fo:text-indent="-25.43pt"/>
    </style:style>
    <style:style style:name="P45" style:family="paragraph">
      <style:paragraph-properties fo:margin-left="28.35pt" fo:margin-right="0pt" fo:text-indent="-28.18pt"/>
    </style:style>
    <style:style style:name="P46" style:family="paragraph">
      <style:paragraph-properties fo:text-align="center"/>
      <style:text-properties style:font-name="メイリオ1"/>
    </style:style>
    <style:style style:name="P47" style:family="paragraph">
      <style:paragraph-properties fo:line-height="100%" fo:text-align="center" style:text-autospace="none"/>
    </style:style>
    <style:style style:name="P48" style:family="paragraph">
      <style:paragraph-properties fo:line-height="100%" fo:text-align="center" style:text-autospace="none"/>
      <style:text-properties fo:color="#3f7f5f" style:font-name="ＭＳ Ｐゴシック1" fo:font-size="9pt" style:font-name-asian="ＭＳ Ｐゴシック1" style:font-size-asian="9pt" style:font-name-complex="Monaco" style:font-size-complex="9pt"/>
    </style:style>
    <style:style style:name="P49" style:family="paragraph">
      <style:paragraph-properties fo:line-height="100%" fo:text-align="center" style:text-autospace="none"/>
      <style:text-properties fo:color="#000000" style:font-name="ＭＳ Ｐゴシック1" fo:font-size="9pt" style:font-name-asian="ＭＳ Ｐゴシック1" style:font-size-asian="9pt" style:font-name-complex="Monaco" style:font-size-complex="9pt"/>
    </style:style>
    <style:style style:name="P50" style:family="paragraph">
      <style:paragraph-properties fo:margin-left="31.21pt" fo:margin-right="0pt" fo:text-indent="-31.12pt"/>
    </style:style>
    <style:style style:name="P51" style:family="paragraph">
      <style:paragraph-properties fo:text-align="center" style:text-autospace="none"/>
    </style:style>
    <style:style style:name="P52" style:family="paragraph">
      <style:paragraph-properties fo:line-height="100%" fo:text-align="center" style:text-autospace="none"/>
      <style:text-properties fo:color="#3f7f5f" style:font-name="Monaco" fo:font-size="9pt" style:font-name-asian="ＭＳ Ｐゴシック1" style:font-size-asian="9pt" style:font-name-complex="Monaco" style:font-size-complex="9pt"/>
    </style:style>
    <style:style style:name="P53" style:family="paragraph">
      <style:paragraph-properties fo:margin-left="36.85pt" fo:margin-right="0pt" fo:text-indent="-36.71pt"/>
    </style:style>
    <style:style style:name="P54" style:family="paragraph">
      <style:text-properties style:font-name="ＭＳ Ｐゴシック1" fo:font-size="10pt" style:font-size-asian="10pt" style:font-size-complex="10pt"/>
    </style:style>
    <style:style style:name="P55" style:family="paragraph">
      <style:paragraph-properties fo:margin-left="33.99pt" fo:margin-right="0pt" fo:text-indent="-2.78pt"/>
    </style:style>
    <style:style style:name="P56" style:family="paragraph">
      <style:paragraph-properties fo:margin-left="0pt" fo:margin-right="0pt" fo:text-indent="2.86pt"/>
    </style:style>
    <style:style style:name="P57" style:family="paragraph">
      <style:paragraph-properties fo:margin-left="36.85pt" fo:margin-right="0pt" fo:text-indent="0pt"/>
    </style:style>
    <style:style style:name="P58" style:family="paragraph">
      <style:paragraph-properties fo:margin-left="33.99pt" fo:margin-right="0pt" fo:text-indent="0pt"/>
    </style:style>
    <style:style style:name="P59" style:family="paragraph">
      <style:text-properties style:font-name="ＭＳ Ｐゴシック1" fo:font-size="9pt" style:font-name-asian="メイリオ1" style:font-size-asian="9pt" style:font-size-complex="9pt"/>
    </style:style>
    <style:style style:name="P60" style:family="paragraph">
      <style:paragraph-properties fo:margin-left="28.35pt" fo:margin-right="0pt" fo:text-indent="0pt"/>
    </style:style>
    <style:style style:name="P61" style:family="paragraph">
      <style:paragraph-properties fo:margin-left="31.21pt" fo:margin-right="0pt" fo:text-indent="-28.23pt"/>
    </style:style>
    <style:style style:name="P62" style:family="paragraph">
      <style:paragraph-properties fo:margin-left="22.71pt" fo:margin-right="0pt" fo:text-indent="-36.71pt"/>
    </style:style>
    <style:style style:name="P63" style:family="paragraph">
      <style:paragraph-properties fo:margin-left="22.71pt" fo:margin-right="0pt" fo:text-indent="-22.62pt"/>
    </style:style>
    <style:style style:name="P64" style:family="paragraph">
      <style:paragraph-properties fo:margin-left="19.84pt" fo:margin-right="0pt" fo:text-indent="-16.92pt"/>
    </style:style>
    <style:style style:name="P65" style:family="paragraph">
      <style:paragraph-properties fo:margin-left="19.84pt" fo:margin-right="0pt" fo:text-indent="0pt"/>
    </style:style>
    <style:style style:name="P66" style:family="paragraph">
      <style:paragraph-properties fo:margin-left="22.71pt" fo:margin-right="0pt" fo:text-indent="0pt"/>
    </style:style>
    <style:style style:name="P67" style:family="paragraph">
      <style:paragraph-properties fo:margin-left="42.49pt" fo:margin-right="0pt" fo:text-indent="-39.63pt"/>
    </style:style>
    <style:style style:name="P68" style:family="paragraph">
      <style:paragraph-properties fo:margin-left="36.85pt" fo:margin-right="0pt" fo:text-indent="-33.87pt"/>
    </style:style>
    <style:style style:name="P69" style:family="paragraph">
      <style:paragraph-properties fo:margin-left="31.21pt" fo:margin-right="0pt" fo:text-indent="0pt"/>
    </style:style>
    <style:style style:name="P70" style:family="paragraph">
      <style:paragraph-properties fo:margin-left="31.21pt" fo:margin-right="0pt" fo:line-height="100%" fo:text-align="center" fo:text-indent="0pt" style:text-autospace="none"/>
      <style:text-properties fo:color="#000000" style:font-name="ＭＳ Ｐゴシック1" fo:font-size="9pt" style:font-name-asian="ＭＳ Ｐゴシック1" style:font-size-asian="9pt" style:font-name-complex="Monaco" style:font-size-complex="9pt"/>
    </style:style>
    <style:style style:name="P71" style:family="paragraph">
      <style:paragraph-properties fo:margin-left="36.85pt" fo:margin-right="0pt" fo:text-indent="-36.51pt"/>
    </style:style>
    <style:style style:name="P72" style:family="paragraph">
      <style:paragraph-properties fo:margin-left="33.99pt" fo:margin-right="0pt" fo:text-indent="-33.68pt"/>
    </style:style>
    <style:style style:name="P73" style:family="paragraph">
      <style:paragraph-properties fo:margin-left="28.35pt" fo:margin-right="0pt" fo:text-indent="-28.12pt"/>
    </style:style>
    <style:style style:name="P74" style:family="paragraph">
      <style:paragraph-properties fo:margin-left="28.35pt" fo:margin-right="0pt" fo:text-indent="-36.71pt"/>
    </style:style>
    <style:style style:name="P75" style:family="paragraph">
      <style:text-properties fo:font-size="12pt"/>
    </style:style>
    <style:style style:name="P76" style:family="paragraph">
      <style:paragraph-properties fo:margin-left="28.35pt" fo:margin-right="0pt" fo:text-indent="-2.78pt"/>
    </style:style>
    <style:style style:name="P77" style:family="paragraph">
      <style:paragraph-properties fo:margin-left="28.35pt" fo:margin-right="0pt" fo:text-indent="-28.32pt"/>
    </style:style>
    <style:style style:name="P78" style:family="paragraph">
      <style:paragraph-properties fo:line-height="100%" fo:text-align="center" style:text-autospace="none"/>
      <style:text-properties fo:color="#3f7f5f" style:font-name="ＭＳ Ｐゴシック1" fo:font-size="10pt" style:font-name-asian="ＭＳ Ｐゴシック" style:font-size-asian="10pt" style:font-name-complex="Monaco" style:font-size-complex="10pt"/>
    </style:style>
    <style:style style:name="P79" style:family="paragraph">
      <style:paragraph-properties fo:line-height="100%" fo:text-align="center" style:text-autospace="none"/>
      <style:text-properties fo:color="#3f7f5f" style:font-name="ＭＳ Ｐゴシック1" fo:font-size="10pt" style:font-name-asian="ＭＳ Ｐゴシック1" style:font-size-asian="10pt" style:font-name-complex="Monaco" style:font-size-complex="10pt"/>
    </style:style>
    <style:style style:name="T1" style:family="text">
      <style:text-properties fo:color="#000000" style:text-outline="false" style:text-line-through-style="none" style:text-line-through-type="none" style:font-name="メイリオ" fo:font-size="12pt" fo:font-style="normal" fo:text-shadow="none" style:text-underline-style="none" fo:font-weight="normal" style:letter-kerning="true" style:font-size-asian="12pt" style:language-asian="ja" style:country-asian="JP" style:font-style-asian="normal" style:font-weight-asian="normal" style:font-size-complex="12pt" style:text-emphasize="none"/>
    </style:style>
    <style:style style:name="T2" style:family="text"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T3" style:family="text">
      <style:text-properties fo:font-weight="bold" style:font-weight-asian="bold" style:font-size-complex="20pt" style:font-weight-complex="bold"/>
    </style:style>
    <style:style style:name="T4" style:family="text">
      <style:text-properties style:font-name="メイリオ1" fo:font-size="11pt" style:font-name-asian="メイリオ1" style:font-size-asian="11pt" style:font-size-complex="11pt"/>
    </style:style>
    <style:style style:name="T5" style:family="text">
      <style:text-properties style:font-name="ＭＳ Ｐゴシック1" fo:font-size="9pt" style:font-size-asian="9pt" style:font-size-complex="9pt"/>
    </style:style>
    <style:style style:name="T6" style:family="text">
      <style:text-properties style:font-name="ＭＳ Ｐゴシック1" fo:font-size="9pt" style:font-name-asian="ＭＳ Ｐゴシック" style:font-size-asian="9pt" style:font-size-complex="9pt"/>
    </style:style>
    <style:style style:name="T7" style:family="text">
      <style:text-properties style:font-name="ＭＳ Ｐゴシック1" fo:font-size="9pt" style:font-name-asian="メイリオ1" style:font-size-asian="9pt" style:font-size-complex="9pt"/>
    </style:style>
    <style:style style:name="T8" style:family="text">
      <style:text-properties style:font-name="ＭＳ Ｐゴシック1" fo:font-size="10pt" style:font-name-asian="ＭＳ Ｐゴシック1" style:font-size-asian="10pt" style:font-size-complex="10pt"/>
    </style:style>
    <style:style style:name="T9" style:family="text">
      <style:text-properties style:font-name="ＭＳ Ｐゴシック" fo:font-size="9pt" style:font-size-asian="9pt" style:font-size-complex="9pt"/>
    </style:style>
    <style:style style:name="T10" style:family="text">
      <style:text-properties style:font-name="ＭＳ Ｐゴシック1" fo:font-size="9pt" style:font-name-asian="ＭＳ Ｐゴシック1" style:font-size-asian="9pt" style:font-size-complex="9pt"/>
    </style:style>
    <style:style style:name="T11" style:family="text">
      <style:text-properties fo:font-variant="normal" fo:text-transform="none" style:text-outline="false" style:text-line-through-style="none" style:text-line-through-type="none" style:font-name="ＭＳ Ｐゴシック1" fo:font-size="10pt" fo:text-shadow="none" style:text-underline-style="none" style:letter-kerning="true" style:font-name-asian="ＭＳ Ｐゴシック1" style:font-size-asian="10pt" style:font-name-complex="Tahoma1" style:font-size-complex="10pt" style:text-emphasize="none" style:font-relief="none" style:text-overline-style="none" style:text-overline-color="font-color"/>
    </style:style>
    <style:style style:name="T12" style:family="text">
      <style:text-properties style:font-name="メイリオ1" fo:font-size="9pt" style:font-name-asian="ＭＳ Ｐゴシック1" style:font-size-asian="9pt" style:font-size-complex="9pt"/>
    </style:style>
    <style:style style:name="T13" style:family="text">
      <style:text-properties fo:font-variant="normal" fo:text-transform="none" style:text-outline="false" style:text-line-through-style="none" style:text-line-through-type="none" style:font-name="ＭＳ Ｐゴシック1" fo:font-size="9pt" fo:text-shadow="none" style:text-underline-style="none" style:letter-kerning="true" style:font-name-asian="ＭＳ Ｐゴシック1" style:font-size-asian="9pt" style:font-name-complex="Tahoma1" style:font-size-complex="9pt" style:text-emphasize="none" style:font-relief="none" style:text-overline-style="none" style:text-overline-color="font-color"/>
    </style:style>
    <style:style style:name="T14" style:family="text">
      <style:text-properties style:font-name="メイリオ1"/>
    </style:style>
    <style:style style:name="T15" style:family="text">
      <style:text-properties fo:color="#000000" style:font-name="ＭＳ Ｐゴシック1" fo:font-size="9pt" style:font-name-asian="ＭＳ Ｐゴシック1" style:font-size-asian="9pt" style:font-name-complex="Monaco" style:font-size-complex="9pt"/>
    </style:style>
    <style:style style:name="T16" style:family="text">
      <style:text-properties fo:font-size="9pt" style:font-name-asian="ＭＳ Ｐゴシック1" style:font-size-asian="9pt" style:font-size-complex="9pt"/>
    </style:style>
    <style:style style:name="T17" style:family="text">
      <style:text-properties fo:color="#000000" style:font-name="Monaco" fo:font-size="9pt" style:font-name-asian="ＭＳ Ｐゴシック1" style:font-size-asian="9pt" style:font-name-complex="Monaco" style:font-size-complex="9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Arrow" draw:fill="none" draw:fill-color="#ffffff" fo:min-height="257.41pt" style:run-through="foreground"/>
    </style:style>
    <style:style style:name="gr3" style:family="graphic">
      <style:graphic-properties svg:stroke-color="#000000" draw:marker-end="Arrow" draw:marker-end-width="5.64pt" draw:fill="solid" draw:fill-color="#ffffff" draw:textarea-horizontal-align="center" draw:textarea-vertical-align="middle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20.04pt" fo:min-width="19.36pt" style:run-through="foreground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35.6pt" fo:min-width="86.71pt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6pt" fo:min-width="144.6pt" style:run-through="foreground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35.6pt" fo:min-width="86.74pt" style:run-through="foreground"/>
    </style:style>
    <style:style style:name="gr10" style:family="graphic">
      <style:graphic-properties svg:stroke-color="#000000" draw:marker-end="Arrow" draw:marker-end-width="5.64pt" draw:textarea-horizontal-align="center" draw:textarea-vertical-align="middle" style:run-through="foreground"/>
    </style:style>
    <style:style style:name="gr11" style:family="graphic">
      <style:graphic-properties draw:stroke="none" svg:stroke-color="#000000" draw:fill="none" draw:fill-color="#ffffff" fo:min-height="17.74pt" style:run-through="foreground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70.5pt" fo:min-width="136.94pt" style:run-through="foreground"/>
    </style:style>
    <style:style style:name="gr13" style:family="graphic">
      <style:graphic-properties svg:stroke-color="#000000" draw:marker-end="" draw:fill="solid" draw:fill-color="#ffffff" draw:textarea-horizontal-align="center" draw:textarea-vertical-align="middle" style:run-through="foreground"/>
    </style:style>
    <style:style style:name="gr14" style:family="graphic">
      <style:graphic-properties draw:stroke="none" svg:stroke-color="#000000" draw:marker-end="Arrow" draw:fill="none" draw:fill-color="#ffffff" fo:min-height="16.75pt" style:run-through="foreground"/>
    </style:style>
    <style:style style:name="gr15" style:family="graphic">
      <style:graphic-properties svg:stroke-color="#000000" draw:fill="solid" draw:fill-color="#ffffff" draw:textarea-horizontal-align="justify" draw:textarea-vertical-align="middle" draw:auto-grow-height="false" fo:min-height="70.5pt" fo:min-width="136.94pt" style:run-through="foreground"/>
    </style:style>
    <style:style style:name="gr16" style:family="graphic">
      <style:graphic-properties svg:stroke-color="#000000" draw:marker-end="" draw:fill="solid" draw:fill-color="#ffffff" draw:textarea-horizontal-align="center" draw:textarea-vertical-align="middle" style:run-through="foreground"/>
    </style:style>
    <style:style style:name="gr17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marker-end-width="5.64pt" draw:fill="solid" draw:fill-color="#ffffff" draw:textarea-horizontal-align="center" draw:textarea-vertical-align="middle" style:run-through="foreground"/>
    </style:style>
    <style:style style:name="gr19" style:family="graphic">
      <style:graphic-properties draw:stroke="none" svg:stroke-color="#000000" draw:marker-end-width="5.64pt" draw:fill="none" draw:fill-color="#ffffff" fo:min-height="348.21pt" style:run-through="foreground"/>
    </style:style>
    <style:style style:name="gr20" style:family="graphic">
      <style:graphic-properties svg:stroke-color="#000000" draw:marker-end-width="5.64pt" draw:fill="solid" draw:fill-color="#ffffff" draw:textarea-horizontal-align="justify" draw:textarea-vertical-align="middle" draw:auto-grow-height="false" fo:min-height="20.01pt" fo:min-width="20.44pt" style:run-through="foreground"/>
    </style:style>
    <style:style style:name="gr21" style:family="graphic">
      <style:graphic-properties svg:stroke-color="#000000" draw:marker-end-width="5.64pt" draw:fill="solid" draw:fill-color="#ffffff" draw:textarea-horizontal-align="justify" draw:textarea-vertical-align="middle" draw:auto-grow-height="false" fo:min-height="16.7pt" fo:min-width="19.16pt" style:run-through="foreground"/>
    </style:style>
    <style:style style:name="gr22" style:family="graphic">
      <style:graphic-properties svg:stroke-color="#000000" draw:marker-end-width="5.64pt" draw:fill="solid" draw:fill-color="#ffffff" draw:textarea-horizontal-align="justify" draw:textarea-vertical-align="middle" draw:auto-grow-height="false" fo:min-height="52.7pt" fo:min-width="142.7pt" style:run-through="foreground"/>
    </style:style>
    <style:style style:name="gr23" style:family="graphic">
      <style:graphic-properties svg:stroke-color="#000000" draw:marker-end-width="5.64pt" draw:fill="solid" draw:fill-color="#ffffff" draw:textarea-horizontal-align="justify" draw:textarea-vertical-align="middle" draw:auto-grow-height="false" fo:min-height="35.6pt" fo:min-width="87.7pt" style:run-through="foreground"/>
    </style:style>
    <style:style style:name="gr24" style:family="graphic">
      <style:graphic-properties draw:stroke="none" svg:stroke-color="#000000" draw:marker-end-width="5.64pt" draw:fill="none" draw:fill-color="#ffffff" fo:min-height="17.74pt" style:run-through="foreground"/>
    </style:style>
    <style:style style:name="gr25" style:family="graphic">
      <style:graphic-properties svg:stroke-color="#000000" draw:marker-end-width="5.64pt" draw:fill="solid" draw:fill-color="#ffffff" draw:textarea-horizontal-align="justify" draw:textarea-vertical-align="middle" draw:auto-grow-height="false" fo:min-height="52.7pt" fo:min-width="103.8pt" style:run-through="foreground"/>
    </style:style>
    <style:style style:name="gr26" style:family="graphic">
      <style:graphic-properties svg:stroke-color="#000000" draw:marker-end-width="5.64pt" draw:fill="solid" draw:fill-color="#ffffff" draw:textarea-horizontal-align="justify" draw:textarea-vertical-align="middle" draw:auto-grow-height="false" fo:min-height="15.85pt" fo:min-width="18.65pt" style:run-through="foreground"/>
    </style:style>
    <style:style style:name="gr27" style:family="graphic">
      <style:graphic-properties svg:stroke-color="#000000" draw:marker-end-width="5.64pt" draw:fill="solid" draw:fill-color="#ffffff" draw:textarea-horizontal-align="justify" draw:textarea-vertical-align="middle" draw:auto-grow-height="false" fo:min-height="20.04pt" fo:min-width="19.84pt" style:run-through="foreground"/>
    </style:style>
    <style:style style:name="gr28" style:family="graphic">
      <style:graphic-properties draw:stroke="none" svg:stroke-color="#000000" draw:marker-end="Arrow" draw:fill="none" draw:fill-color="#ffffff" fo:min-height="265.01pt" style:run-through="foreground"/>
    </style:style>
    <style:style style:name="gr29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72.91pt" style:run-through="foreground"/>
    </style:style>
    <style:style style:name="gr30" style:family="graphic">
      <style:graphic-properties svg:stroke-color="#000000" draw:fill="solid" draw:fill-color="#ffffff" draw:textarea-horizontal-align="justify" draw:textarea-vertical-align="middle" draw:auto-grow-height="false" fo:min-height="35.6pt" fo:min-width="87.7pt" style:run-through="foreground"/>
    </style:style>
    <style:style style:name="gr31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71pt" fo:min-width="109.36pt" style:run-through="foreground"/>
    </style:style>
    <style:style style:name="gr32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27.36pt" style:run-through="foreground"/>
    </style:style>
    <style:style style:name="gr33" style:family="graphic">
      <style:graphic-properties svg:stroke-color="#000000" draw:fill="solid" draw:fill-color="#ffffff" draw:textarea-horizontal-align="justify" draw:textarea-vertical-align="middle" draw:auto-grow-height="false" fo:min-height="17.21pt" fo:min-width="95.24pt" style:run-through="foreground"/>
    </style:style>
    <style:style style:name="gr34" style:family="graphic">
      <style:graphic-properties svg:stroke-color="#000000" draw:fill="solid" draw:fill-color="#ffffff" draw:textarea-horizontal-align="justify" draw:textarea-vertical-align="middle" draw:auto-grow-height="false" fo:min-height="35.6pt" fo:min-width="82.4pt" style:run-through="foreground"/>
    </style:style>
    <style:style style:name="gr35" style:family="graphic">
      <style:graphic-properties svg:stroke-color="#000000" draw:fill="solid" draw:fill-color="#ffffff" draw:textarea-horizontal-align="justify" draw:textarea-vertical-align="middle" draw:auto-grow-height="false" fo:min-height="17.21pt" fo:min-width="95.1pt" style:run-through="foreground"/>
    </style:style>
    <style:style style:name="gr36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26.96pt" style:run-through="foreground"/>
    </style:style>
    <style:style style:name="gr37" style:family="graphic">
      <style:graphic-properties svg:stroke-color="#000000" draw:marker-end="Arrow" draw:fill="solid" draw:fill-color="#ffffff" draw:textarea-horizontal-align="justify" draw:textarea-vertical-align="middle" draw:auto-grow-height="false" fo:min-height="30.3pt" fo:min-width="128.35pt" style:run-through="foreground"/>
    </style:style>
    <style:style style:name="gr38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73.31pt" style:run-through="foreground"/>
    </style:style>
    <style:style style:name="gr39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69.4pt" style:run-through="foreground"/>
    </style:style>
    <style:style style:name="gr40" style:family="graphic">
      <style:graphic-properties svg:stroke-color="#000000" draw:fill="solid" draw:fill-color="#ffffff" draw:textarea-horizontal-align="justify" draw:textarea-vertical-align="middle" draw:auto-grow-height="false" fo:min-height="70.5pt" fo:min-width="139.66pt" style:run-through="foreground"/>
    </style:style>
    <style:style style:name="gr41" style:family="graphic">
      <style:graphic-properties svg:stroke-color="#000000" draw:fill="solid" draw:fill-color="#ffffff" draw:textarea-horizontal-align="justify" draw:textarea-vertical-align="middle" draw:auto-grow-height="false" fo:min-height="50.29pt" fo:min-width="139.66pt" style:run-through="foreground"/>
    </style:style>
    <style:style style:name="gr42" style:family="graphic">
      <style:graphic-properties draw:stroke="none" svg:stroke-color="#000000" draw:marker-end="Arrow" draw:fill="none" draw:fill-color="#ffffff" fo:min-height="11.96pt" style:run-through="foreground"/>
    </style:style>
    <style:style style:name="gr43" style:family="graphic">
      <style:graphic-properties svg:stroke-color="#000000" draw:fill="solid" draw:fill-color="#ffffff" draw:textarea-horizontal-align="justify" draw:textarea-vertical-align="middle" draw:auto-grow-height="false" fo:min-height="55.19pt" fo:min-width="139.66pt" style:run-through="foreground"/>
    </style:style>
    <style:style style:name="gr44" style:family="graphic">
      <style:graphic-properties draw:stroke="none" svg:stroke-color="#000000" draw:marker-end="Arrow" draw:fill="none" draw:fill-color="#ffffff" fo:min-height="13.1pt" style:run-through="foreground"/>
    </style:style>
    <style:style style:name="gr45" style:family="graphic">
      <style:graphic-properties svg:stroke-color="#000000" draw:fill="solid" draw:fill-color="#ffffff" draw:textarea-horizontal-align="justify" draw:textarea-vertical-align="middle" draw:auto-grow-height="false" fo:min-height="51.79pt" fo:min-width="170.59pt" style:run-through="foreground"/>
    </style:style>
    <style:style style:name="gr46" style:family="graphic">
      <style:graphic-properties draw:stroke="none" svg:stroke-color="#000000" draw:fill="none" draw:fill-color="#ffffff" fo:min-height="82.66pt" style:run-through="foreground"/>
    </style:style>
    <style:style style:name="gr47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05.7pt" style:run-through="foreground"/>
    </style:style>
    <style:style style:name="gr48" style:family="graphic">
      <style:graphic-properties svg:stroke-color="#000000" draw:fill="solid" draw:fill-color="#ffffff" draw:textarea-horizontal-align="justify" draw:textarea-vertical-align="middle" draw:auto-grow-height="false" fo:min-height="70.5pt" fo:min-width="132.66pt" style:run-through="foreground"/>
    </style:style>
    <style:style style:name="gr49" style:family="graphic">
      <style:graphic-properties svg:stroke-color="#000000" draw:marker-end="Arrow" draw:fill="solid" draw:fill-color="#ffffff" draw:textarea-horizontal-align="justify" draw:textarea-vertical-align="middle" draw:auto-grow-height="false" fo:min-height="36.4pt" fo:min-width="152.11pt" style:run-through="foreground"/>
    </style:style>
    <style:style style:name="gr50" style:family="graphic">
      <style:graphic-properties svg:stroke-color="#000000" draw:marker-end="Arrow" draw:fill="solid" draw:fill-color="#ffffff" draw:textarea-horizontal-align="justify" draw:textarea-vertical-align="middle" draw:auto-grow-height="false" fo:min-height="28.46pt" fo:min-width="152.19pt" style:run-through="foreground"/>
    </style:style>
    <style:style style:name="gr51" style:family="graphic">
      <style:graphic-properties draw:stroke="none" svg:stroke-color="#000000" draw:marker-end="Arrow" draw:fill="none" draw:fill-color="#ffffff" fo:min-height="236.69pt" style:run-through="foreground"/>
    </style:style>
    <style:style style:name="gr52" style:family="graphic">
      <style:graphic-properties svg:stroke-color="#000000" draw:marker-end="Arrow" draw:fill="solid" draw:fill-color="#ffffff" draw:textarea-horizontal-align="justify" draw:textarea-vertical-align="middle" draw:auto-grow-height="false" fo:min-height="38.95pt" fo:min-width="116.76pt" style:run-through="foreground"/>
    </style:style>
    <style:style style:name="gr53" style:family="graphic">
      <style:graphic-properties svg:stroke-color="#000000" draw:marker-end="Arrow" draw:fill="solid" draw:fill-color="#ffffff" draw:textarea-horizontal-align="justify" draw:textarea-vertical-align="middle" draw:auto-grow-height="false" fo:min-height="46.06pt" fo:min-width="116.76pt" style:run-through="foreground"/>
    </style:style>
    <style:style style:name="gr54" style:family="graphic">
      <style:graphic-properties svg:stroke-color="#000000" draw:marker-end="Arrow" draw:fill="solid" draw:fill-color="#ffffff" draw:textarea-horizontal-align="justify" draw:textarea-vertical-align="middle" draw:auto-grow-height="false" fo:min-height="28.35pt" fo:min-width="169.8pt" style:run-through="foreground"/>
    </style:style>
    <style:style style:name="gr55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74pt" fo:min-width="169.54pt" style:run-through="foreground"/>
    </style:style>
    <style:style style:name="gr56" style:family="graphic">
      <style:graphic-properties svg:stroke-color="#000000" draw:fill="solid" draw:fill-color="#ffffff" draw:textarea-horizontal-align="justify" draw:textarea-vertical-align="middle" draw:auto-grow-height="false" fo:min-height="34.5pt" fo:min-width="170.59pt" style:run-through="foreground"/>
    </style:style>
    <style:style style:name="gr57" style:family="graphic">
      <style:graphic-properties draw:stroke="none" svg:stroke-color="#000000" draw:fill="none" draw:fill-color="#ffffff" fo:min-height="35.35pt" style:run-through="foreground"/>
    </style:style>
    <style:style style:name="gr58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6pt" fo:min-width="169.51pt" style:run-through="foreground"/>
    </style:style>
    <style:style style:name="gr59" style:family="graphic">
      <style:graphic-properties svg:stroke-color="#000000" draw:marker-end="Arrow" draw:fill="solid" draw:fill-color="#ffffff" draw:textarea-horizontal-align="justify" draw:textarea-vertical-align="middle" draw:auto-grow-height="false" fo:min-height="28.8pt" fo:min-width="74.24pt" style:run-through="foreground"/>
    </style:style>
    <style:style style:name="gr60" style:family="graphic">
      <style:graphic-properties svg:stroke-color="#000000" draw:fill="solid" draw:fill-color="#ffffff" draw:textarea-horizontal-align="justify" draw:textarea-vertical-align="middle" draw:auto-grow-height="false" fo:min-height="36.74pt" fo:min-width="170.59pt" style:run-through="foreground"/>
    </style:style>
    <style:style style:name="gr61" style:family="graphic">
      <style:graphic-properties draw:stroke="none" svg:stroke-color="#000000" draw:fill="none" draw:fill-color="#ffffff" fo:min-height="37.64pt" style:run-through="foreground"/>
    </style:style>
    <style:style style:name="gr62" style:family="graphic">
      <style:graphic-properties svg:stroke-color="#000000" draw:fill="solid" draw:fill-color="#ffffff" draw:textarea-horizontal-align="justify" draw:textarea-vertical-align="middle" draw:auto-grow-height="false" fo:min-height="38.1pt" fo:min-width="61.91pt" style:run-through="foreground"/>
    </style:style>
    <style:style style:name="gr63" style:family="graphic">
      <style:graphic-properties svg:stroke-color="#000000" draw:marker-end="Arrow" draw:fill="solid" draw:fill-color="#ffffff" draw:textarea-horizontal-align="justify" draw:textarea-vertical-align="middle" draw:auto-grow-height="false" fo:min-height="26.96pt" fo:min-width="127.36pt" style:run-through="foreground"/>
    </style:style>
    <style:style style:name="gr64" style:family="graphic">
      <style:graphic-properties svg:stroke-color="#000000" draw:fill="solid" draw:fill-color="#ffffff" draw:textarea-horizontal-align="justify" draw:textarea-vertical-align="middle" draw:auto-grow-height="false" fo:min-height="70.7pt" fo:min-width="96.75pt" style:run-through="foreground"/>
    </style:style>
    <style:style style:name="gr65" style:family="graphic">
      <style:graphic-properties draw:stroke="none" svg:stroke-color="#000000" draw:marker-end="Arrow" draw:fill="none" draw:fill-color="#ffffff" fo:min-height="9.55pt" style:run-through="foreground"/>
    </style:style>
    <style:style style:name="gr66" style:family="graphic">
      <style:graphic-properties svg:stroke-color="#000000" draw:fill="solid" draw:fill-color="#ffffff" draw:textarea-horizontal-align="justify" draw:textarea-vertical-align="middle" draw:auto-grow-height="false" fo:min-height="48.05pt" fo:min-width="96.75pt" style:run-through="foreground"/>
    </style:style>
    <style:style style:name="gr67" style:family="graphic">
      <style:graphic-properties draw:stroke="none" svg:stroke-color="#000000" draw:marker-end="Arrow" draw:fill="none" draw:fill-color="#ffffff" fo:min-height="9.04pt" style:run-through="foreground"/>
    </style:style>
    <style:style style:name="gr68" style:family="graphic">
      <style:graphic-properties svg:stroke-color="#000000" draw:marker-end="Arrow" draw:fill="solid" draw:fill-color="#ffffff" draw:textarea-horizontal-align="justify" draw:textarea-vertical-align="middle" draw:auto-grow-height="false" fo:min-height="26.5pt" fo:min-width="123.85pt" style:run-through="foreground"/>
    </style:style>
    <style:style style:name="gr69" style:family="graphic">
      <style:graphic-properties svg:stroke-color="#000000" draw:fill="solid" draw:fill-color="#ffffff" draw:textarea-horizontal-align="justify" draw:textarea-vertical-align="middle" draw:auto-grow-height="false" fo:min-height="58.14pt" fo:min-width="96.75pt" style:run-through="foreground"/>
    </style:style>
    <style:style style:name="gr70" style:family="graphic">
      <style:graphic-properties draw:stroke="none" svg:stroke-color="#000000" draw:marker-end="Arrow" draw:fill="none" draw:fill-color="#ffffff" fo:min-height="91.16pt" style:run-through="foreground"/>
    </style:style>
    <style:style style:name="gr71" style:family="graphic">
      <style:graphic-properties draw:stroke="none" svg:stroke-color="#000000" draw:marker-end="Arrow" draw:fill="none" draw:fill-color="#ffffff" fo:min-height="165.74pt" style:run-through="foreground"/>
    </style:style>
    <style:style style:name="gr72" style:family="graphic">
      <style:graphic-properties svg:stroke-color="#000000" draw:marker-end="Arrow" draw:fill="solid" draw:fill-color="#ffffff" draw:textarea-horizontal-align="justify" draw:textarea-vertical-align="middle" draw:auto-grow-height="false" fo:min-height="24.35pt" fo:min-width="172.91pt" style:run-through="foreground"/>
    </style:style>
    <style:style style:name="gr73" style:family="graphic">
      <style:graphic-properties svg:stroke-color="#000000" draw:fill="solid" draw:fill-color="#ffffff" draw:textarea-horizontal-align="justify" draw:textarea-vertical-align="middle" draw:auto-grow-height="false" fo:min-height="50.46pt" fo:min-width="139.69pt" style:run-through="foreground"/>
    </style:style>
    <style:style style:name="gr74" style:family="graphic">
      <style:graphic-properties svg:stroke-color="#000000" draw:marker-end="Arrow" draw:fill="solid" draw:fill-color="#ffffff" draw:textarea-horizontal-align="justify" draw:textarea-vertical-align="middle" draw:auto-grow-height="false" fo:min-height="23.16pt" fo:min-width="169.4pt" style:run-through="foreground"/>
    </style:style>
    <style:style style:name="gr75" style:family="graphic">
      <style:graphic-properties draw:stroke="none" svg:stroke-color="#000000" draw:marker-end="Arrow" draw:fill="none" draw:fill-color="#ffffff" fo:min-height="159.14pt" style:run-through="foreground"/>
    </style:style>
    <style:style style:name="gr76" style:family="graphic">
      <style:graphic-properties svg:stroke-color="#000000" draw:marker-end="Arrow" draw:fill="solid" draw:fill-color="#ffffff" draw:textarea-horizontal-align="justify" draw:textarea-vertical-align="middle" draw:auto-grow-height="false" fo:min-height="21.66pt" fo:min-width="169.4pt" style:run-through="foreground"/>
    </style:style>
    <style:style style:name="gr77" style:family="graphic">
      <style:graphic-properties svg:stroke-color="#000000" draw:marker-end="Arrow" draw:fill="solid" draw:fill-color="#ffffff" draw:textarea-horizontal-align="justify" draw:textarea-vertical-align="middle" draw:auto-grow-height="false" fo:min-height="26.56pt" fo:min-width="169.4pt" style:run-through="foreground"/>
    </style:style>
    <style:style style:name="gr78" style:family="graphic">
      <style:graphic-properties svg:stroke-color="#000000" draw:fill="solid" draw:fill-color="#ffffff" draw:textarea-horizontal-align="justify" draw:textarea-vertical-align="middle" draw:auto-grow-height="false" fo:min-height="13.41pt" fo:min-width="95.1pt" style:run-through="foreground"/>
    </style:style>
    <style:style style:name="gr79" style:family="graphic">
      <style:graphic-properties svg:stroke-color="#000000" draw:fill="solid" draw:fill-color="#ffffff" draw:textarea-horizontal-align="justify" draw:textarea-vertical-align="middle" draw:auto-grow-height="false" fo:min-height="47.85pt" fo:min-width="139.75pt" style:run-through="foreground"/>
    </style:style>
    <style:style style:name="gr80" style:family="graphic">
      <style:graphic-properties svg:stroke-color="#000000" draw:fill="solid" draw:fill-color="#ffffff" draw:textarea-horizontal-align="justify" draw:textarea-vertical-align="middle" draw:auto-grow-height="false" fo:min-height="41.75pt" fo:min-width="170.59pt" style:run-through="foreground"/>
    </style:style>
    <style:style style:name="gr81" style:family="graphic">
      <style:graphic-properties draw:stroke="none" svg:stroke-color="#000000" draw:fill="none" draw:fill-color="#ffffff" fo:min-height="51.11pt" style:run-through="foreground"/>
    </style:style>
    <style:style style:name="gr82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16.25pt" style:run-through="foreground"/>
    </style:style>
    <style:style style:name="gr83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44.6pt" style:run-through="foreground"/>
    </style:style>
    <style:style style:name="gr84" style:family="graphic">
      <style:graphic-properties svg:stroke-color="#000000" draw:fill="solid" draw:fill-color="#ffffff" draw:textarea-horizontal-align="justify" draw:textarea-vertical-align="middle" draw:auto-grow-height="false" fo:min-height="37.5pt" fo:min-width="167.05pt" style:run-through="foreground"/>
    </style:style>
    <style:style style:name="gr85" style:family="graphic">
      <style:graphic-properties draw:stroke="none" svg:stroke-color="#000000" draw:fill="none" draw:fill-color="#ffffff" fo:min-height="40.56pt" style:run-through="foreground"/>
    </style:style>
    <style:style style:name="gr86" style:family="graphic">
      <style:graphic-properties svg:stroke-color="#000000" draw:fill="solid" draw:fill-color="#ffffff" draw:textarea-horizontal-align="justify" draw:textarea-vertical-align="middle" draw:auto-grow-height="false" fo:min-height="35.66pt" fo:min-width="86.74pt" style:run-through="foreground"/>
    </style:style>
    <style:style style:name="gr87" style:family="graphic">
      <style:graphic-properties svg:stroke-color="#000000" draw:fill="solid" draw:fill-color="#ffffff" draw:textarea-horizontal-align="justify" draw:textarea-vertical-align="middle" draw:auto-grow-height="false" fo:min-height="70.55pt" fo:min-width="137pt" style:run-through="foreground"/>
    </style:style>
    <style:style style:name="gr88" style:family="graphic">
      <style:graphic-properties draw:stroke="none" svg:stroke-color="#000000" draw:marker-end="Arrow" draw:fill="none" draw:fill-color="#ffffff" fo:min-height="9.5pt" style:run-through="foreground"/>
    </style:style>
    <style:style style:name="gr89" style:family="graphic">
      <style:graphic-properties svg:stroke-color="#000000" draw:fill="solid" draw:fill-color="#ffffff" draw:textarea-horizontal-align="justify" draw:textarea-vertical-align="middle" draw:auto-grow-height="false" fo:min-height="45.35pt" fo:min-width="170.59pt" style:run-through="foreground"/>
    </style:style>
    <style:style style:name="gr90" style:family="graphic">
      <style:graphic-properties draw:stroke="none" svg:stroke-color="#000000" draw:fill="none" draw:fill-color="#ffffff" fo:min-height="55.56pt" style:run-through="foreground"/>
    </style:style>
    <style:style style:name="gr91" style:family="graphic">
      <style:graphic-properties svg:stroke-color="#000000" draw:marker-end="Arrow" draw:fill="solid" draw:fill-color="#ffffff" draw:textarea-horizontal-align="justify" draw:textarea-vertical-align="middle" draw:auto-grow-height="false" fo:min-height="29.06pt" fo:min-width="109.64pt" style:run-through="foreground"/>
    </style:style>
    <style:style style:name="gr92" style:family="graphic">
      <style:graphic-properties draw:stroke="none" svg:stroke-color="#000000" draw:marker-end="Arrow" draw:fill="none" draw:fill-color="#ffffff" fo:min-height="183.29pt" style:run-through="foreground"/>
    </style:style>
    <style:style style:name="gr93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74pt" fo:min-width="102.7pt" style:run-through="foreground"/>
    </style:style>
    <style:style style:name="gr94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02.61pt" style:run-through="foreground"/>
    </style:style>
    <style:style style:name="gr95" style:family="graphic">
      <style:graphic-properties draw:stroke="none" svg:stroke-color="#000000" draw:marker-end="Arrow" draw:fill="none" draw:fill-color="#ffffff" fo:min-height="204.55pt" style:run-through="foreground"/>
    </style:style>
    <style:style style:name="gr96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77.84pt" style:run-through="foreground"/>
    </style:style>
    <style:style style:name="gr97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6pt" fo:min-width="159.14pt" style:run-through="foreground"/>
    </style:style>
    <style:style style:name="gr98" style:family="graphic">
      <style:graphic-properties svg:stroke-color="#000000" draw:fill="solid" draw:fill-color="#ffffff" draw:textarea-horizontal-align="justify" draw:textarea-vertical-align="middle" draw:auto-grow-height="false" fo:min-height="35.66pt" fo:min-width="82.49pt" style:run-through="foreground"/>
    </style:style>
    <style:style style:name="gr99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6pt" fo:min-width="88.44pt" style:run-through="foreground"/>
    </style:style>
    <style:style style:name="gr100" style:family="graphic">
      <style:graphic-properties svg:stroke-color="#000000" draw:fill="solid" draw:fill-color="#ffffff" draw:textarea-horizontal-align="justify" draw:textarea-vertical-align="middle" draw:auto-grow-height="false" fo:min-height="45.5pt" fo:min-width="139.66pt" style:run-through="foreground"/>
    </style:style>
    <style:style style:name="gr101" style:family="graphic">
      <style:graphic-properties draw:stroke="none" svg:stroke-color="#000000" draw:marker-end="Arrow" draw:fill="none" draw:fill-color="#ffffff" fo:min-height="10.8pt" style:run-through="foreground"/>
    </style:style>
    <style:style style:name="gr102" style:family="graphic">
      <style:graphic-properties svg:stroke-color="#000000" draw:fill="solid" draw:fill-color="#ffffff" draw:textarea-horizontal-align="justify" draw:textarea-vertical-align="middle" draw:auto-grow-height="false" fo:min-height="55.59pt" fo:min-width="139.66pt" style:run-through="foreground"/>
    </style:style>
    <style:style style:name="gr103" style:family="graphic">
      <style:graphic-properties draw:stroke="none" svg:stroke-color="#000000" draw:marker-end="Arrow" draw:fill="none" draw:fill-color="#ffffff" fo:min-height="13.21pt" style:run-through="foreground"/>
    </style:style>
    <style:style style:name="gr104" style:family="graphic">
      <style:graphic-properties svg:stroke-color="#000000" draw:fill="solid" draw:fill-color="#ffffff" draw:textarea-horizontal-align="justify" draw:textarea-vertical-align="middle" draw:auto-grow-height="false" fo:min-height="70.5pt" fo:min-width="139.66pt" style:run-through="foreground"/>
    </style:style>
    <style:style style:name="gr105" style:family="graphic">
      <style:graphic-properties svg:stroke-color="#000000" draw:fill="solid" draw:fill-color="#ffffff" draw:textarea-horizontal-align="justify" draw:textarea-vertical-align="middle" draw:auto-grow-height="false" fo:min-height="34.04pt" fo:min-width="138.95pt" style:run-through="foreground"/>
    </style:style>
    <style:style style:name="gr106" style:family="graphic">
      <style:graphic-properties svg:stroke-color="#000000" draw:fill="solid" draw:fill-color="#ffffff" draw:textarea-horizontal-align="justify" draw:textarea-vertical-align="middle" draw:auto-grow-height="false" fo:min-height="35.6pt" fo:min-width="82.4pt" style:run-through="foreground"/>
    </style:style>
    <style:style style:name="gr107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69.4pt" style:run-through="foreground"/>
    </style:style>
    <style:style style:name="gr108" style:family="graphic">
      <style:graphic-properties svg:stroke-color="#000000" draw:marker-end="Arrow" draw:fill="solid" draw:fill-color="#ffffff" draw:textarea-horizontal-align="justify" draw:textarea-vertical-align="middle" draw:auto-grow-height="false" fo:min-height="41.1pt" fo:min-width="127.36pt" style:run-through="foreground"/>
    </style:style>
    <style:style style:name="gr109" style:family="graphic">
      <style:graphic-properties svg:stroke-color="#000000" draw:fill="solid" draw:fill-color="#ffffff" draw:textarea-horizontal-align="justify" draw:textarea-vertical-align="middle" draw:auto-grow-height="false" fo:min-height="35.55pt" fo:min-width="145.05pt" style:run-through="foreground"/>
    </style:style>
    <style:style style:name="gr110" style:family="graphic">
      <style:graphic-properties draw:stroke="none" svg:stroke-color="#000000" draw:fill="none" draw:fill-color="#ffffff" fo:min-height="27.04pt" style:run-through="foreground"/>
    </style:style>
    <style:style style:name="gr111" style:family="graphic">
      <style:graphic-properties svg:stroke-color="#000000" draw:fill="solid" draw:fill-color="#ffffff" draw:textarea-horizontal-align="justify" draw:textarea-vertical-align="middle" draw:auto-grow-height="false" fo:min-height="17.21pt" fo:min-width="81.24pt" style:run-through="foreground"/>
    </style:style>
    <style:style style:name="gr112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6pt" fo:min-width="144.99pt" style:run-through="foreground"/>
    </style:style>
    <style:style style:name="gr113" style:family="graphic">
      <style:graphic-properties svg:stroke-color="#000000" draw:fill="solid" draw:fill-color="#ffffff" draw:textarea-horizontal-align="justify" draw:textarea-vertical-align="middle" draw:auto-grow-height="false" fo:min-height="40.59pt" fo:min-width="170.59pt" style:run-through="foreground"/>
    </style:style>
    <style:style style:name="gr114" style:family="graphic">
      <style:graphic-properties draw:stroke="none" svg:stroke-color="#000000" draw:fill="none" draw:fill-color="#ffffff" fo:min-height="58.34pt" style:run-through="foreground"/>
    </style:style>
    <style:style style:name="gr115" style:family="graphic">
      <style:graphic-properties svg:stroke-color="#000000" draw:fill="solid" draw:fill-color="#ffffff" draw:textarea-horizontal-align="justify" draw:textarea-vertical-align="middle" draw:auto-grow-height="false" fo:min-height="17.21pt" fo:min-width="93.15pt" style:run-through="foreground"/>
    </style:style>
    <style:style style:name="gr116" style:family="graphic">
      <style:graphic-properties svg:stroke-color="#000000" draw:fill="solid" draw:fill-color="#ffffff" draw:textarea-horizontal-align="justify" draw:textarea-vertical-align="middle" draw:auto-grow-height="false" fo:min-height="49.29pt" fo:min-width="170.59pt" style:run-through="foreground"/>
    </style:style>
    <style:style style:name="gr117" style:family="graphic">
      <style:graphic-properties draw:stroke="none" svg:stroke-color="#000000" draw:fill="none" draw:fill-color="#ffffff" fo:min-height="76.05pt" style:run-through="foreground"/>
    </style:style>
    <style:style style:name="gr118" style:family="graphic">
      <style:graphic-properties draw:stroke="none" svg:stroke-color="#000000" draw:marker-end="Arrow" draw:fill="none" draw:fill-color="#ffffff" fo:min-height="257.41pt" style:run-through="foreground" style:vertical-pos="from-top" style:vertical-rel="page" style:horizontal-pos="from-left" style:horizontal-rel="paragraph"/>
    </style:style>
    <style:style style:name="gr119" style:family="graphic">
      <style:graphic-properties svg:stroke-color="#000000" draw:marker-end="Arrow" draw:marker-end-width="5.64pt" draw:fill="solid" draw:fill-color="#ffffff" draw:textarea-horizontal-align="center" draw:textarea-vertical-align="middle" style:run-through="foreground" style:vertical-pos="from-top" style:vertical-rel="page" style:horizontal-pos="from-left" style:horizontal-rel="paragraph"/>
    </style:style>
    <style:style style:name="gr120" style:family="graphic">
      <style:graphic-properties svg:stroke-color="#000000" draw:fill="solid" draw:fill-color="#ffffff" draw:textarea-horizontal-align="center" draw:textarea-vertical-align="middle" style:run-through="foreground" style:vertical-pos="from-top" style:vertical-rel="page" style:horizontal-pos="from-left" style:horizontal-rel="paragraph"/>
    </style:style>
    <style:style style:name="gr121" style:family="graphic">
      <style:graphic-properties svg:stroke-color="#000000" draw:fill="solid" draw:fill-color="#ffffff" draw:textarea-horizontal-align="justify" draw:textarea-vertical-align="middle" draw:auto-grow-height="false" fo:min-height="20.04pt" fo:min-width="19.36pt" style:run-through="foreground" style:vertical-pos="from-top" style:vertical-rel="page" style:horizontal-pos="from-left" style:horizontal-rel="paragraph"/>
    </style:style>
    <style:style style:name="gr122" style:family="graphic">
      <style:graphic-properties style:run-through="foreground" style:vertical-pos="from-top" style:vertical-rel="page" style:horizontal-pos="from-left" style:horizontal-rel="paragraph"/>
    </style:style>
    <style:style style:name="gr123" style:family="graphic">
      <style:graphic-properties svg:stroke-color="#000000" draw:marker-end="Arrow" draw:fill="solid" draw:fill-color="#ffffff" draw:textarea-horizontal-align="justify" draw:textarea-vertical-align="middle" draw:auto-grow-height="false" fo:min-height="26.76pt" fo:min-width="169.4pt" style:run-through="foreground"/>
    </style:style>
    <style:style style:name="gr124" style:family="graphic">
      <style:graphic-properties svg:stroke-color="#000000" draw:marker-end="Arrow" draw:fill="solid" draw:fill-color="#ffffff" draw:textarea-horizontal-align="justify" draw:textarea-vertical-align="middle" draw:auto-grow-height="false" fo:min-height="26.65pt" fo:min-width="169.4pt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36" draw:z-index="35" draw:style-name="gr118" draw:text-style-name="P39" svg:width="180.68pt" svg:height="257.41pt" svg:x="56.69pt" svg:y="63.95pt">
        <draw:text-box>
          <text:p><text:span text:style-name="T10">Fig21</text:span></text:p>
          <text:p><text:span text:style-name="T10">関数名：</text:span><text:span text:style-name="T10">outputTagTable</text:span></text:p>
          <text:p text:style-name="P77"><text:span text:style-name="T10">概要：</text:span><text:span text:style-name="T10">JSON</text:span><text:span text:style-name="T10">配列からテーブルを作り、画面に追加する</text:span></text:p>
          <text:p text:style-name="P36"><text:span text:style-name="T10">引数 <text:s/></text:span><text:span text:style-name="T10">:String key:JSON</text:span><text:span text:style-name="T10">配列を格納していキー</text:span></text:p>
          <text:p text:style-name="P36"><text:span text:style-name="T10">　　　　</text:span><text:span text:style-name="T10">:String domNodeName:</text:span><text:span text:style-name="T10">テーブルのクラス名</text:span></text:p>
          <text:p text:style-name="P36"><text:span text:style-name="T10">　　　　</text:span><text:span text:style-name="T10">String appendTo:</text:span><text:span text:style-name="T10">作成したテーブルの追加先</text:span></text:p>
          <text:p><text:span text:style-name="T10">戻り値：なし</text:span></text:p>
          <text:p><text:span text:style-name="T10">変数　</text:span><text:span text:style-name="T10">:Object headNodes:DOM</text:span><text:span text:style-name="T10">のキーと値をま　　　　　とめたオブジェクト</text:span></text:p>
          <text:p><text:span text:style-name="T10">　　　　</text:span><text:span text:style-name="T10">Element tag:</text:span><text:span text:style-name="T10">作成したテーブルの</text:span><text:span text:style-name="T10">DOM</text:span></text:p>
          <text:p><text:span text:style-name="T10">　　　　</text:span></text:p>
        </draw:text-box>
      </draw:frame>
      <draw:line text:anchor-type="page" text:anchor-page-number="36" draw:z-index="36" draw:style-name="gr119" draw:text-style-name="P25" svg:x1="343.5pt" svg:y1="85.1pt" svg:x2="343.5pt" svg:y2="113.39pt">
        <text:p/>
      </draw:line>
      <draw:line text:anchor-type="page" text:anchor-page-number="36" draw:z-index="37" draw:style-name="gr120" draw:text-style-name="P26" svg:x1="240.89pt" svg:y1="56.75pt" svg:x2="240.89pt" svg:y2="784.01pt">
        <text:p/>
      </draw:line>
      <draw:custom-shape text:anchor-type="page" text:anchor-page-number="36" draw:z-index="38" draw:style-name="gr121" draw:text-style-name="P27" svg:width="27.38pt" svg:height="28.37pt" svg:x="329.9pt" svg:y="56.69pt">
        <text:p text:style-name="P26"><text:span text:style-name="T5">S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g text:anchor-type="page" text:anchor-page-number="36" draw:z-index="39" draw:style-name="gr122">
        <draw:g draw:style-name="gr7">
          <draw:custom-shape draw:style-name="gr100" draw:text-style-name="P32" svg:width="182.58pt" svg:height="45.47pt" svg:x="250.84pt" svg:y="112.76pt">
            <text:p text:style-name="P26"><text:span text:style-name="T10">var headNodes = </text:span></text:p>
            <text:p text:style-name="P26"><text:span text:style-name="T10">this.readyCreateTag</text:span></text:p>
            <text:p text:style-name="P26"><text:span text:style-name="T10">(key, domNodeName);</text:span></text:p>
            <text:p text:style-name="P26"><text:span text:style-name="T10"/></text:p>
            <text:p text:style-name="P26"><text:span text:style-name="T10">ダイアログの本体を作る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line draw:style-name="gr16" draw:text-style-name="P26" svg:x1="271.9pt" svg:y1="141.45pt" svg:x2="411.51pt" svg:y2="141.45pt">
            <text:p/>
          </draw:line>
          <draw:frame draw:style-name="gr101" draw:text-style-name="P34" svg:width="28.63pt" svg:height="10.83pt" svg:x="406.18pt" svg:y="161.26pt">
            <draw:text-box>
              <text:p><text:span text:style-name="T9">fig3</text:span></text:p>
            </draw:text-box>
          </draw:frame>
        </draw:g>
        <draw:line draw:style-name="gr3" draw:text-style-name="P25" svg:x1="342.79pt" svg:y1="158.2pt" svg:x2="342.79pt" svg:y2="176.46pt">
          <text:p/>
        </draw:line>
      </draw:g>
      <draw:g text:anchor-type="page" text:anchor-page-number="36" draw:z-index="40" draw:style-name="gr122">
        <draw:g draw:style-name="gr7">
          <draw:custom-shape draw:style-name="gr100" draw:text-style-name="P32" svg:width="182.58pt" svg:height="45.47pt" svg:x="250.84pt" svg:y="176.46pt">
            <text:p text:style-name="P26"><text:span text:style-name="T10">outputTag()</text:span></text:p>
            <text:p text:style-name="P26"><text:span text:style-name="T10"/></text:p>
            <text:p text:style-name="P26"><text:span text:style-name="T10">予約日時の領域を作る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line draw:style-name="gr16" draw:text-style-name="P26" svg:x1="271.9pt" svg:y1="197.43pt" svg:x2="411.51pt" svg:y2="197.43pt">
            <text:p/>
          </draw:line>
          <draw:frame draw:style-name="gr101" draw:text-style-name="P34" svg:width="28.63pt" svg:height="10.83pt" svg:x="406.18pt" svg:y="224.96pt">
            <draw:text-box>
              <text:p><text:span text:style-name="T9">fig3</text:span></text:p>
            </draw:text-box>
          </draw:frame>
        </draw:g>
        <draw:line draw:style-name="gr3" draw:text-style-name="P25" svg:x1="342.79pt" svg:y1="221.9pt" svg:x2="342.79pt" svg:y2="240.15pt">
          <text:p/>
        </draw:line>
      </draw:g>
      <draw:g text:anchor-type="page" text:anchor-page-number="36" draw:z-index="41" draw:style-name="gr122">
        <draw:g draw:style-name="gr7">
          <draw:custom-shape draw:style-name="gr100" draw:text-style-name="P32" svg:width="182.58pt" svg:height="45.47pt" svg:x="250.84pt" svg:y="240.09pt">
            <text:p text:style-name="P26"><text:span text:style-name="T10">outputTag()</text:span></text:p>
            <text:p text:style-name="P26"><text:span text:style-name="T10"/></text:p>
            <text:p text:style-name="P26"><text:span text:style-name="T10">軽い説明の領域を作る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line draw:style-name="gr16" draw:text-style-name="P26" svg:x1="271.9pt" svg:y1="261.07pt" svg:x2="411.51pt" svg:y2="261.07pt">
            <text:p/>
          </draw:line>
          <draw:frame draw:style-name="gr101" draw:text-style-name="P34" svg:width="28.63pt" svg:height="10.83pt" svg:x="406.18pt" svg:y="288.6pt">
            <draw:text-box>
              <text:p><text:span text:style-name="T9">fig3</text:span></text:p>
            </draw:text-box>
          </draw:frame>
        </draw:g>
        <draw:line draw:style-name="gr3" draw:text-style-name="P25" svg:x1="342.79pt" svg:y1="285.51pt" svg:x2="342.79pt" svg:y2="303.76pt">
          <text:p/>
        </draw:line>
      </draw:g>
      <draw:g text:anchor-type="page" text:anchor-page-number="36" draw:z-index="42" draw:style-name="gr122">
        <draw:g draw:style-name="gr7">
          <draw:custom-shape draw:style-name="gr100" draw:text-style-name="P32" svg:width="182.58pt" svg:height="45.47pt" svg:x="250.84pt" svg:y="303.76pt">
            <text:p text:style-name="P26"><text:span text:style-name="T10">outputTag()</text:span></text:p>
            <text:p text:style-name="P26"><text:span text:style-name="T10"/></text:p>
            <text:p text:style-name="P26"><text:span text:style-name="T10">作品選択のラジオボタンを作る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line draw:style-name="gr16" draw:text-style-name="P26" svg:x1="271.9pt" svg:y1="324.68pt" svg:x2="411.51pt" svg:y2="324.68pt">
            <text:p/>
          </draw:line>
          <draw:frame draw:style-name="gr101" draw:text-style-name="P34" svg:width="28.63pt" svg:height="10.83pt" svg:x="406.18pt" svg:y="352.26pt">
            <draw:text-box>
              <text:p><text:span text:style-name="T9">fig3</text:span></text:p>
            </draw:text-box>
          </draw:frame>
        </draw:g>
        <draw:line draw:style-name="gr3" draw:text-style-name="P25" svg:x1="342.79pt" svg:y1="349.2pt" svg:x2="342.79pt" svg:y2="367.46pt">
          <text:p/>
        </draw:line>
      </draw:g>
      <draw:g text:anchor-type="page" text:anchor-page-number="36" draw:z-index="43" draw:style-name="gr122">
        <draw:g draw:style-name="gr7">
          <draw:custom-shape draw:style-name="gr100" draw:text-style-name="P32" svg:width="182.58pt" svg:height="45.47pt" svg:x="250.84pt" svg:y="367.46pt">
            <text:p text:style-name="P26"><text:span text:style-name="T10">outputTag()</text:span></text:p>
            <text:p text:style-name="P26"><text:span text:style-name="T10"/></text:p>
            <text:p text:style-name="P26"><text:span text:style-name="T10">予約希望の時限を選択する</text:span></text:p>
            <text:p text:style-name="P26"><text:span text:style-name="T10">チェックボックスを作る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line draw:style-name="gr16" draw:text-style-name="P26" svg:x1="271.9pt" svg:y1="388.43pt" svg:x2="411.51pt" svg:y2="388.43pt">
            <text:p/>
          </draw:line>
          <draw:frame draw:style-name="gr101" draw:text-style-name="P34" svg:width="28.63pt" svg:height="10.83pt" svg:x="406.18pt" svg:y="415.96pt">
            <draw:text-box>
              <text:p><text:span text:style-name="T9">fig3</text:span></text:p>
            </draw:text-box>
          </draw:frame>
        </draw:g>
        <draw:line draw:style-name="gr3" draw:text-style-name="P25" svg:x1="342.79pt" svg:y1="412.89pt" svg:x2="342.79pt" svg:y2="431.15pt">
          <text:p/>
        </draw:line>
      </draw:g>
      <draw:g text:anchor-type="page" text:anchor-page-number="36" draw:z-index="44" draw:style-name="gr122">
        <draw:g draw:style-name="gr7">
          <draw:custom-shape draw:style-name="gr100" draw:text-style-name="P32" svg:width="182.58pt" svg:height="45.47pt" svg:x="250.84pt" svg:y="431.09pt">
            <text:p text:style-name="P26"><text:span text:style-name="T10">outputTag()</text:span></text:p>
            <text:p text:style-name="P26"><text:span text:style-name="T10"/></text:p>
            <text:p text:style-name="P26"><text:span text:style-name="T10">予備希望情報のチェックボックス</text:span></text:p>
            <text:p text:style-name="P26"><text:span text:style-name="T10">を作る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line draw:style-name="gr16" draw:text-style-name="P26" svg:x1="271.9pt" svg:y1="452.07pt" svg:x2="411.51pt" svg:y2="452.07pt">
            <text:p/>
          </draw:line>
          <draw:frame draw:style-name="gr101" draw:text-style-name="P34" svg:width="28.63pt" svg:height="10.83pt" svg:x="406.18pt" svg:y="479.59pt">
            <draw:text-box>
              <text:p><text:span text:style-name="T9">fig3</text:span></text:p>
            </draw:text-box>
          </draw:frame>
        </draw:g>
        <draw:line draw:style-name="gr3" draw:text-style-name="P25" svg:x1="342.79pt" svg:y1="476.5pt" svg:x2="342.79pt" svg:y2="494.76pt">
          <text:p/>
        </draw:line>
      </draw:g>
      <draw:g text:anchor-type="page" text:anchor-page-number="36" draw:z-index="45" draw:style-name="gr122">
        <draw:g draw:style-name="gr7">
          <draw:custom-shape draw:style-name="gr100" draw:text-style-name="P32" svg:width="182.58pt" svg:height="45.47pt" svg:x="250.84pt" svg:y="494.79pt">
            <text:p text:style-name="P26"><text:span text:style-name="T10">outputTag()</text:span></text:p>
            <text:p text:style-name="P26"><text:span text:style-name="T10"/></text:p>
            <text:p text:style-name="P26"><text:span text:style-name="T10">個人情報入力部分を作る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line draw:style-name="gr16" draw:text-style-name="P26" svg:x1="271.9pt" svg:y1="515.71pt" svg:x2="411.51pt" svg:y2="515.71pt">
            <text:p/>
          </draw:line>
          <draw:frame draw:style-name="gr101" draw:text-style-name="P34" svg:width="28.63pt" svg:height="10.83pt" svg:x="406.18pt" svg:y="543.29pt">
            <draw:text-box>
              <text:p><text:span text:style-name="T9">fig3</text:span></text:p>
            </draw:text-box>
          </draw:frame>
        </draw:g>
        <draw:line draw:style-name="gr3" draw:text-style-name="P25" svg:x1="342.79pt" svg:y1="540.23pt" svg:x2="342.79pt" svg:y2="558.48pt">
          <text:p/>
        </draw:line>
      </draw:g>
      <draw:g text:anchor-type="page" text:anchor-page-number="36" draw:z-index="46" draw:style-name="gr122">
        <draw:g draw:style-name="gr7">
          <draw:custom-shape draw:style-name="gr100" draw:text-style-name="P32" svg:width="182.58pt" svg:height="45.47pt" svg:x="250.84pt" svg:y="558.51pt">
            <text:p text:style-name="P26"><text:span text:style-name="T10">outputTag()</text:span></text:p>
            <text:p text:style-name="P26"><text:span text:style-name="T10"/></text:p>
            <text:p text:style-name="P26"><text:span text:style-name="T10">メールのタイトルを設定する値が</text:span></text:p>
            <text:p text:style-name="P26"><text:span text:style-name="T10">格納された隠しフォームを作る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line draw:style-name="gr16" draw:text-style-name="P26" svg:x1="271.9pt" svg:y1="579.43pt" svg:x2="411.51pt" svg:y2="579.43pt">
            <text:p/>
          </draw:line>
          <draw:frame draw:style-name="gr101" draw:text-style-name="P34" svg:width="28.63pt" svg:height="10.83pt" svg:x="406.18pt" svg:y="607.01pt">
            <draw:text-box>
              <text:p><text:span text:style-name="T9">fig3</text:span></text:p>
            </draw:text-box>
          </draw:frame>
        </draw:g>
        <draw:line draw:style-name="gr3" draw:text-style-name="P25" svg:x1="342.79pt" svg:y1="603.95pt" svg:x2="342.79pt" svg:y2="622.2pt">
          <text:p/>
        </draw:line>
      </draw:g>
      <draw:custom-shape text:anchor-type="page" text:anchor-page-number="36" draw:z-index="47" draw:style-name="gr121" draw:text-style-name="P27" svg:width="27.38pt" svg:height="28.37pt" svg:x="329.9pt" svg:y="622.09pt">
        <text:p text:style-name="P26"><text:span text:style-name="T5">E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text:anchor-type="page" text:anchor-page-number="35" draw:z-index="48" draw:style-name="gr118" draw:text-style-name="P39" svg:width="180.68pt" svg:height="257.41pt" svg:x="56.69pt" svg:y="63.95pt">
        <draw:text-box>
          <text:p><text:span text:style-name="T10">Fig21</text:span></text:p>
          <text:p><text:span text:style-name="T10">関数名：</text:span><text:span text:style-name="T10">readyCreateTag</text:span></text:p>
          <text:p text:style-name="P77"><text:span text:style-name="T10">概要：</text:span><text:span text:style-name="T10">JSON</text:span><text:span text:style-name="T10">、</text:span><text:span text:style-name="T10">DOM</text:span><text:span text:style-name="T10">のトップノードを引数で指定して返す</text:span></text:p>
          <text:p text:style-name="P36"><text:span text:style-name="T10">引数 <text:s/></text:span><text:span text:style-name="T10">:String key:JSON</text:span><text:span text:style-name="T10">のキーを指定する文字列</text:span></text:p>
          <text:p text:style-name="P36"><text:span text:style-name="T10">　　　　</text:span><text:span text:style-name="T10">:String domNodeName:DOM</text:span><text:span text:style-name="T10">の先頭のノードのクラス名</text:span></text:p>
          <text:p text:style-name="P36"><text:span text:style-name="T10">戻り値：</text:span><text:span text:style-name="T10">Object:JSON</text:span><text:span text:style-name="T10">、</text:span><text:span text:style-name="T10">DOM</text:span><text:span text:style-name="T10">のトップのノードをオブジェクトにまとめて返す</text:span></text:p>
          <text:p><text:span text:style-name="T10"/></text:p>
        </draw:text-box>
      </draw:frame>
      <draw:line text:anchor-type="page" text:anchor-page-number="35" draw:z-index="49" draw:style-name="gr119" draw:text-style-name="P25" svg:x1="343.5pt" svg:y1="85.1pt" svg:x2="343.5pt" svg:y2="113.39pt">
        <text:p/>
      </draw:line>
      <draw:line text:anchor-type="page" text:anchor-page-number="35" draw:z-index="50" draw:style-name="gr120" draw:text-style-name="P26" svg:x1="240.89pt" svg:y1="56.75pt" svg:x2="240.89pt" svg:y2="784.01pt">
        <text:p/>
      </draw:line>
      <draw:custom-shape text:anchor-type="page" text:anchor-page-number="35" draw:z-index="51" draw:style-name="gr121" draw:text-style-name="P27" svg:width="27.38pt" svg:height="28.37pt" svg:x="329.9pt" svg:y="56.69pt">
        <text:p text:style-name="P26"><text:span text:style-name="T5">S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35" draw:z-index="52" draw:style-name="gr121" draw:text-style-name="P27" svg:width="27.38pt" svg:height="28.37pt" svg:x="329.9pt" svg:y="274.76pt">
        <text:p text:style-name="P26"><text:span text:style-name="T5">E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g text:anchor-type="page" text:anchor-page-number="35" draw:z-index="53" draw:style-name="gr122">
        <draw:custom-shape draw:style-name="gr123" draw:text-style-name="P78" svg:width="169.43pt" svg:height="26.76pt" svg:x="256.65pt" svg:y="112.56pt">
          <text:p text:style-name="P26"><text:span text:style-name="T15">domNodeName =</text:span></text:p>
          <text:p text:style-name="P26"><text:span text:style-name="T10"><text:s/></text:span><text:span text:style-name="T10">domNodeName === undefined ?</text:span></text:p>
          <text:p text:style-name="P26"><text:span text:style-name="T10"><text:s/></text:span><text:span text:style-name="T10">key : domNodeName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4" draw:text-style-name="P79" svg:width="169.43pt" svg:height="26.67pt" svg:x="256.65pt" svg:y="139.32pt">
          <text:p text:style-name="P26"><text:span text:style-name="T15">domNodeName</text:span><text:span text:style-name="T15">が入力されていな</text:span></text:p>
          <text:p text:style-name="P26"><text:span text:style-name="T10">ければ、</text:span><text:span text:style-name="T10">key</text:span><text:span text:style-name="T10">と同じ文字列を使う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g>
      <draw:line text:anchor-type="page" text:anchor-page-number="35" draw:z-index="54" draw:style-name="gr119" draw:text-style-name="P25" svg:x1="344.35pt" svg:y1="165.94pt" svg:x2="344.35pt" svg:y2="194.23pt">
        <text:p/>
      </draw:line>
      <draw:g text:anchor-type="page" text:anchor-page-number="35" draw:z-index="55" draw:style-name="gr122">
        <draw:custom-shape draw:style-name="gr123" draw:text-style-name="P78" svg:width="169.43pt" svg:height="26.76pt" svg:x="256.65pt" svg:y="192.56pt">
          <text:p text:style-name="P26"><text:span text:style-name="T15">return</text:span></text:p>
          <text:p text:style-name="P26"><text:span text:style-name="T15"><text:s/></text:span><text:span text:style-name="T15">{json:this.getMapNode(key),</text:span></text:p>
          <text:p text:style-name="P26"><text:span text:style-name="T15"><text:s/></text:span><text:span text:style-name="T15">dom:this.getDomNode(domNodeName)}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4" draw:text-style-name="P79" svg:width="169.43pt" svg:height="26.67pt" svg:x="256.65pt" svg:y="219.32pt">
          <text:p text:style-name="P26"><text:span text:style-name="T15">JSON</text:span><text:span text:style-name="T15">と</text:span><text:span text:style-name="T15">DOM</text:span><text:span text:style-name="T15">のトップノードを</text:span></text:p>
          <text:p text:style-name="P26"><text:span text:style-name="T15">オブジェクトにまとめて返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g>
      <draw:line text:anchor-type="page" text:anchor-page-number="35" draw:z-index="56" draw:style-name="gr119" draw:text-style-name="P25" svg:x1="344.35pt" svg:y1="245.96pt" svg:x2="344.35pt" svg:y2="274.25pt">
        <text:p/>
      </draw:line>
      <text:p text:style-name="P17"/>
      <text:p text:style-name="P16"/>
      <text:p text:style-name="P13"/>
      <text:p text:style-name="P13"/>
      <text:p text:style-name="P13"/>
      <text:p text:style-name="P13"/>
      <text:p text:style-name="P18">ボルグシステム</text:p>
      <text:p text:style-name="P19"><text:span text:style-name="T3">createTag.js</text:span></text:p>
      <text:p text:style-name="P19"><text:span text:style-name="T3">フローチャート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株式会社デジタルデザインシンク</text:p>
      <text:p text:style-name="P20"/>
      <text:p text:style-name="P21"/>
      <text:p text:style-name="P22"><text:span text:style-name="T2"><draw:g text:anchor-type="as-char" draw:z-index="1" draw:style-name="gr17"><draw:line draw:style-name="gr18" draw:text-style-name="P26" svg:x1="184.82pt" svg:y1="-0.03pt" svg:x2="184.82pt" svg:y2="731.31pt"><text:p/></draw:line><draw:frame draw:style-name="gr19" draw:text-style-name="P39" svg:width="178.33pt" svg:height="348.21pt" svg:x="0pt" svg:y="5.05pt"><draw:text-box><text:p><text:span text:style-name="T10">Fig1</text:span></text:p><text:p><text:span text:style-name="T10">関数名：</text:span><text:span text:style-name="T10">getJsonFile</text:span></text:p><text:p text:style-name="P35"><text:span text:style-name="T10">概要：</text:span><text:span text:style-name="T10">JSON</text:span><text:span text:style-name="T10">ファイルを取得して返す。</text:span></text:p><text:p text:style-name="P36"><text:span text:style-name="T10">引数：</text:span><text:span text:style-name="T10">String jsonPath:JSON</text:span><text:span text:style-name="T10">を要求する先。</text:span></text:p><text:p text:style-name="P37"><text:span text:style-name="T10">:Object map:</text:span><text:span text:style-name="T10">サーバへ渡す値の連想配列。</text:span></text:p><text:p><text:span text:style-name="T10">戻り値：なし</text:span></text:p><text:p><text:span text:style-name="T10"/></text:p><text:p text:style-name="P38"><text:span text:style-name="T10">変数</text:span><text:span text:style-name="T10">:var tmp:</text:span><text:span text:style-name="T10">一時的に取得した</text:span><text:span text:style-name="T10">JSON</text:span><text:span text:style-name="T10">の連想配列を格納する</text:span><text:span text:style-name="T10"><text:tab/></text:span><text:span text:style-name="T10">変数。</text:span></text:p><text:p text:style-name="P37"><text:span text:style-name="T10">this.json:createTag</text:span><text:span text:style-name="T10">クラスのメンバ。取得した</text:span><text:span text:style-name="T10">JSON</text:span><text:span text:style-name="T10">の連想配列を格納する。</text:span></text:p></draw:text-box></draw:frame><draw:custom-shape draw:style-name="gr20" draw:text-style-name="P27" svg:width="28.89pt" svg:height="28.32pt" svg:x="264.9pt" svg:y="17.46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6" svg:x1="280.8pt" svg:y1="42.55pt" svg:x2="280.8pt" svg:y2="63.5pt"><text:p/></draw:line><draw:custom-shape draw:style-name="gr21" draw:text-style-name="P27" svg:width="27.07pt" svg:height="23.53pt" svg:x="266.14pt" svg:y="701.46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32" svg:width="142.72pt" svg:height="52.72pt" svg:x="209.34pt" svg:y="63.5pt"><text:p text:style-name="P26"><text:span text:style-name="T10">一時的に値を保存する変数</text:span><text:span text:style-name="T10">tmp</text:span></text:p><text:p text:style-name="P26"><text:span text:style-name="T10">を宣言する。</text:span></text:p><text:p text:style-name="P26"><text:span text:style-name="T10">var tmp;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6" svg:x1="280.8pt" svg:y1="116.19pt" svg:x2="280.8pt" svg:y2="146.49pt"><text:p/></draw:line><draw:line draw:style-name="gr3" draw:text-style-name="P26" svg:x1="282.27pt" svg:y1="184pt" svg:x2="282.27pt" svg:y2="225.35pt"><text:p/></draw:line><draw:line draw:style-name="gr3" draw:text-style-name="P26" svg:x1="280.35pt" svg:y1="380.01pt" svg:x2="280.35pt" svg:y2="414.11pt"><text:p/></draw:line><draw:custom-shape draw:style-name="gr22" draw:text-style-name="P32" svg:width="142.72pt" svg:height="52.72pt" svg:x="209.34pt" svg:y="145.76pt"><text:p text:style-name="P26"><text:span text:style-name="T10">map</text:span><text:span text:style-name="T10">に何も入力されていな</text:span></text:p><text:p text:style-name="P26"><text:span text:style-name="T10">ければ、</text:span><text:span text:style-name="T10">map</text:span><text:span text:style-name="T10">に空の連想配列</text:span></text:p><text:p text:style-name="P26"><text:span text:style-name="T10">を代入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3" draw:text-style-name="P40" svg:width="175.41pt" svg:height="71.18pt" svg:x="191.91pt" svg:y="308.81pt"><text:p text:style-name="P26"><text:span text:style-name="T11">JSON</text:span><text:span text:style-name="T11">の取得に成功した。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24" svg:width="17.06pt" svg:height="17.77pt" svg:x="322.81pt" svg:y="379.5pt"><draw:text-box><text:p>Y</text:p></draw:text-box></draw:frame><draw:frame draw:style-name="gr24" svg:width="17.06pt" svg:height="17.77pt" svg:x="394.16pt" svg:y="315.89pt"><draw:text-box><text:p>N</text:p></draw:text-box></draw:frame><draw:custom-shape draw:style-name="gr22" draw:text-style-name="P32" svg:width="142.72pt" svg:height="52.72pt" svg:x="209.34pt" svg:y="224.25pt"><text:p text:style-name="P26"><text:span text:style-name="T10">Ajax</text:span><text:span text:style-name="T10">通信で</text:span><text:span text:style-name="T10">json</text:span><text:span text:style-name="T10">データ</text:span></text:p><text:p text:style-name="P26"><text:span text:style-name="T10">を取得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6" svg:x1="282.25pt" svg:y1="276.94pt" svg:x2="282.25pt" svg:y2="312.35pt"><text:p/></draw:line><draw:custom-shape draw:style-name="gr22" draw:text-style-name="P32" svg:width="142.72pt" svg:height="52.72pt" svg:x="209.34pt" svg:y="411.39pt"><text:p text:style-name="P26"><text:span text:style-name="T10">取得した</text:span><text:span text:style-name="T10">JSON</text:span><text:span text:style-name="T10">の連想配列を</text:span></text:p><text:p text:style-name="P26"><text:span text:style-name="T10">tmp</text:span><text:span text:style-name="T10">に一時保存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6" svg:x1="280.35pt" svg:y1="462.19pt" svg:x2="280.35pt" svg:y2="503.35pt"><text:p/></draw:line><draw:custom-shape draw:style-name="gr25" draw:text-style-name="P41" svg:width="103.83pt" svg:height="52.72pt" svg:x="365.24pt" svg:y="411.39pt"><text:p text:style-name="P26"><text:span text:style-name="T12">エラーのダイアログ</text:span></text:p><text:p text:style-name="P26"><text:span text:style-name="T12">を出す。</text:span></text:p><draw:enhanced-geometry svg:viewBox="0 0 21600 21600" draw:glue-points="10800 0 0 10800 10800 21600 21600 10800" draw:type="flowchart-process" draw:enhanced-path="M 0 0 L 21600 0 21600 21600 0 21600 0 0 Z N"/></draw:custom-shape><draw:polyline draw:style-name="gr10" draw:text-style-name="P26" svg:width="54.51pt" svg:height="67.18pt" svg:x="367.31pt" svg:y="344.24pt" svg:viewBox="0 0 1924 2371" draw:points="0,0 1924,0 1924,2371"><text:p/></draw:polyline><draw:polyline draw:style-name="gr10" draw:text-style-name="P26" svg:width="15.62pt" svg:height="141.48pt" draw:transform="rotate (-1.5707963267949) translate (421.850000000001pt 462.933070866143pt)" svg:viewBox="0 0 552 4992" draw:points="0,0 552,0 552,4992"><text:p/></draw:polyline><draw:custom-shape draw:style-name="gr23" draw:text-style-name="P42" svg:width="175.41pt" svg:height="71.18pt" svg:x="191.91pt" svg:y="502.95pt"><text:p text:style-name="P26"><text:span text:style-name="T13">this.json</text:span><text:span text:style-name="T13">が空であれば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6" svg:x1="280.35pt" svg:y1="574.1pt" svg:x2="280.35pt" svg:y2="608.2pt"><text:p/></draw:line><draw:frame draw:style-name="gr24" svg:width="17.06pt" svg:height="17.77pt" svg:x="323.4pt" svg:y="566.9pt"><draw:text-box><text:p>Y</text:p></draw:text-box></draw:frame><draw:polyline draw:style-name="gr10" draw:text-style-name="P26" svg:width="54.51pt" svg:height="67.18pt" svg:x="367.31pt" svg:y="538.75pt" svg:viewBox="0 0 1924 2371" draw:points="0,0 1924,0 1924,2371"><text:p/></draw:polyline><draw:custom-shape draw:style-name="gr22" draw:text-style-name="P32" svg:width="142.72pt" svg:height="52.72pt" svg:x="209.34pt" svg:y="606.3pt"><text:p text:style-name="P26"><text:span text:style-name="T10">this.json</text:span><text:span text:style-name="T10">に</text:span><text:span text:style-name="T10">tmp</text:span><text:span text:style-name="T10">の連想配列</text:span></text:p><text:p text:style-name="P26"><text:span text:style-name="T10">を格納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5" draw:text-style-name="P32" svg:width="103.83pt" svg:height="52.72pt" svg:x="365.24pt" svg:y="606.3pt"><text:p text:style-name="P26"><text:span text:style-name="T10">this.json</text:span><text:span text:style-name="T10">と</text:span><text:span text:style-name="T10">tmp</text:span><text:span text:style-name="T10">の</text:span></text:p><text:p text:style-name="P26"><text:span text:style-name="T10">連想配列を連結する。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24" svg:width="17.06pt" svg:height="17.77pt" svg:x="393.56pt" svg:y="521.04pt"><draw:text-box><text:p>N</text:p></draw:text-box></draw:frame><draw:polyline draw:style-name="gr10" draw:text-style-name="P26" svg:width="15.56pt" svg:height="141.48pt" draw:transform="rotate (-1.5707963267949) translate (421.850000000001pt 658.983070866143pt)" svg:viewBox="0 0 550 4992" draw:points="0,0 550,0 550,4992"><text:p/></draw:polyline><draw:line draw:style-name="gr3" draw:text-style-name="P26" svg:x1="280.35pt" svg:y1="659pt" svg:x2="280.35pt" svg:y2="702.91pt"><text:p/></draw:line></draw:g></text:span></text:p>
      <text:p text:style-name="P10"><draw:g text:anchor-type="as-char" draw:z-index="2" draw:style-name="gr17"><draw:line draw:style-name="gr18" draw:text-style-name="P26" svg:x1="184.82pt" svg:y1="0.03pt" svg:x2="184.82pt" svg:y2="731.37pt"><text:p/></draw:line><draw:frame draw:style-name="gr19" draw:text-style-name="P39" svg:width="178.33pt" svg:height="348.21pt" svg:x="0pt" svg:y="5.1pt"><draw:text-box><text:p><text:span text:style-name="T10">Fig2</text:span></text:p><text:p><text:span text:style-name="T10">関数名：</text:span><text:span text:style-name="T10">getDomFile</text:span></text:p><text:p text:style-name="P43"><text:span text:style-name="T10">概要：テンプレートの</text:span><text:span text:style-name="T10">HTML</text:span><text:span text:style-name="T10">の</text:span><text:span text:style-name="T10">DOM</text:span><text:span text:style-name="T10">を取得して返す。</text:span></text:p><text:p text:style-name="P44"><text:span text:style-name="T10">引数：</text:span><text:span text:style-name="T10">String domPath:</text:span><text:span text:style-name="T10">テンプレートの</text:span><text:span text:style-name="T10">HTML</text:span><text:span text:style-name="T10">ファイルを要求する先。</text:span></text:p><text:p text:style-name="P37"><text:span text:style-name="T10">:Object map:</text:span><text:span text:style-name="T10">サーバへ渡す値の連想配列。</text:span></text:p><text:p><text:span text:style-name="T10">戻り値：なし</text:span></text:p><text:p><text:span text:style-name="T10"/></text:p><text:p text:style-name="P45"><text:span text:style-name="T10">変数</text:span><text:span text:style-name="T10">:var tmp:</text:span><text:span text:style-name="T10">一時的に取得した</text:span><text:span text:style-name="T10">DOM</text:span><text:span text:style-name="T10">要素を格納する</text:span><text:span text:style-name="T10"><text:tab/></text:span><text:span text:style-name="T10">変数。</text:span></text:p><text:p text:style-name="P37"><text:span text:style-name="T10">this.dom:createTag</text:span><text:span text:style-name="T10">クラスのメンバ。取得した</text:span><text:span text:style-name="T10">DOM</text:span><text:span text:style-name="T10">の要素を格納する。</text:span></text:p></draw:text-box></draw:frame><draw:custom-shape draw:style-name="gr26" draw:text-style-name="P27" svg:width="26.36pt" svg:height="22.37pt" svg:x="269.49pt" svg:y="22.34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6" svg:x1="280.8pt" svg:y1="42.6pt" svg:x2="280.8pt" svg:y2="63.55pt"><text:p/></draw:line><draw:custom-shape draw:style-name="gr27" draw:text-style-name="P46" svg:width="28.06pt" svg:height="28.37pt" svg:x="265.95pt" svg:y="621.24pt"><text:p text:style-name="P26"><text:span text:style-name="T14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32" svg:width="142.72pt" svg:height="52.72pt" svg:x="209.34pt" svg:y="63.55pt"><text:p text:style-name="P26"><text:span text:style-name="T10">一時的に値を保存する変数</text:span><text:span text:style-name="T10">tmp</text:span></text:p><text:p text:style-name="P26"><text:span text:style-name="T10">を宣言する。</text:span></text:p><text:p text:style-name="P26"><text:span text:style-name="T10">var tmp;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6" svg:x1="280.83pt" svg:y1="116.25pt" svg:x2="280.83pt" svg:y2="146.55pt"><text:p/></draw:line><draw:line draw:style-name="gr3" draw:text-style-name="P26" svg:x1="282.3pt" svg:y1="184.05pt" svg:x2="282.3pt" svg:y2="225.41pt"><text:p/></draw:line><draw:line draw:style-name="gr3" draw:text-style-name="P26" svg:x1="280.35pt" svg:y1="296.25pt" svg:x2="280.35pt" svg:y2="330.35pt"><text:p/></draw:line><draw:custom-shape draw:style-name="gr23" draw:text-style-name="P42" svg:width="175.41pt" svg:height="71.18pt" svg:x="191.91pt" svg:y="225.1pt"><text:p text:style-name="P26"><text:span text:style-name="T13">DOM</text:span><text:span text:style-name="T13">の取得に成功した。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24" svg:width="17.06pt" svg:height="17.77pt" svg:x="322.81pt" svg:y="295.8pt"><draw:text-box><text:p>Y</text:p></draw:text-box></draw:frame><draw:frame draw:style-name="gr24" svg:width="17.06pt" svg:height="17.77pt" svg:x="394.16pt" svg:y="232.21pt"><draw:text-box><text:p>N</text:p></draw:text-box></draw:frame><draw:custom-shape draw:style-name="gr22" draw:text-style-name="P32" svg:width="142.72pt" svg:height="52.72pt" svg:x="209.34pt" svg:y="143.74pt"><text:p text:style-name="P26"><text:span text:style-name="T10">Ajax</text:span><text:span text:style-name="T10">通信で</text:span><text:span text:style-name="T10">DOM</text:span></text:p><text:p text:style-name="P26"><text:span text:style-name="T10">を取得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2" draw:text-style-name="P32" svg:width="142.72pt" svg:height="52.72pt" svg:x="209.34pt" svg:y="327.71pt"><text:p text:style-name="P26"><text:span text:style-name="T10">取得した</text:span><text:span text:style-name="T10">DOM</text:span><text:span text:style-name="T10">の要素を</text:span></text:p><text:p text:style-name="P26"><text:span text:style-name="T10">tmp</text:span><text:span text:style-name="T10">に一時保存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6" svg:x1="280.35pt" svg:y1="378.48pt" svg:x2="280.35pt" svg:y2="419.64pt"><text:p/></draw:line><draw:custom-shape draw:style-name="gr25" draw:text-style-name="P41" svg:width="103.83pt" svg:height="52.72pt" svg:x="365.24pt" svg:y="327.71pt"><text:p text:style-name="P26"><text:span text:style-name="T12">エラーのダイアログ</text:span></text:p><text:p text:style-name="P26"><text:span text:style-name="T12">を出す。</text:span></text:p><draw:enhanced-geometry svg:viewBox="0 0 21600 21600" draw:glue-points="10800 0 0 10800 10800 21600 21600 10800" draw:type="flowchart-process" draw:enhanced-path="M 0 0 L 21600 0 21600 21600 0 21600 0 0 Z N"/></draw:custom-shape><draw:polyline draw:style-name="gr10" draw:text-style-name="P26" svg:width="54.51pt" svg:height="67.18pt" svg:x="367.31pt" svg:y="260.5pt" svg:viewBox="0 0 1924 2371" draw:points="0,0 1924,0 1924,2371"><text:p/></draw:polyline><draw:polyline draw:style-name="gr10" draw:text-style-name="P26" svg:width="15.62pt" svg:height="141.48pt" draw:transform="rotate (-1.5707963267949) translate (421.850000000001pt 379.245275590551pt)" svg:viewBox="0 0 552 4992" draw:points="0,0 552,0 552,4992"><text:p/></draw:polyline><draw:custom-shape draw:style-name="gr23" draw:text-style-name="P40" svg:width="175.41pt" svg:height="71.18pt" svg:x="191.91pt" svg:y="419.24pt"><text:p text:style-name="P26"><text:span text:style-name="T11">this.dom</text:span><text:span text:style-name="T11">が空であれば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6" svg:x1="280.35pt" svg:y1="490.39pt" svg:x2="280.35pt" svg:y2="524.49pt"><text:p/></draw:line><draw:frame draw:style-name="gr24" svg:width="17.06pt" svg:height="17.77pt" svg:x="323.4pt" svg:y="483.19pt"><draw:text-box><text:p>Y</text:p></draw:text-box></draw:frame><draw:polyline draw:style-name="gr10" draw:text-style-name="P26" svg:width="54.51pt" svg:height="67.18pt" svg:x="367.31pt" svg:y="455.05pt" svg:viewBox="0 0 1924 2371" draw:points="0,0 1924,0 1924,2371"><text:p/></draw:polyline><draw:custom-shape draw:style-name="gr22" draw:text-style-name="P32" svg:width="142.72pt" svg:height="52.72pt" svg:x="209.34pt" svg:y="522.6pt"><text:p text:style-name="P26"><text:span text:style-name="T10">this.dom</text:span><text:span text:style-name="T10">に</text:span><text:span text:style-name="T10">tmp</text:span><text:span text:style-name="T10">の</text:span><text:span text:style-name="T10">HTML</text:span><text:span text:style-name="T10">文字</text:span></text:p><text:p text:style-name="P26"><text:span text:style-name="T10">列を</text:span><text:span text:style-name="T10">jQuery</text:span><text:span text:style-name="T10">オブジェクトに</text:span></text:p><text:p text:style-name="P26"><text:span text:style-name="T10">変換して格納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5" draw:text-style-name="P32" svg:width="103.83pt" svg:height="52.72pt" svg:x="365.24pt" svg:y="522.6pt"><text:p text:style-name="P26"><text:span text:style-name="T10">this.dom</text:span><text:span text:style-name="T10">に</text:span><text:span text:style-name="T10">DOM</text:span><text:span text:style-name="T10">要素を</text:span></text:p><text:p text:style-name="P26"><text:span text:style-name="T10">追加する。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24" svg:width="17.06pt" svg:height="17.77pt" svg:x="393.56pt" svg:y="437.36pt"><draw:text-box><text:p>N</text:p></draw:text-box></draw:frame><draw:polyline draw:style-name="gr10" draw:text-style-name="P26" svg:width="15.56pt" svg:height="141.48pt" draw:transform="rotate (-1.5707963267949) translate (421.850000000001pt 575.323622047243pt)" svg:viewBox="0 0 550 4992" draw:points="0,0 550,0 550,4992"><text:p/></draw:polyline><draw:line draw:style-name="gr3" draw:text-style-name="P26" svg:x1="280.35pt" svg:y1="575.32pt" svg:x2="280.35pt" svg:y2="619.23pt"><text:p/></draw:line></draw:g></text:p>
      <text:p text:style-name="P11"><text:soft-page-break/><draw:g text:anchor-type="as-char" draw:z-index="3" draw:style-name="gr17"><draw:frame draw:style-name="gr28" draw:text-style-name="P39" svg:width="191.37pt" svg:height="265.01pt" svg:x="0pt" svg:y="6.8pt"><draw:text-box><text:p><text:span text:style-name="T10">Fig3</text:span></text:p><text:p><text:span text:style-name="T10">関数名：</text:span><text:span text:style-name="T10">outputTag</text:span></text:p><text:p text:style-name="P35"><text:span text:style-name="T10">概要：キーからパーツを作り配置する。</text:span></text:p><text:p text:style-name="P36"><text:span text:style-name="T10">引数：</text:span><text:span text:style-name="T10">String key:JSON</text:span><text:span text:style-name="T10">のキー。</text:span></text:p><text:p text:style-name="P37"><text:span text:style-name="T10">String domNodeName:HTML</text:span><text:span text:style-name="T10">のパーツ名。</text:span></text:p><text:p text:style-name="P37"><text:span text:style-name="T10">String appendTo:DOM</text:span><text:span text:style-name="T10">の追加先。</text:span></text:p><text:p><text:span text:style-name="T10">戻り値：なし</text:span></text:p><text:p><text:span text:style-name="T10"/></text:p><text:p text:style-name="P45"><text:span text:style-name="T10">変数</text:span><text:span text:style-name="T10">:var tag:</text:span><text:span text:style-name="T10">作成したタグを格納する変数。</text:span></text:p></draw:text-box></draw:frame><draw:line draw:style-name="gr3" draw:text-style-name="P25" svg:x1="293.1pt" svg:y1="31.35pt" svg:x2="293.1pt" svg:y2="49.01pt"><text:p/></draw:line><draw:custom-shape draw:style-name="gr29" draw:text-style-name="P48" svg:width="172.91pt" svg:height="32.63pt" svg:x="204.94pt" svg:y="48.56pt"><text:p text:style-name="P47"><text:span text:style-name="T15">domNodeName</text:span><text:span text:style-name="T15">が</text:span><text:span text:style-name="T15">undefined(</text:span><text:span text:style-name="T15">未入力</text:span><text:span text:style-name="T15">)</text:span><text:span text:style-name="T15">で</text:span></text:p><text:p text:style-name="P47"><text:span text:style-name="T15">あれば、キー名を</text:span><text:span text:style-name="T15">domNodeName</text:span><text:span text:style-name="T15">に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4" draw:text-style-name="P26" svg:x1="191.31pt" svg:y1="0pt" svg:x2="191.31pt" svg:y2="727.26pt"><text:p/></draw:line><draw:custom-shape draw:style-name="gr5" draw:text-style-name="P27" svg:width="27.38pt" svg:height="28.37pt" svg:x="278.96pt" svg:y="3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6" svg:width="76.56pt" svg:height="69.99pt" svg:x="381.37pt" svg:y="406.6pt" svg:viewBox="0 0 2702 2470" draw:points="0,0 2702,0 2702,2470"><text:p/></draw:polyline><draw:g draw:style-name="gr7"><draw:custom-shape draw:style-name="gr15" draw:text-style-name="P32" svg:width="179.06pt" svg:height="70.47pt" svg:x="204.49pt" svg:y="98.84pt"><text:p text:style-name="P26"><text:span text:style-name="T10">this.getMapNode(key);</text:span></text:p><text:p text:style-name="P26"><text:span text:style-name="T10"/></text:p><text:p text:style-name="P26"><text:span text:style-name="T10"/></text:p><text:p text:style-name="P26"><text:span text:style-name="T10">JSON</text:span><text:span text:style-name="T10">の先頭のキーの連想配列</text:span></text:p><text:p text:style-name="P26"><text:span text:style-name="T10">を取得する。</text:span></text:p><text:p text:style-name="P26"><text:span text:style-name="T10"/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25.16pt" svg:y1="131.36pt" svg:x2="362.07pt" svg:y2="131.36pt"><text:p/></draw:line><draw:frame draw:style-name="gr14" draw:text-style-name="P34" svg:width="28.06pt" svg:height="16.78pt" svg:x="356.85pt" svg:y="174.05pt"><draw:text-box><text:p><text:span text:style-name="T9">fig5</text:span></text:p></draw:text-box></draw:frame></draw:g><draw:g draw:style-name="gr7"><draw:custom-shape draw:style-name="gr15" draw:text-style-name="P32" svg:width="179.06pt" svg:height="70.47pt" svg:x="204.49pt" svg:y="190.8pt"><text:p text:style-name="P26"><text:span text:style-name="T10">this.getDomNode(domNodeName);</text:span></text:p><text:p text:style-name="P26"><text:span text:style-name="T10"/></text:p><text:p text:style-name="P26"><text:span text:style-name="T10"/></text:p><text:p text:style-name="P26"><text:span text:style-name="T10"/></text:p><text:p text:style-name="P26"><text:span text:style-name="T10">DOM</text:span><text:span text:style-name="T10">パーツの先頭を取得する。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25.16pt" svg:y1="223.31pt" svg:x2="362.07pt" svg:y2="223.31pt"><text:p/></draw:line><draw:frame draw:style-name="gr14" draw:text-style-name="P34" svg:width="28.06pt" svg:height="16.78pt" svg:x="356.85pt" svg:y="266pt"><draw:text-box><text:p><text:span text:style-name="T9">fig6</text:span></text:p></draw:text-box></draw:frame></draw:g><draw:g draw:style-name="gr7"><draw:custom-shape draw:style-name="gr15" draw:text-style-name="P32" svg:width="179.06pt" svg:height="70.47pt" svg:x="204.49pt" svg:y="282.81pt"><text:p text:style-name="P26"><text:span text:style-name="T10">this.createTag(mapNode, domNode);</text:span></text:p><text:p text:style-name="P26"><text:span text:style-name="T10"/></text:p><text:p text:style-name="P26"><text:span text:style-name="T10"/></text:p><text:p text:style-name="P26"><text:span text:style-name="T10">createTag</text:span><text:span text:style-name="T10">でキーに対応した</text:span></text:p><text:p text:style-name="P26"><text:span text:style-name="T10">HTML</text:span><text:span text:style-name="T10">のパーツを作成し、変数</text:span><text:span text:style-name="T10">tag</text:span></text:p><text:p text:style-name="P26"><text:span text:style-name="T10">に格納する。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25.16pt" svg:y1="315.33pt" svg:x2="362.07pt" svg:y2="315.33pt"><text:p/></draw:line><draw:frame draw:style-name="gr14" draw:text-style-name="P34" svg:width="28.06pt" svg:height="16.78pt" svg:x="356.85pt" svg:y="357.99pt"><draw:text-box><text:p><text:span text:style-name="T9">fig4</text:span></text:p></draw:text-box></draw:frame></draw:g><draw:line draw:style-name="gr3" draw:text-style-name="P25" svg:x1="293.1pt" svg:y1="83.06pt" svg:x2="293.1pt" svg:y2="100.71pt"><text:p/></draw:line><draw:line draw:style-name="gr3" draw:text-style-name="P25" svg:x1="293.1pt" svg:y1="167.61pt" svg:x2="292.96pt" svg:y2="190.77pt"><text:p/></draw:line><draw:line draw:style-name="gr3" draw:text-style-name="P25" svg:x1="293.1pt" svg:y1="261.21pt" svg:x2="292.96pt" svg:y2="284.37pt"><text:p/></draw:line><draw:custom-shape draw:style-name="gr30" draw:text-style-name="P29" svg:width="175.41pt" svg:height="71.18pt" svg:x="205.94pt" svg:y="371.2pt"><text:p text:style-name="P28"><text:span text:style-name="T6">パーツの作成に成功したなら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93.1pt" svg:y1="350.56pt" svg:x2="292.96pt" svg:y2="373.72pt"><text:p/></draw:line><draw:custom-shape draw:style-name="gr31" draw:text-style-name="P48" svg:width="109.36pt" svg:height="32.71pt" svg:x="362.41pt" svg:y="476.59pt"><text:p><text:span text:style-name="T16">失敗のメッセージダイアログ</text:span></text:p><text:p><text:span text:style-name="T16">を出す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5" svg:x1="458.11pt" svg:y1="507.26pt" svg:x2="458.11pt" svg:y2="615.32pt"><text:p/></draw:line><draw:custom-shape draw:style-name="gr30" draw:text-style-name="P29" svg:width="175.41pt" svg:height="71.18pt" svg:x="205.94pt" svg:y="491.5pt"><text:p text:style-name="P28"><text:span text:style-name="T6">appendTo</text:span><text:span text:style-name="T6">が入力されていれば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93.1pt" svg:y1="440.05pt" svg:x2="292.76pt" svg:y2="495.04pt"><text:p/></draw:line><draw:line draw:style-name="gr3" draw:text-style-name="P25" svg:x1="293.1pt" svg:y1="560.3pt" svg:x2="292.76pt" svg:y2="615.29pt"><text:p/></draw:line><draw:custom-shape draw:style-name="gr5" draw:text-style-name="P27" svg:width="27.38pt" svg:height="28.37pt" svg:x="278.96pt" svg:y="615.29pt"><text:p text:style-name="P26"><text:span text:style-name="T5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7" svg:width="27.38pt" svg:height="28.37pt" svg:x="443.79pt" svg:y="615.29pt"><text:p text:style-name="P26"><text:span text:style-name="T5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6" svg:width="22.17pt" svg:height="87.68pt" svg:x="381.34pt" svg:y="527.61pt" svg:viewBox="0 0 783 3094" draw:points="0,0 783,0 783,3094"><text:p/></draw:polyline><draw:custom-shape draw:style-name="gr5" draw:text-style-name="P27" svg:width="27.38pt" svg:height="28.37pt" svg:x="391.24pt" svg:y="615.29pt"><text:p text:style-name="P26"><text:span text:style-name="T5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4" draw:style-name="gr17"><draw:frame draw:style-name="gr28" draw:text-style-name="P39" svg:width="191.37pt" svg:height="265.01pt" svg:x="0pt" svg:y="6.8pt"><draw:text-box><text:p><text:span text:style-name="T10">Fig3 2</text:span><text:span text:style-name="T10">ページ目</text:span></text:p></draw:text-box></draw:frame><draw:line draw:style-name="gr4" draw:text-style-name="P26" svg:x1="191.31pt" svg:y1="0pt" svg:x2="191.31pt" svg:y2="727.26pt"><text:p/></draw:line><draw:line draw:style-name="gr3" draw:text-style-name="P25" svg:x1="293.1pt" svg:y1="47.31pt" svg:x2="292.76pt" svg:y2="102.3pt"><text:p/></draw:line><draw:custom-shape draw:style-name="gr5" draw:text-style-name="P27" svg:width="27.38pt" svg:height="28.37pt" svg:x="278.96pt" svg:y="17.74pt"><text:p text:style-name="P26"><text:span text:style-name="T5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7" svg:width="27.38pt" svg:height="28.37pt" svg:x="443.79pt" svg:y="17.74pt"><text:p text:style-name="P26"><text:span text:style-name="T5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7" svg:width="27.38pt" svg:height="28.37pt" svg:x="392.09pt" svg:y="17.74pt"><text:p text:style-name="P26"><text:span text:style-name="T5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5" svg:x1="406.4pt" svg:y1="43.8pt" svg:x2="406.4pt" svg:y2="155.4pt"><text:p/></draw:line><draw:custom-shape draw:style-name="gr32" draw:text-style-name="P49" svg:width="127.36pt" svg:height="32.63pt" svg:x="229.69pt" svg:y="102.36pt"><text:p text:style-name="P47"><text:span text:style-name="T15">append</text:span><text:span text:style-name="T15">で、作成したタグを</text:span></text:p><text:p text:style-name="P47"><text:span text:style-name="T15">appendTo</text:span><text:span text:style-name="T15">に追加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2" draw:text-style-name="P49" svg:width="127.36pt" svg:height="32.63pt" svg:x="321.7pt" svg:y="154.66pt"><text:p text:style-name="P47"><text:span text:style-name="T15">append</text:span><text:span text:style-name="T15">で作成したタグ</text:span></text:p><text:p text:style-name="P47"><text:span text:style-name="T15">を</text:span><text:span text:style-name="T15">main</text:span><text:span text:style-name="T15">に追加する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27" svg:width="27.38pt" svg:height="28.37pt" svg:x="278.96pt" svg:y="293.3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5" svg:x1="293.1pt" svg:y1="134.96pt" svg:x2="293.41pt" svg:y2="293.3pt"><text:p/></draw:line><draw:polyline draw:style-name="gr10" draw:text-style-name="P26" svg:width="15.56pt" svg:height="113.47pt" draw:transform="rotate (-1.5707963267949) translate (406.599999999999pt 189.363385826771pt)" svg:viewBox="0 0 550 4004" draw:points="0,0 550,0 550,4004"><text:p/></draw:polyline><draw:polyline draw:style-name="gr10" draw:text-style-name="P26" svg:width="193.35pt" svg:height="162.99pt" draw:transform="rotate (-1.5707963267949) translate (456.099999999999pt 45.7633858267598pt)" svg:viewBox="0 0 6822 5751" draw:points="0,0 6822,0 6822,5751"><text:p/></draw:polyline></draw:g></text:p>
      <text:p text:style-name="P4"><draw:g text:anchor-type="as-char" svg:y="-363.66pt" draw:z-index="25" draw:style-name="gr1"><draw:frame draw:style-name="gr28" draw:text-style-name="P39" svg:width="191.37pt" svg:height="265.01pt" svg:x="0pt" svg:y="6.8pt"><draw:text-box><text:p><text:span text:style-name="T10">Fig4</text:span></text:p><text:p><text:span text:style-name="T10">関数名：</text:span><text:span text:style-name="T10">createTag</text:span></text:p><text:p text:style-name="P35"><text:span text:style-name="T10">概要：</text:span><text:span text:style-name="T10">JSON</text:span><text:span text:style-name="T10">連想配列のキーからタグに値を格納する。</text:span></text:p><text:p text:style-name="P67"><text:span text:style-name="T10">引数：</text:span><text:span text:style-name="T10">Object curMapNode:</text:span><text:span text:style-name="T10">現在さしているオブジェクト</text:span></text:p><text:p text:style-name="P57"><text:span text:style-name="T10">Element curDomNode:</text:span><text:span text:style-name="T10">現在さしている</text:span><text:span text:style-name="T10">DOM</text:span><text:span text:style-name="T10">のノード</text:span></text:p><text:p text:style-name="P68"><text:span text:style-name="T10">戻り値：</text:span><text:span text:style-name="T10">Element:</text:span><text:span text:style-name="T10">作成した</text:span><text:span text:style-name="T10">HTML</text:span><text:span text:style-name="T10">のパーツを返す</text:span></text:p><text:p><text:span text:style-name="T10"/></text:p><text:p text:style-name="P45"><text:span text:style-name="T10">変数</text:span><text:span text:style-name="T10">:var mapNode:</text:span><text:span text:style-name="T10">現在さすオブジェクトのキーに対する値</text:span></text:p><text:p text:style-name="P69"><text:span text:style-name="T10">var attribute:DOM</text:span><text:span text:style-name="T10">の属性の値</text:span></text:p><text:p text:style-name="P69"><text:span text:style-name="T10">var domNode:curDomNode</text:span><text:span text:style-name="T10">の子となる要素</text:span></text:p></draw:text-box></draw:frame><draw:line draw:style-name="gr3" draw:text-style-name="P25" svg:x1="288.4pt" svg:y1="31.35pt" svg:x2="288.4pt" svg:y2="49.01pt"><text:p/></draw:line><draw:line draw:style-name="gr4" draw:text-style-name="P26" svg:x1="191.31pt" svg:y1="0pt" svg:x2="191.31pt" svg:y2="727.26pt"><text:p/></draw:line><draw:custom-shape draw:style-name="gr5" draw:text-style-name="P27" svg:width="27.38pt" svg:height="28.37pt" svg:x="274.25pt" svg:y="3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9" svg:width="173.42pt" svg:height="71.18pt" svg:x="203.24pt" svg:y="49.24pt"><text:p text:style-name="P28"><text:span text:style-name="T6">マップ、</text:span><text:span text:style-name="T6">DOM</text:span><text:span text:style-name="T6">が取得できていなかったら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polyline draw:style-name="gr10" draw:text-style-name="P26" svg:width="38.92pt" svg:height="56.58pt" svg:x="376.67pt" svg:y="84.67pt" svg:viewBox="0 0 1374 1997" draw:points="0,0 1374,0 1374,1997"><text:p/></draw:polyline><draw:custom-shape draw:style-name="gr82" draw:text-style-name="P49" svg:width="116.28pt" svg:height="32.63pt" svg:x="359.35pt" svg:y="141.25pt"><text:p text:style-name="P47"><text:span text:style-name="T15">処理を終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8.4pt" svg:y1="120.67pt" svg:x2="287.55pt" svg:y2="194.31pt"><text:p/></draw:line><draw:custom-shape draw:style-name="gr83" draw:text-style-name="P49" svg:width="144.62pt" svg:height="32.63pt" svg:x="214.3pt" svg:y="250.16pt"><text:p text:style-name="P47"><text:span text:style-name="T15">mapNode</text:span><text:span text:style-name="T15">の内容を</text:span><text:span text:style-name="T15">curMapNode</text:span><text:span text:style-name="T15">内</text:span></text:p><text:p text:style-name="P47"><text:span text:style-name="T15">の</text:span><text:span text:style-name="T15">mapNode</text:span><text:span text:style-name="T15">の参照に切り替え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8.4pt" svg:y1="231.76pt" svg:x2="288.14pt" svg:y2="252.37pt"><text:p/></draw:line><draw:g draw:style-name="gr7"><draw:custom-shape draw:style-name="gr83" draw:text-style-name="P70" svg:width="144.62pt" svg:height="32.63pt" svg:x="214.3pt" svg:y="297.16pt"><text:p text:style-name="P69"><text:span text:style-name="T7">var attribute = fals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8.4pt" svg:y1="278.76pt" svg:x2="288.14pt" svg:y2="299.37pt"><text:p/></draw:line></draw:g><draw:g draw:style-name="gr7"><draw:custom-shape draw:style-name="gr83" draw:text-style-name="P70" svg:width="144.62pt" svg:height="32.63pt" svg:x="214.3pt" svg:y="434.86pt"><text:p text:style-name="P69"><text:span text:style-name="T7">curDomNode</text:span><text:span text:style-name="T7">にテキストを</text:span></text:p><text:p text:style-name="P69"><text:span text:style-name="T7">text</text:span><text:span text:style-name="T7">メソッドで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8.4pt" svg:y1="416.49pt" svg:x2="288.14pt" svg:y2="437.1pt"><text:p/></draw:line></draw:g><draw:line draw:style-name="gr3" draw:text-style-name="P25" svg:x1="288.4pt" svg:y1="327.46pt" svg:x2="288.14pt" svg:y2="348.07pt"><text:p/></draw:line><draw:line draw:style-name="gr3" draw:text-style-name="P25" svg:x1="288.4pt" svg:y1="606.76pt" svg:x2="288pt" svg:y2="640.01pt"><text:p/></draw:line><draw:custom-shape draw:style-name="gr5" draw:text-style-name="P27" svg:width="27.38pt" svg:height="28.37pt" svg:x="274.25pt" svg:y="639.95pt"><text:p text:style-name="P26"><text:span text:style-name="T5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5" svg:x1="416.1pt" svg:y1="173.85pt" svg:x2="415.25pt" svg:y2="208.46pt"><text:p/></draw:line><draw:custom-shape draw:style-name="gr5" draw:text-style-name="P27" svg:width="27.38pt" svg:height="28.37pt" svg:x="404.65pt" svg:y="204.89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84" svg:width="167.07pt" svg:height="37.53pt" svg:x="204.75pt" svg:y="194.29pt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85" draw:text-style-name="P39" svg:width="83.28pt" svg:height="40.56pt" svg:x="247.1pt" svg:y="194.29pt"><draw:text-box><text:p><text:span text:style-name="T10"/></text:p><text:p><text:span text:style-name="T10">連想配列に子がいる限りループする。</text:span></text:p><text:p><text:span text:style-name="T10">key in curMapNode</text:span></text:p></draw:text-box></draw:frame></draw:g><draw:custom-shape draw:style-name="gr86" draw:text-style-name="P29" svg:width="173.48pt" svg:height="71.26pt" svg:x="203.24pt" svg:y="495.01pt"><text:p text:style-name="P28"><text:span text:style-name="T6">キーが</text:span><text:span text:style-name="T6">html</text:span><text:span text:style-name="T6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g draw:style-name="gr7"><draw:custom-shape draw:style-name="gr83" draw:text-style-name="P70" svg:width="144.62pt" svg:height="32.63pt" svg:x="214.3pt" svg:y="580.56pt"><text:p text:style-name="P69"><text:span text:style-name="T7">curDomNode</text:span><text:span text:style-name="T7">にテキストを</text:span></text:p><text:p text:style-name="P69"><text:span text:style-name="T7">html</text:span><text:span text:style-name="T7">メソッドで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8.4pt" svg:y1="562.2pt" svg:x2="288.14pt" svg:y2="582.8pt"><text:p/></draw:line></draw:g><draw:line draw:style-name="gr3" draw:text-style-name="P25" svg:x1="288.4pt" svg:y1="467.46pt" svg:x2="288pt" svg:y2="500.71pt"><text:p/></draw:line><draw:polyline draw:style-name="gr10" draw:text-style-name="P26" svg:width="134.14pt" svg:height="95.47pt" svg:x="286.64pt" svg:y="381.8pt" svg:viewBox="0 0 4733 3369" draw:points="3113,0 4733,0 4733,3369 0,3369"><text:p/></draw:polyline><draw:polyline draw:style-name="gr10" draw:text-style-name="P26" svg:width="134.14pt" svg:height="95.47pt" svg:x="286.64pt" svg:y="530.36pt" svg:viewBox="0 0 4733 3369" draw:points="3113,0 4733,0 4733,3369 0,3369"><text:p/></draw:polyline><draw:frame draw:style-name="gr11" svg:width="17.06pt" svg:height="17.77pt" svg:x="347.16pt" svg:y="406.54pt"><draw:text-box><text:p>Y</text:p></draw:text-box></draw:frame><draw:frame draw:style-name="gr11" svg:width="17.06pt" svg:height="17.77pt" svg:x="382.56pt" svg:y="349.91pt"><draw:text-box><text:p>N</text:p></draw:text-box></draw:frame><draw:frame draw:style-name="gr11" svg:width="17.06pt" svg:height="17.77pt" svg:x="347.16pt" svg:y="406.54pt"><draw:text-box><text:p>Y</text:p></draw:text-box></draw:frame><draw:frame draw:style-name="gr11" svg:width="17.06pt" svg:height="17.77pt" svg:x="382.56pt" svg:y="349.91pt"><draw:text-box><text:p>N</text:p></draw:text-box></draw:frame><draw:frame draw:style-name="gr11" svg:width="17.06pt" svg:height="17.77pt" svg:x="347.16pt" svg:y="558.6pt"><draw:text-box><text:p>Y</text:p></draw:text-box></draw:frame><draw:frame draw:style-name="gr11" svg:width="17.06pt" svg:height="17.77pt" svg:x="382.56pt" svg:y="501.96pt"><draw:text-box><text:p>N</text:p></draw:text-box></draw:frame></draw:g></text:p>
      <text:p text:style-name="P6"><draw:g text:anchor-type="as-char" svg:y="56.69pt" draw:z-index="26" draw:style-name="gr1"><draw:frame draw:style-name="gr28" draw:text-style-name="P39" svg:width="191.37pt" svg:height="265.01pt" svg:x="0pt" svg:y="6.8pt"><draw:text-box><text:p><text:span text:style-name="T10">Fig4 2</text:span><text:span text:style-name="T10">ページ目</text:span></text:p><text:p><text:span text:style-name="T10"/></text:p></draw:text-box></draw:frame><draw:line draw:style-name="gr3" draw:text-style-name="P25" svg:x1="288.4pt" svg:y1="31.35pt" svg:x2="288.4pt" svg:y2="56.3pt"><text:p/></draw:line><draw:line draw:style-name="gr4" draw:text-style-name="P26" svg:x1="191.31pt" svg:y1="0pt" svg:x2="191.31pt" svg:y2="727.26pt"><text:p/></draw:line><draw:custom-shape draw:style-name="gr5" draw:text-style-name="P27" svg:width="27.38pt" svg:height="28.37pt" svg:x="272.49pt" svg:y="0.06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5" svg:x1="286.67pt" svg:y1="466.7pt" svg:x2="286.41pt" svg:y2="487.3pt"><text:p/></draw:line><draw:polyline draw:style-name="gr10" draw:text-style-name="P26" svg:width="134.14pt" svg:height="95.47pt" svg:x="286.64pt" svg:y="381.8pt" svg:viewBox="0 0 4733 3369" draw:points="3113,0 4733,0 4733,3369 0,3369"><text:p/></draw:polyline><draw:frame draw:style-name="gr11" svg:width="17.06pt" svg:height="17.77pt" svg:x="347.16pt" svg:y="406.54pt"><draw:text-box><text:p>Y</text:p></draw:text-box></draw:frame><draw:frame draw:style-name="gr11" svg:width="17.06pt" svg:height="17.77pt" svg:x="382.56pt" svg:y="349.91pt"><draw:text-box><text:p>N</text:p></draw:text-box></draw:frame><draw:polyline draw:style-name="gr10" draw:text-style-name="P26" svg:width="134.14pt" svg:height="159.17pt" svg:x="286.64pt" svg:y="523.25pt" svg:viewBox="0 0 4733 5616" draw:points="2981,0 4733,0 4733,5616 0,5616"><text:p/></draw:polyline><draw:line draw:style-name="gr3" draw:text-style-name="P25" svg:x1="286.67pt" svg:y1="127.45pt" svg:x2="286.41pt" svg:y2="148.05pt"><text:p/></draw:line><draw:custom-shape draw:style-name="gr6" draw:text-style-name="P29" svg:width="173.42pt" svg:height="71.18pt" svg:x="201.49pt" svg:y="56.3pt"><text:p text:style-name="P28"><text:span text:style-name="T6">mapNode</text:span><text:span text:style-name="T6">が配列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g draw:style-name="gr7"><draw:custom-shape draw:style-name="gr8" draw:text-style-name="P31" svg:width="144.62pt" svg:height="32.68pt" svg:x="212.29pt" svg:y="435.91pt"><text:p text:style-name="P30"><text:span text:style-name="T7">カレントの子</text:span><text:span text:style-name="T7">DOM</text:span><text:span text:style-name="T7">ノードから</text:span><text:span text:style-name="T7">key</text:span></text:p><text:p text:style-name="P30"><text:span text:style-name="T7">を持つ</text:span><text:span text:style-name="T7">DOM</text:span><text:span text:style-name="T7">ノード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6.41pt" svg:y1="417.54pt" svg:x2="286.16pt" svg:y2="438.15pt"><text:p/></draw:line></draw:g><draw:custom-shape draw:style-name="gr9" draw:text-style-name="P29" svg:width="173.48pt" svg:height="71.18pt" svg:x="201.15pt" svg:y="346.39pt"><text:p text:style-name="P28"><text:span text:style-name="T6">mapNode</text:span><text:span text:style-name="T6">が子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86.24pt" svg:y1="468.51pt" svg:x2="286.24pt" svg:y2="487.87pt"><text:p/></draw:line><draw:g draw:style-name="gr7"><draw:custom-shape draw:style-name="gr12" draw:text-style-name="P32" svg:width="179.06pt" svg:height="70.47pt" svg:x="201.49pt" svg:y="144.74pt"><text:p/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3" draw:text-style-name="P33" svg:x1="222.15pt" svg:y1="177.28pt" svg:x2="359.06pt" svg:y2="177.28pt"><text:p text:style-name="P26"><text:span text:style-name="T8">this.createTagArray(key, </text:span></text:p><text:p text:style-name="P26"><text:span text:style-name="T8">mapNode, curDomNode);</text:span></text:p><text:p text:style-name="P26"><text:span text:style-name="T8"/></text:p><text:p text:style-name="P26"><text:span text:style-name="T8">キー名でタグを作成し、その</text:span></text:p><text:p text:style-name="P26"><text:span text:style-name="T8">テキストにキー値をセットする。</text:span></text:p></draw:line><draw:frame draw:style-name="gr14" draw:text-style-name="P34" svg:width="28.06pt" svg:height="16.78pt" svg:x="353.85pt" svg:y="219.94pt"><draw:text-box><text:p><text:span text:style-name="T9">fig7</text:span></text:p></draw:text-box></draw:frame></draw:g><draw:g draw:style-name="gr7"><draw:custom-shape draw:style-name="gr87" draw:text-style-name="P32" svg:width="179.12pt" svg:height="70.53pt" svg:x="197.66pt" svg:y="579.86pt"><text:p text:style-name="P26"><text:span text:style-name="T10">this.createTag(mapNode,</text:span></text:p><text:p text:style-name="P26"><text:span text:style-name="T10"><text:s/></text:span><text:span text:style-name="T10">domNode);</text:span></text:p><text:p text:style-name="P26"><text:span text:style-name="T10"/></text:p><text:p text:style-name="P26"><text:span text:style-name="T10"/></text:p><text:p text:style-name="P26"><text:span text:style-name="T10"/></text:p><text:p text:style-name="P26"><text:span text:style-name="T10">子ノードへ再帰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5" svg:x1="218.32pt" svg:y1="612.31pt" svg:x2="355.27pt" svg:y2="612.31pt"><text:p/></draw:line><draw:frame draw:style-name="gr88" draw:text-style-name="P34" svg:width="28.06pt" svg:height="9.52pt" svg:x="350.05pt" svg:y="655.09pt"><draw:text-box><text:p><text:span text:style-name="T9">fig4</text:span></text:p></draw:text-box></draw:frame></draw:g><draw:custom-shape draw:style-name="gr5" draw:text-style-name="P27" svg:width="27.38pt" svg:height="28.37pt" svg:x="272.95pt" svg:y="693.01pt"><text:p text:style-name="P26"><text:span text:style-name="T5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29" svg:width="173.48pt" svg:height="71.18pt" svg:x="197.69pt" svg:y="487.5pt"><text:p text:style-name="P28"><text:span text:style-name="T6">domNode</text:span><text:span text:style-name="T6">が</text:span><text:span text:style-name="T6">null</text:span><text:span text:style-name="T6">で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86.16pt" svg:y1="650.58pt" svg:x2="286.16pt" svg:y2="693.01pt"><text:p/></draw:line><draw:line draw:style-name="gr3" draw:text-style-name="P25" svg:x1="286.67pt" svg:y1="215.21pt" svg:x2="285.11pt" svg:y2="346.39pt"><text:p/></draw:line><draw:polyline draw:style-name="gr10" draw:text-style-name="P26" svg:width="134.14pt" svg:height="180.37pt" svg:x="286.64pt" svg:y="91.7pt" svg:viewBox="0 0 4733 6364" draw:points="3113,0 4733,0 4733,6364 0,6364"><text:p/></draw:polyline><draw:frame draw:style-name="gr11" svg:width="17.06pt" svg:height="17.77pt" svg:x="347.16pt" svg:y="120.05pt"><draw:text-box><text:p>Y</text:p></draw:text-box></draw:frame><draw:frame draw:style-name="gr11" svg:width="17.06pt" svg:height="17.77pt" svg:x="382.56pt" svg:y="63.41pt"><draw:text-box><text:p>N</text:p></draw:text-box></draw:frame><draw:line draw:style-name="gr3" draw:text-style-name="P25" svg:x1="286.16pt" svg:y1="558.65pt" svg:x2="286.16pt" svg:y2="583.4pt"><text:p/></draw:line><draw:frame draw:style-name="gr11" svg:width="17.06pt" svg:height="17.77pt" svg:x="347.16pt" svg:y="551.51pt"><draw:text-box><text:p>Y</text:p></draw:text-box></draw:frame><draw:frame draw:style-name="gr11" svg:width="17.06pt" svg:height="17.77pt" svg:x="382.56pt" svg:y="494.84pt"><draw:text-box><text:p>N</text:p></draw:text-box></draw:frame></draw:g></text:p>
      <text:p text:style-name="P5"><draw:g text:anchor-type="as-char" draw:z-index="8" draw:style-name="gr17"><draw:frame draw:style-name="gr28" draw:text-style-name="P39" svg:width="191.37pt" svg:height="265.01pt" svg:x="0pt" svg:y="6.8pt"><draw:text-box><text:p><text:span text:style-name="T10">Fig4 3</text:span><text:span text:style-name="T10">ページ目</text:span></text:p></draw:text-box></draw:frame><draw:line draw:style-name="gr3" draw:text-style-name="P25" svg:x1="286.41pt" svg:y1="31.35pt" svg:x2="286.41pt" svg:y2="56.3pt"><text:p/></draw:line><draw:line draw:style-name="gr4" draw:text-style-name="P26" svg:x1="191.31pt" svg:y1="0pt" svg:x2="191.31pt" svg:y2="727.26pt"><text:p/></draw:line><draw:custom-shape draw:style-name="gr5" draw:text-style-name="P27" svg:width="27.38pt" svg:height="28.37pt" svg:x="273.2pt" svg:y="3.2pt"><text:p text:style-name="P26"><text:span text:style-name="T5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1" svg:width="17.06pt" svg:height="17.77pt" svg:x="347.16pt" svg:y="117.5pt"><draw:text-box><text:p>Y</text:p></draw:text-box></draw:frame><draw:frame draw:style-name="gr11" svg:width="17.06pt" svg:height="17.77pt" svg:x="382.56pt" svg:y="60.86pt"><draw:text-box><text:p>N</text:p></draw:text-box></draw:frame><draw:polyline draw:style-name="gr10" draw:text-style-name="P26" svg:width="127.28pt" svg:height="95.47pt" svg:x="288.96pt" svg:y="88.16pt" svg:viewBox="0 0 4491 3369" draw:points="2954,0 4491,0 4491,3369 0,3369"><text:p/></draw:polyline><draw:line draw:style-name="gr3" draw:text-style-name="P25" svg:x1="289.16pt" svg:y1="279.1pt" svg:x2="289.16pt" svg:y2="349.91pt"><text:p/></draw:line><draw:custom-shape draw:style-name="gr5" draw:text-style-name="P27" svg:width="27.38pt" svg:height="28.37pt" svg:x="273.2pt" svg:y="349.91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42" svg:width="173.48pt" svg:height="71.18pt" svg:x="200.61pt" svg:y="52.36pt"><text:p text:style-name="P28"><text:span text:style-name="T10">curDomNode</text:span><text:span text:style-name="T10">の</text:span><text:span text:style-name="T10">Attribute</text:span><text:span text:style-name="T10">配列から</text:span></text:p><text:p text:style-name="P28"><text:span text:style-name="T10">mapNode</text:span><text:span text:style-name="T10">のキー値を持つノード</text:span></text:p><text:p text:style-name="P28"><text:span text:style-name="T10">を取得できたら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g draw:style-name="gr7"><draw:custom-shape draw:style-name="gr8" draw:text-style-name="P31" svg:width="144.62pt" svg:height="32.68pt" svg:x="214.84pt" svg:y="141.85pt"><text:p text:style-name="P30"><text:span text:style-name="T10">取得したノードに</text:span><text:span text:style-name="T10">mapNode</text:span></text:p><text:p text:style-name="P30"><text:span text:style-name="T10">の値を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8.96pt" svg:y1="123.51pt" svg:x2="288.71pt" svg:y2="144.11pt"><text:p/></draw:line></draw:g><draw:custom-shape draw:style-name="gr35" draw:text-style-name="P54" svg:width="169.82pt" svg:height="30.61pt" svg:x="201.49pt" svg:y="198.99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g draw:style-name="gr7"><draw:custom-shape draw:style-name="gr8" draw:text-style-name="P31" svg:width="144.62pt" svg:height="32.68pt" svg:x="215.29pt" svg:y="247.95pt"><text:p text:style-name="P30"><text:span text:style-name="T10">curDomNode</text:span><text:span text:style-name="T10">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42pt" svg:y1="229.61pt" svg:x2="289.16pt" svg:y2="250.21pt"><text:p/></draw:line></draw:g><draw:line draw:style-name="gr3" draw:text-style-name="P25" svg:x1="286.41pt" svg:y1="174.5pt" svg:x2="286.41pt" svg:y2="199.45pt"><text:p/></draw:line></draw:g></text:p>
      <text:p text:style-name="P1"><draw:g text:anchor-type="as-char" draw:z-index="5" draw:style-name="gr17"><draw:frame draw:style-name="gr28" draw:text-style-name="P39" svg:width="177.11pt" svg:height="265.01pt" svg:x="0pt" svg:y="5.3pt"><draw:text-box><text:p><text:span text:style-name="T10">Fig5</text:span></text:p><text:p><text:span text:style-name="T10">関数名：</text:span><text:span text:style-name="T10">getMapNode</text:span></text:p><text:p text:style-name="P35"><text:span text:style-name="T10">概要：</text:span><text:span text:style-name="T10">JSON</text:span><text:span text:style-name="T10">連想配列の最上階層からキーに対応した値を取り出す。</text:span></text:p><text:p text:style-name="P36"><text:span text:style-name="T10">引数：</text:span><text:span text:style-name="T10">String key:JSON</text:span><text:span text:style-name="T10">のキー</text:span></text:p><text:p><text:span text:style-name="T10">戻り値：</text:span><text:span text:style-name="T10">Object:</text:span><text:span text:style-name="T10">取得した連想配列</text:span></text:p><text:p><text:span text:style-name="T10"/></text:p><text:p text:style-name="P50"><text:span text:style-name="T10">変数</text:span><text:span text:style-name="T10">:this.json:createTag</text:span><text:span text:style-name="T10">クラスのメンバ。</text:span><text:span text:style-name="T10">JSON</text:span><text:span text:style-name="T10">の連想配列を格納している。</text:span></text:p></draw:text-box></draw:frame><draw:line draw:style-name="gr3" draw:text-style-name="P25" svg:x1="316.35pt" svg:y1="29.34pt" svg:x2="316.35pt" svg:y2="54.28pt"><text:p/></draw:line><draw:line draw:style-name="gr4" draw:text-style-name="P25" svg:x1="183.49pt" svg:y1="0.03pt" svg:x2="183.49pt" svg:y2="727.34pt"><text:p/></draw:line><draw:custom-shape draw:style-name="gr5" draw:text-style-name="P27" svg:width="27.38pt" svg:height="28.37pt" svg:x="302.2pt" svg:y="0.99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52" svg:width="172.91pt" svg:height="32.63pt" svg:x="233.46pt" svg:y="53.49pt"><text:p text:style-name="P51"><text:span text:style-name="T17">クラスのメンバ</text:span><text:span text:style-name="T17">json</text:span><text:span text:style-name="T17">から</text:span></text:p><text:p text:style-name="P51"><text:span text:style-name="T17">キーに応じた連想配列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5" draw:text-style-name="P27" svg:width="27.38pt" svg:height="28.37pt" svg:x="302.2pt" svg:y="107.29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5" svg:x1="316.35pt" svg:y1="86.85pt" svg:x2="316.35pt" svg:y2="111.8pt"><text:p/></draw:line></draw:g></text:p>
      <text:p text:style-name="P1"><draw:g text:anchor-type="as-char" draw:z-index="6" draw:style-name="gr17"><draw:frame draw:style-name="gr28" draw:text-style-name="P39" svg:width="183.88pt" svg:height="265.01pt" svg:x="0pt" svg:y="3.49pt"><draw:text-box><text:p><text:span text:style-name="T10">Fig6</text:span></text:p><text:p><text:span text:style-name="T10">関数名：</text:span><text:span text:style-name="T15">getDomNode</text:span></text:p><text:p text:style-name="P35"><text:span text:style-name="T10">概要：キーに対応する</text:span><text:span text:style-name="T10">HTML</text:span><text:span text:style-name="T10">のパーツを返す。</text:span></text:p><text:p text:style-name="P36"><text:span text:style-name="T10">引数：</text:span><text:span text:style-name="T10">String key:JSON</text:span><text:span text:style-name="T10">のキーの文字列。</text:span><text:span text:style-name="T10">DOM</text:span><text:span text:style-name="T10">のクラス名でもある。</text:span></text:p><text:p text:style-name="P53"><text:span text:style-name="T10">戻り値：</text:span><text:span text:style-name="T10">Element:</text:span><text:span text:style-name="T10">取得した</text:span><text:span text:style-name="T10">DOM</text:span><text:span text:style-name="T10">を返す。</text:span></text:p><text:p><text:span text:style-name="T10"/></text:p><text:p text:style-name="P45"><text:span text:style-name="T10">変数</text:span><text:span text:style-name="T10">:this.dom:createTag</text:span><text:span text:style-name="T10">クラスのメンバ。テンプレートの</text:span><text:span text:style-name="T10">HTML(DOM)</text:span><text:span text:style-name="T10">を格納している。</text:span></text:p></draw:text-box></draw:frame><draw:line draw:style-name="gr4" draw:text-style-name="P26" svg:x1="187.4pt" svg:y1="0pt" svg:x2="187.4pt" svg:y2="727.26pt"><text:p/></draw:line><draw:custom-shape draw:style-name="gr29" draw:text-style-name="P49" svg:width="172.91pt" svg:height="32.63pt" svg:x="223.2pt" svg:y="55.81pt"><text:p text:style-name="P47"><text:span text:style-name="T15">メンバの</text:span><text:span text:style-name="T15">HTML</text:span><text:span text:style-name="T15">からキーに対応</text:span></text:p><text:p text:style-name="P47"><text:span text:style-name="T15">した要素をコピーして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307.7pt" svg:y1="88.38pt" svg:x2="307.7pt" svg:y2="116.73pt"><text:p/></draw:line><draw:line draw:style-name="gr3" draw:text-style-name="P25" svg:x1="307.7pt" svg:y1="28.35pt" svg:x2="307.7pt" svg:y2="56.69pt"><text:p/></draw:line><draw:custom-shape draw:style-name="gr5" draw:text-style-name="P27" svg:width="27.38pt" svg:height="28.37pt" svg:x="294.49pt" svg:y="116.59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7" svg:width="27.38pt" svg:height="28.37pt" svg:x="294.49pt" svg:y="0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33" draw:style-name="gr17"><draw:frame draw:style-name="gr2" draw:text-style-name="P24" svg:width="180.68pt" svg:height="257.41pt" svg:x="2.89pt" svg:y="7.26pt"><draw:text-box><text:p><text:span text:style-name="T4">Fig7</text:span></text:p><text:p><text:span text:style-name="T4">関数名：</text:span><text:span text:style-name="T4">createTagArray</text:span></text:p><text:p text:style-name="P35"><text:span text:style-name="T4">概要：リストタイプのタグを配置する。</text:span></text:p><text:p text:style-name="P36"><text:span text:style-name="T4">引数：</text:span><text:span text:style-name="T4">String key:JSON</text:span><text:span text:style-name="T4">のキー</text:span></text:p><text:p text:style-name="P55"><text:span text:style-name="T4">Object mapNode:</text:span><text:span text:style-name="T4">現在さす</text:span><text:span text:style-name="T4">JSON</text:span><text:span text:style-name="T4">の連想配列</text:span></text:p><text:p text:style-name="P55"><text:span text:style-name="T4">Element domNode:</text:span><text:span text:style-name="T4">現在さす</text:span><text:span text:style-name="T4">DOM</text:span><text:span text:style-name="T4">ノード</text:span></text:p><text:p><text:span text:style-name="T4">戻り値：なし</text:span></text:p><text:p><text:span text:style-name="T4"/></text:p><text:p text:style-name="P45"><text:span text:style-name="T4">変数</text:span><text:span text:style-name="T4">:var clones:</text:span><text:span text:style-name="T4">複製する</text:span><text:span text:style-name="T4">DOM</text:span><text:span text:style-name="T4">の個数を格納する。</text:span></text:p><text:p text:style-name="P76"><text:span text:style-name="T4">var childDomNode:</text:span><text:span text:style-name="T4">現在さす</text:span><text:span text:style-name="T4">DOM</text:span><text:span text:style-name="T4">の子ノード</text:span></text:p></draw:text-box></draw:frame><draw:line draw:style-name="gr3" draw:text-style-name="P25" svg:x1="289.7pt" svg:y1="28.4pt" svg:x2="289.7pt" svg:y2="56.69pt"><text:p/></draw:line><draw:line draw:style-name="gr4" draw:text-style-name="P26" svg:x1="187.09pt" svg:y1="0.06pt" svg:x2="187.09pt" svg:y2="727.31pt"><text:p/></draw:line><draw:custom-shape draw:style-name="gr5" draw:text-style-name="P27" svg:width="27.38pt" svg:height="28.37pt" svg:x="276.09pt" svg:y="0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2" draw:text-style-name="P49" svg:width="145.02pt" svg:height="32.63pt" svg:x="218.55pt" svg:y="56.69pt"><text:p text:style-name="P47"><text:span text:style-name="T15">domNode</text:span><text:span text:style-name="T15">のキーの要素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6" draw:text-style-name="P29" svg:width="173.42pt" svg:height="71.18pt" svg:x="204.41pt" svg:y="120.19pt"><text:p text:style-name="P28"><text:span text:style-name="T6">引数に</text:span><text:span text:style-name="T6">null</text:span><text:span text:style-name="T6">が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polyline draw:style-name="gr10" draw:text-style-name="P26" svg:width="38.92pt" svg:height="56.58pt" svg:x="377.8pt" svg:y="155.62pt" svg:viewBox="0 0 1374 1997" draw:points="0,0 1374,0 1374,1997"><text:p/></draw:polyline><draw:custom-shape draw:style-name="gr82" draw:text-style-name="P49" svg:width="116.28pt" svg:height="32.63pt" svg:x="360.51pt" svg:y="212.2pt"><text:p text:style-name="P47"><text:span text:style-name="T15">処理を終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56pt" svg:y1="191.59pt" svg:x2="288.65pt" svg:y2="268.89pt"><text:p/></draw:line><draw:custom-shape draw:style-name="gr82" draw:text-style-name="P49" svg:width="116.28pt" svg:height="32.63pt" svg:x="229.66pt" svg:y="268.89pt"><text:p text:style-name="P47"><text:span text:style-name="T15">不足しているタグの個数を</text:span><text:span text:style-name="T15"><text:line-break/></text:span><text:span text:style-name="T15">算出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417pt" svg:y1="244.8pt" svg:x2="417pt" svg:y2="282.25pt"><text:p/></draw:line><draw:frame draw:style-name="gr11" svg:width="17.06pt" svg:height="17.77pt" svg:x="341.55pt" svg:y="180.4pt"><draw:text-box><text:p>Y</text:p></draw:text-box></draw:frame><draw:frame draw:style-name="gr11" svg:width="17.06pt" svg:height="17.77pt" svg:x="422.9pt" svg:y="137.96pt"><draw:text-box><text:p>N</text:p></draw:text-box></draw:frame><draw:line draw:style-name="gr3" draw:text-style-name="P25" svg:x1="289.7pt" svg:y1="301.49pt" svg:x2="289.7pt" svg:y2="329.78pt"><text:p/></draw:line><draw:g draw:style-name="gr7"><draw:custom-shape draw:style-name="gr112" draw:text-style-name="P49" svg:width="145.02pt" svg:height="32.63pt" svg:x="218.55pt" svg:y="391.95pt"><text:p text:style-name="P47"><text:span text:style-name="T15">1</text:span><text:span text:style-name="T15">個目の</text:span><text:span text:style-name="T15">mapNode</text:span><text:span text:style-name="T15">の後ろに</text:span></text:p><text:p text:style-name="P47"><text:span text:style-name="T15">自身のコピーを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7pt" svg:y1="424.54pt" svg:x2="289.7pt" svg:y2="452.83pt"><text:p/></draw:line></draw:g><draw:g draw:style-name="gr7"><draw:g draw:style-name="gr7"><draw:custom-shape draw:style-name="gr113" svg:width="170.62pt" svg:height="40.62pt" svg:x="202.79pt" svg:y="325.5pt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14" draw:text-style-name="P59" svg:width="85.01pt" svg:height="58.37pt" svg:x="246.05pt" svg:y="325.5pt"><draw:text-box><text:p><text:span text:style-name="T7">domNode</text:span><text:span text:style-name="T7">を必要な分コピーするまで繰り返す。</text:span></text:p></draw:text-box></draw:frame></draw:g><draw:line draw:style-name="gr3" draw:text-style-name="P25" svg:x1="289.7pt" svg:y1="366.09pt" svg:x2="289.7pt" svg:y2="394.38pt"><text:p/></draw:line></draw:g><draw:custom-shape draw:style-name="gr115" draw:text-style-name="P54" svg:width="166.28pt" svg:height="30.61pt" svg:x="202.79pt" svg:y="452.86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5" svg:x1="289.7pt" svg:y1="481.15pt" svg:x2="289.7pt" svg:y2="509.44pt"><text:p/></draw:line><draw:g draw:style-name="gr7"><draw:g draw:style-name="gr7"><draw:custom-shape draw:style-name="gr116" svg:width="170.62pt" svg:height="49.32pt" svg:x="202.79pt" svg:y="509.44pt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17" draw:text-style-name="P59" svg:width="85.01pt" svg:height="76.08pt" svg:x="246.05pt" svg:y="509.44pt"><draw:text-box><text:p><text:span text:style-name="T7">mapNode</text:span><text:span text:style-name="T7">の配列分ループする。</text:span></text:p><text:p><text:span text:style-name="T7">var i = 0; i &lt; mapNode.length; i++</text:span></text:p></draw:text-box></draw:frame></draw:g><draw:line draw:style-name="gr3" draw:text-style-name="P25" svg:x1="289.7pt" svg:y1="558.71pt" svg:x2="289.7pt" svg:y2="593.06pt"><text:p/></draw:line></draw:g><draw:custom-shape draw:style-name="gr5" draw:text-style-name="P27" svg:width="27.38pt" svg:height="28.37pt" svg:x="276.09pt" svg:y="590.74pt"><text:p text:style-name="P26"><text:span text:style-name="T5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5" svg:x1="0pt" svg:y1="0pt" svg:x2="0pt" svg:y2="37.45pt"><text:p/></draw:line><draw:custom-shape draw:style-name="gr5" draw:text-style-name="P27" svg:width="27.38pt" svg:height="28.37pt" svg:x="403.8pt" svg:y="279.07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5" svg:x1="289.64pt" svg:y1="89.46pt" svg:x2="289.64pt" svg:y2="126.91pt"><text:p/></draw:line></draw:g></text:p>
      <text:p text:style-name="P1"><draw:g text:anchor-type="as-char" svg:y="-424.74pt" draw:z-index="0" draw:style-name="gr1"><draw:frame draw:style-name="gr2" draw:text-style-name="P24" svg:width="180.68pt" svg:height="257.41pt" svg:x="0pt" svg:y="7.26pt"><draw:text-box><text:p><text:span text:style-name="T4">Fig7 2</text:span><text:span text:style-name="T4">ページ目</text:span></text:p><text:p><text:span text:style-name="T4"/></text:p></draw:text-box></draw:frame><draw:line draw:style-name="gr3" draw:text-style-name="P25" svg:x1="286.81pt" svg:y1="28.4pt" svg:x2="286.81pt" svg:y2="56.69pt"><text:p/></draw:line><draw:line draw:style-name="gr4" draw:text-style-name="P26" svg:x1="184.2pt" svg:y1="0.03pt" svg:x2="184.2pt" svg:y2="727.29pt"><text:p/></draw:line><draw:custom-shape draw:style-name="gr5" draw:text-style-name="P27" svg:width="27.38pt" svg:height="28.37pt" svg:x="273.2pt" svg:y="0pt"><text:p text:style-name="P26"><text:span text:style-name="T5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5" svg:x1="286.67pt" svg:y1="127.9pt" svg:x2="286.41pt" svg:y2="148.51pt"><text:p/></draw:line><draw:custom-shape draw:style-name="gr6" draw:text-style-name="P29" svg:width="173.42pt" svg:height="71.18pt" svg:x="201.49pt" svg:y="56.75pt"><text:p text:style-name="P28"><text:span text:style-name="T6">mapNode[i]</text:span><text:span text:style-name="T6">が配列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g draw:style-name="gr7"><draw:custom-shape draw:style-name="gr8" draw:text-style-name="P31" svg:width="144.62pt" svg:height="32.68pt" svg:x="212.54pt" svg:y="346pt"><text:p text:style-name="P30"><text:span text:style-name="T7">カレントの子</text:span><text:span text:style-name="T7">DOM</text:span><text:span text:style-name="T7">ノードから</text:span><text:span text:style-name="T7">key</text:span></text:p><text:p text:style-name="P30"><text:span text:style-name="T7">を持つ</text:span><text:span text:style-name="T7">DOM</text:span><text:span text:style-name="T7">ノード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6.67pt" svg:y1="327.63pt" svg:x2="286.41pt" svg:y2="348.24pt"><text:p/></draw:line></draw:g><draw:custom-shape draw:style-name="gr9" draw:text-style-name="P29" svg:width="173.48pt" svg:height="71.18pt" svg:x="201.49pt" svg:y="254.44pt"><text:p text:style-name="P28"><text:span text:style-name="T6">mapNode[i]</text:span><text:span text:style-name="T6">が子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86.67pt" svg:y1="213.05pt" svg:x2="286.16pt" svg:y2="254.86pt"><text:p/></draw:line><draw:polyline draw:style-name="gr10" draw:text-style-name="P26" svg:width="134.14pt" svg:height="143.91pt" svg:x="286.64pt" svg:y="93.2pt" svg:viewBox="0 0 4733 5078" draw:points="3113,0 4733,0 4733,5078 0,5078"><text:p/></draw:polyline><draw:frame draw:style-name="gr11" svg:width="17.06pt" svg:height="17.77pt" svg:x="347.16pt" svg:y="117.95pt"><draw:text-box><text:p>Y</text:p></draw:text-box></draw:frame><draw:frame draw:style-name="gr11" svg:width="17.06pt" svg:height="17.77pt" svg:x="382.56pt" svg:y="61.31pt"><draw:text-box><text:p>N</text:p></draw:text-box></draw:frame><draw:polyline draw:style-name="gr10" draw:text-style-name="P26" svg:width="134.14pt" svg:height="364.31pt" svg:x="286.64pt" svg:y="290.24pt" svg:viewBox="0 0 4733 12853" draw:points="3113,0 4733,0 4733,12853 0,12853"><text:p/></draw:polyline><draw:line draw:style-name="gr3" draw:text-style-name="P25" svg:x1="286.64pt" svg:y1="455.1pt" svg:x2="286.24pt" svg:y2="488.35pt"><text:p/></draw:line><draw:g draw:style-name="gr7"><draw:custom-shape draw:style-name="gr12" draw:text-style-name="P32" svg:width="179.06pt" svg:height="70.47pt" svg:x="201.49pt" svg:y="145.19pt"><text:p/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3" draw:text-style-name="P33" svg:x1="222.15pt" svg:y1="177.7pt" svg:x2="359.06pt" svg:y2="177.7pt"><text:p text:style-name="P26"><text:span text:style-name="T8">this.createTagArray(key, </text:span></text:p><text:p text:style-name="P26"><text:span text:style-name="T8">mapNode, curDomNode);</text:span></text:p><text:p text:style-name="P26"><text:span text:style-name="T8"/></text:p><text:p text:style-name="P26"><text:span text:style-name="T8">キー名でタグを作成し、その</text:span></text:p><text:p text:style-name="P26"><text:span text:style-name="T8">テキストにキー値をセットする。</text:span></text:p></draw:line><draw:frame draw:style-name="gr14" draw:text-style-name="P34" svg:width="28.06pt" svg:height="16.78pt" svg:x="353.85pt" svg:y="220.39pt"><draw:text-box><text:p><text:span text:style-name="T9">fig7</text:span></text:p></draw:text-box></draw:frame></draw:g><draw:custom-shape draw:style-name="gr9" draw:text-style-name="P29" svg:width="173.48pt" svg:height="71.18pt" svg:x="201.49pt" svg:y="395.46pt"><text:p text:style-name="P28"><text:span text:style-name="T6">domNode</text:span><text:span text:style-name="T6">が</text:span><text:span text:style-name="T6">null</text:span><text:span text:style-name="T6">で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86.64pt" svg:y1="378.65pt" svg:x2="286.64pt" svg:y2="399.91pt"><text:p/></draw:line><draw:polyline draw:style-name="gr10" draw:text-style-name="P26" svg:width="119.96pt" svg:height="173.28pt" svg:x="286.64pt" svg:y="431.74pt" svg:viewBox="0 0 4233 6114" draw:points="2910,0 4233,0 4233,6114 0,6114"><text:p/></draw:polyline><draw:g draw:style-name="gr7"><draw:custom-shape draw:style-name="gr15" draw:text-style-name="P32" svg:width="179.06pt" svg:height="70.47pt" svg:x="201.49pt" svg:y="488.35pt"><text:p text:style-name="P26"><text:span text:style-name="T10">this.createTag(mapNode,</text:span></text:p><text:p text:style-name="P26"><text:span text:style-name="T10"><text:s/></text:span><text:span text:style-name="T10">domNode);</text:span></text:p><text:p text:style-name="P26"><text:span text:style-name="T10"/></text:p><text:p text:style-name="P26"><text:span text:style-name="T10"/></text:p><text:p text:style-name="P26"><text:span text:style-name="T10"/></text:p><text:p text:style-name="P26"><text:span text:style-name="T10">子ノードへ再帰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22.15pt" svg:y1="520.87pt" svg:x2="359.06pt" svg:y2="520.87pt"><text:p/></draw:line><draw:frame draw:style-name="gr14" draw:text-style-name="P34" svg:width="28.06pt" svg:height="16.78pt" svg:x="353.85pt" svg:y="563.56pt"><draw:text-box><text:p><text:span text:style-name="T9">fig4</text:span></text:p></draw:text-box></draw:frame></draw:g><draw:line draw:style-name="gr3" draw:text-style-name="P25" svg:x1="286.64pt" svg:y1="559.05pt" svg:x2="286.64pt" svg:y2="679.35pt"><text:p/></draw:line><draw:custom-shape draw:style-name="gr5" draw:text-style-name="P27" svg:width="27.38pt" svg:height="28.37pt" svg:x="273.2pt" svg:y="679.24pt"><text:p text:style-name="P26"><text:span text:style-name="T5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1" svg:width="17.06pt" svg:height="17.77pt" svg:x="347.16pt" svg:y="314.9pt"><draw:text-box><text:p>Y</text:p></draw:text-box></draw:frame><draw:frame draw:style-name="gr11" svg:width="17.06pt" svg:height="17.77pt" svg:x="382.56pt" svg:y="258.24pt"><draw:text-box><text:p>N</text:p></draw:text-box></draw:frame><draw:frame draw:style-name="gr11" svg:width="17.06pt" svg:height="17.77pt" svg:x="347.16pt" svg:y="459.95pt"><draw:text-box><text:p>Y</text:p></draw:text-box></draw:frame><draw:frame draw:style-name="gr11" svg:width="17.06pt" svg:height="17.77pt" svg:x="382.56pt" svg:y="403.31pt"><draw:text-box><text:p>N</text:p></draw:text-box></draw:frame></draw:g></text:p>
      <text:p text:style-name="P1"><draw:g text:anchor-type="as-char" draw:z-index="7" draw:style-name="gr17"><draw:frame draw:style-name="gr2" draw:text-style-name="P39" svg:width="180.68pt" svg:height="257.41pt" svg:x="0pt" svg:y="7.26pt"><draw:text-box><text:p><text:span text:style-name="T10">Fig7 3</text:span><text:span text:style-name="T10">ページ目</text:span></text:p><text:p><text:span text:style-name="T10"/></text:p></draw:text-box></draw:frame><draw:line draw:style-name="gr3" draw:text-style-name="P25" svg:x1="286.81pt" svg:y1="28.4pt" svg:x2="286.81pt" svg:y2="56.69pt"><text:p/></draw:line><draw:line draw:style-name="gr4" draw:text-style-name="P26" svg:x1="184.2pt" svg:y1="0.06pt" svg:x2="184.2pt" svg:y2="727.31pt"><text:p/></draw:line><draw:custom-shape draw:style-name="gr5" draw:text-style-name="P27" svg:width="27.38pt" svg:height="28.37pt" svg:x="273.2pt" svg:y="0pt"><text:p text:style-name="P26"><text:span text:style-name="T5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6" svg:width="123.76pt" svg:height="130.82pt" svg:x="286.81pt" svg:y="92.01pt" svg:viewBox="0 0 4367 4616" draw:points="2748,0 4367,0 4367,4616 0,4616"><text:p/></draw:polyline><draw:custom-shape draw:style-name="gr29" draw:text-style-name="P49" svg:width="172.91pt" svg:height="32.63pt" svg:x="202.31pt" svg:y="155.65pt"><text:p text:style-name="P47"><text:span text:style-name="T15">テキストを書き込む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3" draw:text-style-name="P54" svg:width="169.97pt" svg:height="30.73pt" svg:x="201.49pt" svg:y="343.16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5" svg:x1="286.47pt" svg:y1="373.8pt" svg:x2="286.47pt" svg:y2="402.18pt"><text:p/></draw:line></draw:g><draw:g draw:style-name="gr7"><draw:custom-shape draw:style-name="gr34" draw:text-style-name="P29" svg:width="164.83pt" svg:height="71.18pt" svg:x="203.36pt" svg:y="56.61pt"><text:p text:style-name="P28"><text:span text:style-name="T6">ただのテキスト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86.81pt" svg:y1="127.76pt" svg:x2="286.81pt" svg:y2="156.05pt"><text:p/></draw:line></draw:g><draw:frame draw:style-name="gr11" svg:width="17.06pt" svg:height="17.77pt" svg:x="322.16pt" svg:y="113.19pt"><draw:text-box><text:p>Y</text:p></draw:text-box></draw:frame><draw:frame draw:style-name="gr11" svg:width="17.06pt" svg:height="17.77pt" svg:x="403.51pt" svg:y="70.75pt"><draw:text-box><text:p>N</text:p></draw:text-box></draw:frame><draw:line draw:style-name="gr3" draw:text-style-name="P25" svg:x1="286.81pt" svg:y1="187.51pt" svg:x2="286.81pt" svg:y2="283.01pt"><text:p/></draw:line><draw:custom-shape draw:style-name="gr29" draw:text-style-name="P49" svg:width="172.91pt" svg:height="32.63pt" svg:x="202.31pt" svg:y="283.01pt"><text:p text:style-name="P47"><text:span text:style-name="T15">domNode</text:span><text:span text:style-name="T15">を次に移動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6.81pt" svg:y1="314.84pt" svg:x2="286.81pt" svg:y2="343.13pt"><text:p/></draw:line><draw:custom-shape draw:style-name="gr5" draw:text-style-name="P27" svg:width="27.38pt" svg:height="28.37pt" svg:x="273.2pt" svg:y="399.71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9" draw:style-name="gr17"><draw:frame draw:style-name="gr2" draw:text-style-name="P39" svg:width="180.68pt" svg:height="257.41pt" svg:x="0pt" svg:y="7.26pt"><draw:text-box><text:p><text:span text:style-name="T10">Fig8</text:span></text:p><text:p><text:span text:style-name="T10">関数名：</text:span><text:span text:style-name="T10">getDomChild</text:span></text:p><text:p text:style-name="P35"><text:span text:style-name="T10">概要：</text:span><text:span text:style-name="T10">DOM</text:span><text:span text:style-name="T10">から子要素の</text:span><text:span text:style-name="T10">DOM</text:span><text:span text:style-name="T10">を取得して返す。</text:span></text:p><text:p text:style-name="P36"><text:span text:style-name="T10">引数：</text:span><text:span text:style-name="T10">String key:JSON</text:span><text:span text:style-name="T10">のキー。子要素のクラスと合致する</text:span></text:p><text:p text:style-name="P55"><text:span text:style-name="T10">Element domNode:</text:span><text:span text:style-name="T10">子要素を取得する元の</text:span><text:span text:style-name="T10">DOM</text:span><text:span text:style-name="T10">ノード</text:span></text:p><text:p text:style-name="P50"><text:span text:style-name="T10">戻り値：</text:span><text:span text:style-name="T10">Element:</text:span><text:span text:style-name="T10">取得した</text:span><text:span text:style-name="T10">DOM</text:span><text:span text:style-name="T10">を返す。</text:span></text:p><text:p text:style-name="P56"><text:span text:style-name="T10"/></text:p><text:p text:style-name="P53"><text:span text:style-name="T10">変数</text:span><text:span text:style-name="T10">:var domNodeReturn:</text:span><text:span text:style-name="T10">取得した</text:span><text:span text:style-name="T10">DOM</text:span><text:span text:style-name="T10">を返すための変数</text:span></text:p></draw:text-box></draw:frame><draw:line draw:style-name="gr3" draw:text-style-name="P25" svg:x1="286.81pt" svg:y1="28.4pt" svg:x2="286.81pt" svg:y2="56.69pt"><text:p/></draw:line><draw:line draw:style-name="gr4" draw:text-style-name="P26" svg:x1="184.2pt" svg:y1="0.06pt" svg:x2="184.2pt" svg:y2="727.31pt"><text:p/></draw:line><draw:custom-shape draw:style-name="gr5" draw:text-style-name="P27" svg:width="27.38pt" svg:height="28.37pt" svg:x="273.2pt" svg:y="0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6" svg:width="125.26pt" svg:height="120.22pt" svg:x="288.45pt" svg:y="339.56pt" svg:viewBox="0 0 4420 4242" draw:points="2801,0 4420,0 4420,4242 0,4242"><text:p/></draw:polyline><draw:custom-shape draw:style-name="gr29" draw:text-style-name="P49" svg:width="172.91pt" svg:height="32.63pt" svg:x="202.31pt" svg:y="56.69pt"><text:p text:style-name="P47"><text:span text:style-name="T15">domNode</text:span><text:span text:style-name="T15">の返却用変数</text:span></text:p><text:p text:style-name="P47"><text:span text:style-name="T15">domNodeReturn</text:span><text:span text:style-name="T15">を容易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4" draw:text-style-name="P29" svg:width="164.83pt" svg:height="71.18pt" svg:x="205pt" svg:y="114.41pt"><text:p text:style-name="P28"><text:span text:style-name="T6">子要素の識別子が記述</text:span></text:p><text:p text:style-name="P28"><text:span text:style-name="T6">されてい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88.45pt" svg:y1="185.56pt" svg:x2="288.45pt" svg:y2="222.09pt"><text:p/></draw:line><draw:line draw:style-name="gr3" draw:text-style-name="P25" svg:x1="286.81pt" svg:y1="88.41pt" svg:x2="286.81pt" svg:y2="116.7pt"><text:p/></draw:line><draw:custom-shape draw:style-name="gr36" draw:text-style-name="P49" svg:width="126.96pt" svg:height="32.63pt" svg:x="226.26pt" svg:y="222.09pt"><text:p text:style-name="P47"><text:span text:style-name="T15">domNode</text:span><text:span text:style-name="T15">の子の階層から</text:span><text:span text:style-name="T15">key</text:span><text:span text:style-name="T15">の</text:span></text:p><text:p text:style-name="P47"><text:span text:style-name="T15">クラスを持つノード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59pt" svg:y1="254.69pt" svg:x2="289.59pt" svg:y2="304.19pt"><text:p/></draw:line><draw:polyline draw:style-name="gr10" draw:text-style-name="P26" svg:width="22.68pt" svg:height="31.83pt" svg:x="369.81pt" svg:y="148.56pt" svg:viewBox="0 0 801 1124" draw:points="0,0 801,0 801,1124"><text:p/></draw:polyline><draw:custom-shape draw:style-name="gr37" draw:text-style-name="P49" svg:width="128.38pt" svg:height="30.33pt" svg:x="328.85pt" svg:y="180.4pt"><text:p text:style-name="P47"><text:span text:style-name="T15">domNode</text:span><text:span text:style-name="T15">の子の階層から指定し</text:span></text:p><text:p text:style-name="P47"><text:span text:style-name="T15">た属性を持つノード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polyline draw:style-name="gr10" draw:text-style-name="P26" svg:width="58.11pt" svg:height="102.59pt" draw:transform="rotate (-1.5707963267949) translate (392.500000000001pt 210.71338582677pt)" svg:viewBox="0 0 2051 3620" draw:points="0,0 2051,0 2051,3620"><text:p/></draw:polyline><draw:custom-shape draw:style-name="gr34" draw:text-style-name="P29" svg:width="164.83pt" svg:height="71.18pt" svg:x="205pt" svg:y="304.21pt"><text:p text:style-name="P28"><text:span text:style-name="T6">DOM</text:span><text:span text:style-name="T6">の取得に失敗したら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88.45pt" svg:y1="375.36pt" svg:x2="288.45pt" svg:y2="411.9pt"><text:p/></draw:line><draw:frame draw:style-name="gr11" svg:width="17.06pt" svg:height="17.77pt" svg:x="321.76pt" svg:y="364.34pt"><draw:text-box><text:p>Y</text:p></draw:text-box></draw:frame><draw:frame draw:style-name="gr11" svg:width="17.06pt" svg:height="17.77pt" svg:x="403.09pt" svg:y="321.9pt"><draw:text-box><text:p>N</text:p></draw:text-box></draw:frame><draw:frame draw:style-name="gr11" svg:width="17.06pt" svg:height="17.77pt" svg:x="297.64pt" svg:y="183.86pt"><draw:text-box><text:p>Y</text:p></draw:text-box></draw:frame><draw:frame draw:style-name="gr11" svg:width="17.06pt" svg:height="17.77pt" svg:x="375.45pt" svg:y="123.79pt"><draw:text-box><text:p>N</text:p></draw:text-box></draw:frame><draw:custom-shape draw:style-name="gr38" draw:text-style-name="P49" svg:width="173.31pt" svg:height="32.63pt" svg:x="201.49pt" svg:y="410.34pt"><text:p text:style-name="P47"><text:span text:style-name="T15">domNode</text:span><text:span text:style-name="T15">の子の階層から</text:span><text:span text:style-name="T15">key</text:span><text:span text:style-name="T15">の</text:span></text:p><text:p text:style-name="P47"><text:span text:style-name="T15">タグ名を持つノード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8.45pt" svg:y1="442.91pt" svg:x2="288.45pt" svg:y2="479.45pt"><text:p/></draw:line><draw:g draw:style-name="gr7"><draw:custom-shape draw:style-name="gr39" draw:text-style-name="P49" svg:width="169.43pt" svg:height="32.63pt" svg:x="205pt" svg:y="480.3pt"><text:p text:style-name="P47"><text:span text:style-name="T15">domNodeReturn</text:span><text:span text:style-name="T15">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5pt" svg:y1="512.9pt" svg:x2="289.5pt" svg:y2="541.19pt"><text:p/></draw:line></draw:g><draw:custom-shape draw:style-name="gr5" draw:text-style-name="P27" svg:width="27.38pt" svg:height="28.37pt" svg:x="273.2pt" svg:y="541.16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10" draw:style-name="gr17"><draw:frame draw:style-name="gr2" draw:text-style-name="P39" svg:width="180.68pt" svg:height="257.41pt" svg:x="0pt" svg:y="7.26pt"><draw:text-box><text:p><text:span text:style-name="T10">Fig9</text:span></text:p><text:p><text:span text:style-name="T10">関数名：</text:span><text:span text:style-name="T10">outputNumberingTag</text:span></text:p><text:p text:style-name="P35"><text:span text:style-name="T10">概要：ナンバリングと、それに応じた記事を作る。</text:span></text:p><text:p text:style-name="P36"><text:span text:style-name="T10">引数：</text:span><text:span text:style-name="T10">:String jsonName:</text:span><text:span text:style-name="T10">処理対象となる</text:span><text:span text:style-name="T10">JSON</text:span><text:span text:style-name="T10">のキー名。</text:span></text:p><text:p text:style-name="P57"><text:span text:style-name="T10">int startPage:</text:span><text:span text:style-name="T10">表示する</text:span><text:span text:style-name="T10">1</text:span><text:span text:style-name="T10">つ目のナンバリングの数</text:span></text:p><text:p text:style-name="P57"><text:span text:style-name="T10"><text:s/></text:span><text:span text:style-name="T10">int displayPageMax:</text:span><text:span text:style-name="T10">表示するナンバリングの最大数</text:span></text:p><text:p text:style-name="P57"><text:span text:style-name="T10"><text:s/></text:span><text:span text:style-name="T10">int displayPage:</text:span><text:span text:style-name="T10">表示する記事のページ番号</text:span></text:p><text:p text:style-name="P57"><text:span text:style-name="T10">int pageNum:1</text:span><text:span text:style-name="T10">ページに表示する記事数。</text:span></text:p><text:p text:style-name="P57"><text:span text:style-name="T10">String targetArea:</text:span><text:span text:style-name="T10">記事の追加先のセレクタ。</text:span></text:p><text:p><text:span text:style-name="T10">戻り値：なし</text:span></text:p><text:p><text:span text:style-name="T10"/></text:p><text:p text:style-name="P45"><text:span text:style-name="T10">変数</text:span><text:span text:style-name="T10">:this.numbering:createTag</text:span><text:span text:style-name="T10">クラスのメンバ。ナンバリングを作成するための連想配列が格納される。</text:span></text:p><text:p text:style-name="P45"><text:span text:style-name="T10"/></text:p></draw:text-box></draw:frame><draw:line draw:style-name="gr3" draw:text-style-name="P25" svg:x1="286.81pt" svg:y1="28.4pt" svg:x2="286.81pt" svg:y2="56.69pt"><text:p/></draw:line><draw:line draw:style-name="gr4" draw:text-style-name="P26" svg:x1="184.2pt" svg:y1="0.06pt" svg:x2="184.2pt" svg:y2="727.31pt"><text:p/></draw:line><draw:custom-shape draw:style-name="gr5" draw:text-style-name="P27" svg:width="27.38pt" svg:height="28.37pt" svg:x="273.2pt" svg:y="0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49" svg:width="172.91pt" svg:height="32.63pt" svg:x="202.31pt" svg:y="56.69pt"><text:p text:style-name="P47"><text:span text:style-name="T15">numbering</text:span><text:span text:style-name="T15">の内容をクリア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g draw:style-name="gr7"><draw:custom-shape draw:style-name="gr40" draw:text-style-name="P32" svg:width="182.58pt" svg:height="70.47pt" svg:x="197.94pt" svg:y="116.7pt"><text:p text:style-name="P26"><text:span text:style-name="T10">this.createNumbering()</text:span></text:p><text:p text:style-name="P26"><text:span text:style-name="T10"/></text:p><text:p text:style-name="P26"><text:span text:style-name="T10"/></text:p><text:p text:style-name="P26"><text:span text:style-name="T10"/></text:p><text:p text:style-name="P26"><text:span text:style-name="T10">ナンバリング用の</text:span><text:span text:style-name="T10">JSON</text:span><text:span text:style-name="T10">を作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9pt" svg:y1="149.16pt" svg:x2="358.61pt" svg:y2="149.16pt"><text:p/></draw:line><draw:frame draw:style-name="gr14" draw:text-style-name="P34" svg:width="28.63pt" svg:height="16.78pt" svg:x="353.31pt" svg:y="191.91pt"><draw:text-box><text:p><text:span text:style-name="T9">fig10</text:span></text:p></draw:text-box></draw:frame></draw:g><draw:line draw:style-name="gr3" draw:text-style-name="P25" svg:x1="289.9pt" svg:y1="187.14pt" svg:x2="289.9pt" svg:y2="215.43pt"><text:p/></draw:line></draw:g><draw:g draw:style-name="gr7"><draw:custom-shape draw:style-name="gr34" draw:text-style-name="P29" svg:width="164.83pt" svg:height="71.18pt" svg:x="202.96pt" svg:y="431.15pt"><text:p text:style-name="P28"><text:span text:style-name="T6">ナンバリングのオブジェクトが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86.41pt" svg:y1="502.3pt" svg:x2="286.41pt" svg:y2="530.59pt"><text:p/></draw:line></draw:g><draw:line draw:style-name="gr3" draw:text-style-name="P25" svg:x1="286.81pt" svg:y1="89.26pt" svg:x2="286.81pt" svg:y2="117.55pt"><text:p/></draw:line><draw:g draw:style-name="gr7"><draw:custom-shape draw:style-name="gr39" draw:text-style-name="P49" svg:width="169.43pt" svg:height="32.63pt" svg:x="201.91pt" svg:y="212.2pt"><text:p text:style-name="P47"><text:span text:style-name="T15">記事を消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6.41pt" svg:y1="244.8pt" svg:x2="286.41pt" svg:y2="273.09pt"><text:p/></draw:line></draw:g><draw:g draw:style-name="gr7"><draw:g draw:style-name="gr7"><draw:custom-shape draw:style-name="gr40" draw:text-style-name="P32" svg:width="182.58pt" svg:height="70.47pt" svg:x="197.94pt" svg:y="272.64pt"><text:p text:style-name="P26"><text:span text:style-name="T10">outputKeyNumberObject()</text:span></text:p><text:p text:style-name="P26"><text:span text:style-name="T10"/></text:p><text:p text:style-name="P26"><text:span text:style-name="T10"/></text:p><text:p text:style-name="P26"><text:span text:style-name="T10"/></text:p><text:p text:style-name="P26"><text:span text:style-name="T10">記事を必要な分作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9pt" svg:y1="305.18pt" svg:x2="358.61pt" svg:y2="305.18pt"><text:p/></draw:line><draw:frame draw:style-name="gr14" draw:text-style-name="P34" svg:width="28.63pt" svg:height="16.78pt" svg:x="353.31pt" svg:y="347.84pt"><draw:text-box><text:p><text:span text:style-name="T9">fig ex</text:span></text:p></draw:text-box></draw:frame></draw:g><draw:line draw:style-name="gr3" draw:text-style-name="P25" svg:x1="289.9pt" svg:y1="343.11pt" svg:x2="289.9pt" svg:y2="371.4pt"><text:p/></draw:line></draw:g><draw:g draw:style-name="gr7"><draw:custom-shape draw:style-name="gr39" draw:text-style-name="P49" svg:width="169.43pt" svg:height="32.63pt" svg:x="201.91pt" svg:y="370.66pt"><text:p text:style-name="P47"><text:span text:style-name="T15">ナンバリングを消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6.41pt" svg:y1="403.26pt" svg:x2="286.41pt" svg:y2="431.55pt"><text:p/></draw:line></draw:g><draw:g draw:style-name="gr7"><draw:g draw:style-name="gr7"><draw:custom-shape draw:style-name="gr41" draw:text-style-name="P32" svg:width="182.58pt" svg:height="50.26pt" svg:x="197.94pt" svg:y="527.36pt"><text:p text:style-name="P26"><text:span text:style-name="T10">this.outputTag()</text:span></text:p><text:p text:style-name="P26"><text:span text:style-name="T10"/></text:p><text:p text:style-name="P26"><text:span text:style-name="T10"/></text:p><text:p text:style-name="P26"><text:span text:style-name="T10">ナンバリング用</text:span><text:span text:style-name="T10">Tag</text:span><text:span text:style-name="T10">を表示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9pt" svg:y1="550.54pt" svg:x2="358.61pt" svg:y2="550.54pt"><text:p/></draw:line><draw:frame draw:style-name="gr42" draw:text-style-name="P34" svg:width="28.63pt" svg:height="11.96pt" svg:x="353.31pt" svg:y="580.99pt"><draw:text-box><text:p><text:span text:style-name="T9">fig3</text:span></text:p></draw:text-box></draw:frame></draw:g><draw:line draw:style-name="gr3" draw:text-style-name="P25" svg:x1="289.9pt" svg:y1="577.56pt" svg:x2="289.9pt" svg:y2="597.74pt"><text:p/></draw:line></draw:g><draw:g draw:style-name="gr7"><draw:custom-shape draw:style-name="gr43" draw:text-style-name="P32" svg:width="182.58pt" svg:height="55.16pt" svg:x="201.49pt" svg:y="597.8pt"><text:p text:style-name="P26"><text:span text:style-name="T10">this.selectPageNumber()</text:span></text:p><text:p text:style-name="P26"><text:span text:style-name="T10"/></text:p><text:p text:style-name="P26"><text:span text:style-name="T10"/></text:p><text:p text:style-name="P26"><text:span text:style-name="T10">現在表示中のページに対応</text:span></text:p><text:p text:style-name="P26"><text:span text:style-name="T10">するナンバリングの色を変え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22.55pt" svg:y1="623.28pt" svg:x2="362.15pt" svg:y2="623.28pt"><text:p/></draw:line><draw:frame draw:style-name="gr44" draw:text-style-name="P34" svg:width="28.63pt" svg:height="13.12pt" svg:x="356.85pt" svg:y="656.7pt"><draw:text-box><text:p><text:span text:style-name="T9">fig13</text:span></text:p></draw:text-box></draw:frame></draw:g><draw:line draw:style-name="gr3" draw:text-style-name="P25" svg:x1="293.44pt" svg:y1="652.96pt" svg:x2="293.44pt" svg:y2="692.76pt"><text:p/></draw:line><draw:custom-shape draw:style-name="gr5" draw:text-style-name="P27" svg:width="27.38pt" svg:height="28.37pt" svg:x="278.25pt" svg:y="692.79pt"><text:p text:style-name="P26"><text:span text:style-name="T5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6" svg:width="134.42pt" svg:height="208.66pt" svg:x="292.39pt" svg:y="466.41pt" svg:viewBox="0 0 4743 7362" draw:points="2658,0 4743,0 4743,7362 0,7362"><text:p/></draw:polyline></draw:g></text:p>
      <text:p text:style-name="P1"><draw:g text:anchor-type="as-char" draw:z-index="11" draw:style-name="gr17"><draw:frame draw:style-name="gr2" draw:text-style-name="P24" svg:width="180.68pt" svg:height="257.41pt" svg:x="0pt" svg:y="7.26pt"><draw:text-box><text:p><text:span text:style-name="T10">Fig9 </text:span><text:span text:style-name="T10">続き</text:span></text:p><text:p><text:span text:style-name="T4"/></text:p></draw:text-box></draw:frame><draw:line draw:style-name="gr3" draw:text-style-name="P25" svg:x1="286.81pt" svg:y1="28.4pt" svg:x2="286.81pt" svg:y2="56.69pt"><text:p/></draw:line><draw:line draw:style-name="gr4" draw:text-style-name="P26" svg:x1="184.2pt" svg:y1="0.06pt" svg:x2="184.2pt" svg:y2="727.31pt"><text:p/></draw:line><draw:custom-shape draw:style-name="gr5" draw:text-style-name="P27" svg:width="27.38pt" svg:height="28.37pt" svg:x="273.2pt" svg:y="0pt"><text:p text:style-name="P26"><text:span text:style-name="T5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34" draw:text-style-name="P29" svg:width="164.83pt" svg:height="71.18pt" svg:x="205pt" svg:y="56.55pt"><text:p text:style-name="P28"><text:span text:style-name="T6">スクロール位置が低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88.45pt" svg:y1="127.7pt" svg:x2="288.45pt" svg:y2="155.99pt"><text:p/></draw:line></draw:g><draw:g draw:style-name="gr7"><draw:custom-shape draw:style-name="gr39" draw:text-style-name="P49" svg:width="169.43pt" svg:height="32.63pt" svg:x="205.4pt" svg:y="154.8pt"><text:p text:style-name="P47"><text:span text:style-name="T15">スクロール位置を上に戻す。記事が見え</text:span></text:p><text:p text:style-name="P47"><text:span text:style-name="T15">なくならないようにするため、</text:span><text:span text:style-name="T15">.main</text:span><text:span text:style-name="T15">の縦座標</text:span></text:p><text:p text:style-name="P47"><text:span text:style-name="T15">を基準に移動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187.4pt" svg:x2="289.9pt" svg:y2="215.69pt"><text:p/></draw:line></draw:g><draw:custom-shape draw:style-name="gr5" draw:text-style-name="P27" svg:width="27.38pt" svg:height="28.37pt" svg:x="273.2pt" svg:y="211.49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6" svg:width="123.82pt" svg:height="108.28pt" svg:x="289.9pt" svg:y="93.26pt" svg:viewBox="0 0 4369 3821" draw:points="2750,0 4369,0 4369,3821 0,3821"><text:p/></draw:polyline></draw:g></text:p>
      <text:p text:style-name="P1"><draw:g text:anchor-type="as-char" draw:z-index="12" draw:style-name="gr17"><draw:frame draw:style-name="gr2" draw:text-style-name="P39" svg:width="180.68pt" svg:height="257.41pt" svg:x="0pt" svg:y="7.26pt"><draw:text-box><text:p><text:span text:style-name="T10">Fig10</text:span></text:p><text:p><text:span text:style-name="T10">関数名：</text:span><text:span text:style-name="T10">createNumbering</text:span></text:p><text:p text:style-name="P35"><text:span text:style-name="T10">概要：ブログページのナンバリング</text:span><text:span text:style-name="T10">(</text:span><text:span text:style-name="T10">ページャ</text:span><text:span text:style-name="T10">)</text:span><text:span text:style-name="T10">を作る。</text:span></text:p><text:p text:style-name="P36"><text:span text:style-name="T10">引数：</text:span><text:span text:style-name="T10">String jsonName:JSON</text:span><text:span text:style-name="T10">名</text:span></text:p><text:p text:style-name="P36"><text:span text:style-name="T10"><text:s/></text:span><text:span text:style-name="T10">int startPage:</text:span><text:span text:style-name="T10">表示する</text:span><text:span text:style-name="T10">1</text:span><text:span text:style-name="T10">つ目のナンバリングの番号。</text:span></text:p><text:p text:style-name="P58"><text:span text:style-name="T10">int displayPageMax:</text:span><text:span text:style-name="T10">表示するナンバリングの最大個数。</text:span></text:p><text:p text:style-name="P58"><text:span text:style-name="T10">int pageNum:1</text:span><text:span text:style-name="T10">ページに表示する記事数。</text:span></text:p><text:p><text:span text:style-name="T10">戻り値：なし</text:span></text:p><text:p><text:span text:style-name="T10"/></text:p><text:p text:style-name="P45"><text:span text:style-name="T10">変数</text:span><text:span text:style-name="T10">:var pageMax:</text:span><text:span text:style-name="T10">全ページ数</text:span></text:p><text:p text:style-name="P45"><text:span text:style-name="T10">var lastPage:</text:span><text:span text:style-name="T10">最後のページ番号</text:span></text:p><text:p text:style-name="P45"><text:span text:style-name="T10">var indexText:</text:span><text:span text:style-name="T10">ナンバリングのボタンの連番</text:span></text:p><text:p text:style-name="P45"><text:span text:style-name="T10">var map:</text:span><text:span text:style-name="T10">ナンバリング</text:span><text:span text:style-name="T10">1</text:span><text:span text:style-name="T10">つ</text:span><text:span text:style-name="T10">1</text:span><text:span text:style-name="T10">つの</text:span><text:span text:style-name="T10">JSON</text:span><text:span text:style-name="T10">データ</text:span></text:p><text:p text:style-name="P45"><text:span text:style-name="T10">this.json:createTag</text:span><text:span text:style-name="T10">クラスのメンバ。取得した</text:span><text:span text:style-name="T10">JSON</text:span><text:span text:style-name="T10">データを連想配列として格納する</text:span></text:p><text:p text:style-name="P45"><text:span text:style-name="T10">this.numbering:createTag</text:span><text:span text:style-name="T10">クラスのメンバ。生成したナンバリングのデータを一時保存する。</text:span></text:p></draw:text-box></draw:frame><draw:line draw:style-name="gr3" draw:text-style-name="P25" svg:x1="286.81pt" svg:y1="28.4pt" svg:x2="286.81pt" svg:y2="56.69pt"><text:p/></draw:line><draw:line draw:style-name="gr4" draw:text-style-name="P26" svg:x1="184.2pt" svg:y1="0.06pt" svg:x2="184.2pt" svg:y2="727.31pt"><text:p/></draw:line><draw:custom-shape draw:style-name="gr5" draw:text-style-name="P27" svg:width="27.38pt" svg:height="28.37pt" svg:x="273.2pt" svg:y="0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6" svg:width="47.45pt" svg:height="42.43pt" svg:x="366.66pt" svg:y="152.02pt" svg:viewBox="0 0 1675 1498" draw:points="0,0 1675,0 1675,1498"><text:p/></draw:polyline><draw:custom-shape draw:style-name="gr29" draw:text-style-name="P49" svg:width="172.91pt" svg:height="32.63pt" svg:x="202.31pt" svg:y="56.69pt"><text:p text:style-name="P47"><text:span text:style-name="T15">ページ数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45" svg:width="170.62pt" svg:height="51.82pt" svg:x="201.91pt" svg:y="391.41pt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46" draw:text-style-name="P59" svg:width="85.01pt" svg:height="82.66pt" svg:x="245.14pt" svg:y="391.41pt"><draw:text-box><text:p><text:span text:style-name="T7">for</text:span><text:span text:style-name="T7">文でナンバリングを必要なだけ作る</text:span></text:p><text:p><text:span text:style-name="T7">var i = startPage; i &lt;= lastPage; i++</text:span></text:p></draw:text-box></draw:frame></draw:g><draw:line draw:style-name="gr3" draw:text-style-name="P25" svg:x1="287.6pt" svg:y1="443.25pt" svg:x2="287.6pt" svg:y2="474.07pt"><text:p/></draw:line><draw:g draw:style-name="gr7"><draw:custom-shape draw:style-name="gr47" draw:text-style-name="P49" svg:width="105.73pt" svg:height="32.63pt" svg:x="361.5pt" svg:y="190.15pt"><text:p text:style-name="P47"><text:span text:style-name="T15">ナンバリングの作成をせず</text:span></text:p><text:p text:style-name="P47"><text:span text:style-name="T15">に終了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414.23pt" svg:y1="222.75pt" svg:x2="414.23pt" svg:y2="251.04pt"><text:p/></draw:line></draw:g><draw:g draw:style-name="gr7"><draw:custom-shape draw:style-name="gr34" draw:text-style-name="P29" svg:width="164.83pt" svg:height="71.18pt" svg:x="203.36pt" svg:y="116.19pt"><text:p text:style-name="P28"><text:span text:style-name="T6">ページ数が</text:span><text:span text:style-name="T6">1</text:span><text:span text:style-name="T6">以下ではない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86.81pt" svg:y1="187.31pt" svg:x2="286.81pt" svg:y2="229.78pt"><text:p/></draw:line></draw:g><draw:line draw:style-name="gr3" draw:text-style-name="P25" svg:x1="286.81pt" svg:y1="89.26pt" svg:x2="286.81pt" svg:y2="117.55pt"><text:p/></draw:line><draw:frame draw:style-name="gr11" svg:width="17.06pt" svg:height="17.77pt" svg:x="312.21pt" svg:y="177.9pt"><draw:text-box><text:p>Y</text:p></draw:text-box></draw:frame><draw:frame draw:style-name="gr11" svg:width="17.06pt" svg:height="17.77pt" svg:x="393.56pt" svg:y="135.44pt"><draw:text-box><text:p>N</text:p></draw:text-box></draw:frame><draw:custom-shape draw:style-name="gr5" draw:text-style-name="P27" svg:width="27.38pt" svg:height="28.37pt" svg:x="400pt" svg:y="251.04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48" draw:text-style-name="P32" svg:width="173.37pt" svg:height="70.47pt" svg:x="200.49pt" svg:y="229.8pt"><text:p text:style-name="P26"><text:span text:style-name="T10">this.createNumberingAround()</text:span></text:p><text:p text:style-name="P26"><text:span text:style-name="T10"/></text:p><text:p text:style-name="P26"><text:span text:style-name="T10"/></text:p><text:p text:style-name="P26"><text:span text:style-name="T10">&lt;&lt;</text:span><text:span text:style-name="T10">ボタンを作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20.51pt" svg:y1="262.26pt" svg:x2="353.08pt" svg:y2="262.26pt"><text:p/></draw:line><draw:frame draw:style-name="gr14" draw:text-style-name="P34" svg:width="27.18pt" svg:height="16.78pt" svg:x="348.04pt" svg:y="305.01pt"><draw:text-box><text:p><text:span text:style-name="T9">fig11</text:span></text:p></draw:text-box></draw:frame></draw:g><draw:line draw:style-name="gr3" draw:text-style-name="P25" svg:x1="287.83pt" svg:y1="300.25pt" svg:x2="287.83pt" svg:y2="328.54pt"><text:p/></draw:line></draw:g><draw:g draw:style-name="gr7"><draw:custom-shape draw:style-name="gr49" draw:text-style-name="P49" svg:width="152.14pt" svg:height="36.43pt" svg:x="216.06pt" svg:y="324.54pt"><text:p text:style-name="P47"><text:span text:style-name="T15">ナンバリングの中の最後の数字を</text:span></text:p><text:p text:style-name="P47"><text:span text:style-name="T15">算出して変数に格納する。最終ページ</text:span></text:p><text:p text:style-name="P47"><text:span text:style-name="T15">を超えていれば最終ページに丸め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91.91pt" svg:y1="360.96pt" svg:x2="291.91pt" svg:y2="392.57pt"><text:p/></draw:line></draw:g><draw:g draw:style-name="gr7"><draw:custom-shape draw:style-name="gr50" draw:text-style-name="P49" svg:width="152.22pt" svg:height="28.46pt" svg:x="213.25pt" svg:y="470.35pt"><text:p text:style-name="P47"><text:span text:style-name="T15">ナンバリングのボタンの連番の</text:span></text:p><text:p text:style-name="P47"><text:span text:style-name="T15">数値を文字列に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16pt" svg:y1="498.78pt" svg:x2="289.16pt" svg:y2="523.47pt"><text:p/></draw:line></draw:g><draw:g draw:style-name="gr7"><draw:custom-shape draw:style-name="gr50" draw:text-style-name="P49" svg:width="152.22pt" svg:height="28.46pt" svg:x="213.25pt" svg:y="519.9pt"><text:p text:style-name="P47"><text:span text:style-name="T15">ページ数をキーとした</text:span></text:p><text:p text:style-name="P47"><text:span text:style-name="T15">オブジェクトを生成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16pt" svg:y1="548.33pt" svg:x2="289.16pt" svg:y2="573.02pt"><text:p/></draw:line></draw:g><draw:g draw:style-name="gr7"><draw:custom-shape draw:style-name="gr50" draw:text-style-name="P49" svg:width="152.22pt" svg:height="28.46pt" svg:x="213.25pt" svg:y="569.4pt"><text:p text:style-name="P47"><text:span text:style-name="T15">map</text:span><text:span text:style-name="T15">に</text:span><text:span text:style-name="T15">indexText</text:span><text:span text:style-name="T15">の値をキー</text:span></text:p><text:p text:style-name="P47"><text:span text:style-name="T15">とした連想配列を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16pt" svg:y1="597.83pt" svg:x2="289.16pt" svg:y2="622.52pt"><text:p/></draw:line></draw:g><draw:g draw:style-name="gr7"><draw:custom-shape draw:style-name="gr50" draw:text-style-name="P49" svg:width="152.22pt" svg:height="28.46pt" svg:x="213.25pt" svg:y="618.94pt"><text:p text:style-name="P47"><text:span text:style-name="T15">map</text:span><text:span text:style-name="T15">の</text:span><text:span text:style-name="T15">"text"</text:span><text:span text:style-name="T15">キーに</text:span></text:p><text:p text:style-name="P47"><text:span text:style-name="T15">ページ数を設定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16pt" svg:y1="647.38pt" svg:x2="289.16pt" svg:y2="672.07pt"><text:p/></draw:line></draw:g><draw:custom-shape draw:style-name="gr5" draw:text-style-name="P27" svg:width="27.38pt" svg:height="28.37pt" svg:x="273.2pt" svg:y="671.95pt"><text:p text:style-name="P26"><text:span text:style-name="T5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13" draw:style-name="gr17"><draw:frame draw:style-name="gr2" draw:text-style-name="P39" svg:width="180.68pt" svg:height="257.41pt" svg:x="0pt" svg:y="7.26pt"><draw:text-box><text:p><text:span text:style-name="T10">Fig10 2</text:span><text:span text:style-name="T10">ページ目</text:span></text:p><text:p><text:span text:style-name="T10"/></text:p></draw:text-box></draw:frame><draw:line draw:style-name="gr3" draw:text-style-name="P25" svg:x1="286.81pt" svg:y1="28.4pt" svg:x2="286.81pt" svg:y2="56.69pt"><text:p/></draw:line><draw:line draw:style-name="gr4" draw:text-style-name="P26" svg:x1="184.2pt" svg:y1="0.06pt" svg:x2="184.2pt" svg:y2="727.31pt"><text:p/></draw:line><draw:custom-shape draw:style-name="gr5" draw:text-style-name="P27" svg:width="27.38pt" svg:height="28.37pt" svg:x="273.2pt" svg:y="0pt"><text:p text:style-name="P26"><text:span text:style-name="T5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49" svg:width="172.91pt" svg:height="32.63pt" svg:x="202.31pt" svg:y="56.69pt"><text:p text:style-name="P47"><text:span text:style-name="T15">map</text:span><text:span text:style-name="T15">の関数実行の属性キーに</text:span></text:p><text:p text:style-name="P47"><text:span text:style-name="T15">outputNumberingTag</text:span><text:span text:style-name="T15">を設定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5" draw:text-style-name="P54" svg:width="169.82pt" svg:height="30.61pt" svg:x="201.49pt" svg:y="174.44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5" svg:x1="286.41pt" svg:y1="205.06pt" svg:x2="286.41pt" svg:y2="233.35pt"><text:p/></draw:line></draw:g><draw:g draw:style-name="gr7"><draw:custom-shape draw:style-name="gr39" draw:text-style-name="P49" svg:width="169.43pt" svg:height="32.63pt" svg:x="201.49pt" svg:y="115.85pt"><text:p text:style-name="P47"><text:span text:style-name="T15">this.numbering</text:span><text:span text:style-name="T15">に、作成した</text:span></text:p><text:p text:style-name="P47"><text:span text:style-name="T15">オブジェクトを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5.99pt" svg:y1="148.45pt" svg:x2="285.99pt" svg:y2="176.74pt"><text:p/></draw:line></draw:g><draw:line draw:style-name="gr3" draw:text-style-name="P25" svg:x1="286.81pt" svg:y1="88.3pt" svg:x2="286.81pt" svg:y2="116.59pt"><text:p/></draw:line><draw:g draw:style-name="gr7"><draw:custom-shape draw:style-name="gr39" draw:text-style-name="P49" svg:width="169.43pt" svg:height="32.63pt" svg:x="205.4pt" svg:y="328.85pt"><text:p text:style-name="P47"><text:span text:style-name="T15">createTag</text:span><text:span text:style-name="T15">クラスのメンバ</text:span><text:span text:style-name="T15">json</text:span><text:span text:style-name="T15">に</text:span><text:span text:style-name="T15">numbering</text:span></text:p><text:p text:style-name="P47"><text:span text:style-name="T15">オブジェクトを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361.45pt" svg:x2="289.9pt" svg:y2="389.74pt"><text:p/></draw:line></draw:g><draw:g draw:style-name="gr7"><draw:custom-shape draw:style-name="gr39" draw:text-style-name="P49" svg:width="169.43pt" svg:height="32.63pt" svg:x="205.4pt" svg:y="389pt"><text:p text:style-name="P47"><text:span text:style-name="T15">numbering</text:span><text:span text:style-name="T15">オブジェクト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421.6pt" svg:x2="289.9pt" svg:y2="449.89pt"><text:p/></draw:line></draw:g><draw:custom-shape draw:style-name="gr5" draw:text-style-name="P27" svg:width="27.38pt" svg:height="28.37pt" svg:x="277.09pt" svg:y="449.09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48" draw:text-style-name="P32" svg:width="173.37pt" svg:height="70.47pt" svg:x="201.49pt" svg:y="229.8pt"><text:p text:style-name="P26"><text:span text:style-name="T10">this.createNumberingAround()</text:span></text:p><text:p text:style-name="P26"><text:span text:style-name="T10"/></text:p><text:p text:style-name="P26"><text:span text:style-name="T10"/></text:p><text:p text:style-name="P26"><text:span text:style-name="T10">&gt;&gt;</text:span><text:span text:style-name="T10">ボタンを作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21.5pt" svg:y1="262.26pt" svg:x2="354.08pt" svg:y2="262.26pt"><text:p/></draw:line><draw:frame draw:style-name="gr14" draw:text-style-name="P34" svg:width="27.18pt" svg:height="16.78pt" svg:x="349.06pt" svg:y="305.01pt"><draw:text-box><text:p><text:span text:style-name="T9">fig11</text:span></text:p></draw:text-box></draw:frame></draw:g><draw:line draw:style-name="gr3" draw:text-style-name="P25" svg:x1="288.82pt" svg:y1="300.25pt" svg:x2="288.82pt" svg:y2="328.54pt"><text:p/></draw:line></draw:g></draw:g></text:p>
      <text:p text:style-name="P1"><draw:g text:anchor-type="as-char" draw:z-index="14" draw:style-name="gr17"><draw:frame draw:style-name="gr51" draw:text-style-name="P39" svg:width="180.68pt" svg:height="236.72pt" svg:x="0pt" svg:y="0pt"><draw:text-box><text:p><text:span text:style-name="T10">Fig11</text:span></text:p><text:p><text:span text:style-name="T10">関数名：</text:span><text:span text:style-name="T10">createNumberingAround</text:span></text:p><text:p text:style-name="P35"><text:span text:style-name="T10">概要：ナンバリングの</text:span><text:span text:style-name="T10">&lt;&lt;</text:span><text:span text:style-name="T10">、</text:span><text:span text:style-name="T10">&gt;&gt;</text:span><text:span text:style-name="T10">を作る。</text:span></text:p><text:p text:style-name="P36"><text:span text:style-name="T10">引数：</text:span><text:span text:style-name="T10">object numbering:</text:span><text:span text:style-name="T10">ナンバリングが格納されている連想配列。</text:span></text:p><text:p text:style-name="P58"><text:span text:style-name="T10">string key:</text:span><text:span text:style-name="T10">キー名。</text:span><text:span text:style-name="T10">'pre'</text:span><text:span text:style-name="T10">または</text:span><text:span text:style-name="T10">'next'</text:span><text:span text:style-name="T10">が入っている。</text:span></text:p><text:p text:style-name="P58"><text:span text:style-name="T10"><text:s/></text:span><text:span text:style-name="T10">String numberingString:</text:span><text:span text:style-name="T10">該当するナンバリングの文字。</text:span></text:p><text:p text:style-name="P58"><text:span text:style-name="T10"><text:s/></text:span><text:span text:style-name="T10">int startPage:</text:span><text:span text:style-name="T10">表示する最初のナンバリングの番号。</text:span></text:p><text:p text:style-name="P58"><text:span text:style-name="T10">int displayPageMax:</text:span><text:span text:style-name="T10">表示するナンバリングの個数。</text:span></text:p><text:p text:style-name="P58"><text:span text:style-name="T10"><text:s/></text:span><text:span text:style-name="T10">int displayPage:</text:span><text:span text:style-name="T10">現在のページ番号</text:span></text:p><text:p text:style-name="P58"><text:span text:style-name="T10"><text:s/></text:span><text:span text:style-name="T10">int pageMax:</text:span><text:span text:style-name="T10">全ページ数。</text:span></text:p><text:p text:style-name="P58"><text:span text:style-name="T10">String jsonName:JSON</text:span><text:span text:style-name="T10">名。</text:span></text:p><text:p text:style-name="P58"><text:span text:style-name="T10">int pageNum:1</text:span><text:span text:style-name="T10">ページに表示する記事数。</text:span></text:p><text:p text:style-name="P58"><text:span text:style-name="T10">String targetArea:</text:span><text:span text:style-name="T10">記事の追加先。</text:span></text:p><text:p><text:span text:style-name="T10">戻り値：なし</text:span></text:p><text:p><text:span text:style-name="T10"/></text:p><text:p text:style-name="P45"><text:span text:style-name="T10">変数</text:span><text:span text:style-name="T10">:var startAroundPage:</text:span><text:span text:style-name="T10">ナンバリングの表示開始ページ数</text:span></text:p><text:p text:style-name="P60"><text:span text:style-name="T10">var keyObj:</text:span><text:span text:style-name="T10">作成する</text:span><text:span text:style-name="T10">&lt;&lt;</text:span><text:span text:style-name="T10">または</text:span><text:span text:style-name="T10">&gt;&gt;</text:span><text:span text:style-name="T10">のナンバリングのデータの連想配列</text:span></text:p></draw:text-box></draw:frame><draw:line draw:style-name="gr3" draw:text-style-name="P25" svg:x1="283.29pt" svg:y1="28.69pt" svg:x2="283.29pt" svg:y2="56.98pt"><text:p/></draw:line><draw:line draw:style-name="gr4" draw:text-style-name="P26" svg:x1="180.71pt" svg:y1="0.34pt" svg:x2="180.71pt" svg:y2="727.6pt"><text:p/></draw:line><draw:custom-shape draw:style-name="gr5" draw:text-style-name="P27" svg:width="27.38pt" svg:height="28.37pt" svg:x="269.69pt" svg:y="0.31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6" svg:width="82.8pt" svg:height="28.29pt" svg:x="362.75pt" svg:y="147.74pt" svg:viewBox="0 0 2922 999" draw:points="0,0 2922,0 2922,999"><text:p/></draw:polyline><draw:polyline draw:style-name="gr10" draw:text-style-name="P26" svg:width="282.98pt" svg:height="160.64pt" draw:transform="rotate (-1.5707963267949) translate (445.600000000001pt 214.996850393701pt)" svg:viewBox="0 0 9984 5668" draw:points="0,0 9984,0 9984,5668"><text:p/></draw:polyline><draw:custom-shape draw:style-name="gr29" draw:text-style-name="P49" svg:width="172.91pt" svg:height="32.63pt" svg:x="198.79pt" svg:y="57pt"><text:p text:style-name="P47"><text:span text:style-name="T15">ナンバリングの表示開始ページ数を</text:span></text:p><text:p text:style-name="P47"><text:span text:style-name="T15">格納する変数</text:span><text:span text:style-name="T15">startAroundPage</text:span><text:span text:style-name="T15">を宣言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3.29pt" svg:y1="89.6pt" svg:x2="283.29pt" svg:y2="113.22pt"><text:p/></draw:line><draw:custom-shape draw:style-name="gr34" draw:text-style-name="P29" svg:width="164.83pt" svg:height="71.18pt" svg:x="199.84pt" svg:y="112.39pt"><text:p text:style-name="P28"><text:span text:style-name="T6">前移動 </text:span><text:span text:style-name="T6">&lt;&lt; </text:span><text:span text:style-name="T6">の場合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83.29pt" svg:y1="183.54pt" svg:x2="283.29pt" svg:y2="260.53pt"><text:p/></draw:line><draw:custom-shape draw:style-name="gr52" draw:text-style-name="P49" svg:width="116.76pt" svg:height="38.98pt" svg:x="350.11pt" svg:y="176.06pt"><text:p text:style-name="P47"><text:span text:style-name="T15">開始ページを算出、</text:span><text:span text:style-name="T15">1</text:span><text:span text:style-name="T15">ページ</text:span></text:p><text:p text:style-name="P47"><text:span text:style-name="T15">以下の場合には</text:span><text:span text:style-name="T15">1</text:span><text:span text:style-name="T15">ページ</text:span></text:p><text:p text:style-name="P47"><text:span text:style-name="T15">に丸め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4" draw:text-style-name="P29" svg:width="164.83pt" svg:height="71.18pt" svg:x="201.49pt" svg:y="260.56pt"><text:p text:style-name="P28"><text:span text:style-name="T6">後移動 </text:span><text:span text:style-name="T6">&gt;&gt; </text:span><text:span text:style-name="T6">の場合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84.94pt" svg:y1="331.71pt" svg:x2="284.94pt" svg:y2="381.2pt"><text:p/></draw:line><draw:frame draw:style-name="gr11" svg:width="17.06pt" svg:height="17.77pt" svg:x="325.36pt" svg:y="183.09pt"><draw:text-box><text:p>N</text:p></draw:text-box></draw:frame><draw:frame draw:style-name="gr11" svg:width="17.06pt" svg:height="17.77pt" svg:x="371.96pt" svg:y="112.39pt"><draw:text-box><text:p>Y</text:p></draw:text-box></draw:frame><draw:polyline draw:style-name="gr10" draw:text-style-name="P25" svg:width="29.76pt" svg:height="28.37pt" svg:x="362.75pt" svg:y="296.33pt" svg:viewBox="0 0 1051 1002" draw:points="0,0 1051,0 1051,1002"><text:p/></draw:polyline><draw:custom-shape draw:style-name="gr53" draw:text-style-name="P49" svg:width="116.76pt" svg:height="46.06pt" svg:x="325.3pt" svg:y="324.6pt"><text:p text:style-name="P47"><text:span text:style-name="T15">開始ページを算出、表示ペ</text:span></text:p><text:p text:style-name="P47"><text:span text:style-name="T15">ージが最終ページを超えて</text:span></text:p><text:p text:style-name="P47"><text:span text:style-name="T15">いる場合、最終ページから</text:span></text:p><text:p text:style-name="P47"><text:span text:style-name="T15">開始ページを逆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54" draw:text-style-name="P49" svg:width="169.82pt" svg:height="28.37pt" svg:x="198pt" svg:y="381.2pt"><text:p text:style-name="P47"><text:span text:style-name="T15">途中終了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11" svg:width="17.06pt" svg:height="17.77pt" svg:x="371.96pt" svg:y="267.99pt"><draw:text-box><text:p>Y</text:p></draw:text-box></draw:frame><draw:frame draw:style-name="gr11" svg:width="17.06pt" svg:height="17.77pt" svg:x="304.1pt" svg:y="335.25pt"><draw:text-box><text:p>N</text:p></draw:text-box></draw:frame><draw:line draw:style-name="gr3" draw:text-style-name="P25" svg:x1="284.94pt" svg:y1="409.55pt" svg:x2="284.94pt" svg:y2="444.9pt"><text:p/></draw:line><draw:custom-shape draw:style-name="gr5" draw:text-style-name="P27" svg:width="27.38pt" svg:height="28.37pt" svg:x="269.69pt" svg:y="444.9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6" svg:width="190.97pt" svg:height="109.62pt" draw:transform="rotate (-1.5707963267949) translate (392.550000000001pt 370.646850393701pt)" svg:viewBox="0 0 6738 3868" draw:points="0,0 4117,0 4117,3868 6738,3868"><text:p/></draw:polyline><draw:custom-shape draw:style-name="gr5" draw:text-style-name="P27" svg:width="27.38pt" svg:height="28.37pt" svg:x="269.69pt" svg:y="561.66pt"><text:p text:style-name="P26"><text:span text:style-name="T5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15" draw:style-name="gr17"><draw:frame draw:style-name="gr2" draw:text-style-name="P24" svg:width="180.68pt" svg:height="257.41pt" svg:x="0pt" svg:y="7.26pt"><draw:text-box><text:p><text:span text:style-name="T10">Fig11 2</text:span><text:span text:style-name="T10">ページ目</text:span></text:p></draw:text-box></draw:frame><draw:line draw:style-name="gr3" draw:text-style-name="P25" svg:x1="286.81pt" svg:y1="28.4pt" svg:x2="286.81pt" svg:y2="56.69pt"><text:p/></draw:line><draw:line draw:style-name="gr4" draw:text-style-name="P26" svg:x1="184.2pt" svg:y1="0.06pt" svg:x2="184.2pt" svg:y2="727.31pt"><text:p/></draw:line><draw:custom-shape draw:style-name="gr5" draw:text-style-name="P27" svg:width="27.38pt" svg:height="28.37pt" svg:x="273.2pt" svg:y="417.2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49" svg:width="172.91pt" svg:height="32.63pt" svg:x="202.31pt" svg:y="56.69pt"><text:p text:style-name="P47"><text:span text:style-name="T15">key</text:span><text:span text:style-name="T15">オブジェクトを生成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9" draw:text-style-name="P49" svg:width="169.43pt" svg:height="32.63pt" svg:x="201.91pt" svg:y="115.8pt"><text:p text:style-name="P47"><text:span text:style-name="T15">key</text:span><text:span text:style-name="T15">のキーを持った連想配列を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6.41pt" svg:y1="148.39pt" svg:x2="286.41pt" svg:y2="176.68pt"><text:p/></draw:line></draw:g><draw:line draw:style-name="gr3" draw:text-style-name="P25" svg:x1="286.81pt" svg:y1="88.27pt" svg:x2="286.81pt" svg:y2="116.56pt"><text:p/></draw:line><draw:g draw:style-name="gr7"><draw:custom-shape draw:style-name="gr39" draw:text-style-name="P49" svg:width="169.43pt" svg:height="32.63pt" svg:x="201.91pt" svg:y="175.95pt"><text:p text:style-name="P47"><text:span text:style-name="T15">keyObj</text:span><text:span text:style-name="T15">の有効属性を</text:span><text:span text:style-name="T15">ON</text:span><text:span text:style-name="T15">に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6.41pt" svg:y1="208.54pt" svg:x2="286.41pt" svg:y2="236.83pt"><text:p/></draw:line></draw:g><draw:g draw:style-name="gr7"><draw:custom-shape draw:style-name="gr39" draw:text-style-name="P49" svg:width="169.43pt" svg:height="32.63pt" svg:x="201.91pt" svg:y="236.1pt"><text:p text:style-name="P47"><text:span text:style-name="T15">実際に設定する文字を</text:span><text:span text:style-name="T15">keyObj</text:span><text:span text:style-name="T15">の</text:span><text:span text:style-name="T15">text</text:span></text:p><text:p text:style-name="P47"><text:span text:style-name="T15">に設定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6.41pt" svg:y1="268.7pt" svg:x2="286.41pt" svg:y2="296.99pt"><text:p/></draw:line></draw:g><draw:g draw:style-name="gr7"><draw:custom-shape draw:style-name="gr39" draw:text-style-name="P49" svg:width="169.43pt" svg:height="32.63pt" svg:x="201.91pt" svg:y="296.19pt"><text:p text:style-name="P47"><text:span text:style-name="T15">keyObj</text:span><text:span text:style-name="T15">の関数実行属性キーに</text:span></text:p><text:p text:style-name="P47"><text:span text:style-name="T15">outputNumberingTag</text:span><text:span text:style-name="T15">に設定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6.41pt" svg:y1="328.76pt" svg:x2="286.41pt" svg:y2="357.05pt"><text:p/></draw:line></draw:g><draw:g draw:style-name="gr7"><draw:custom-shape draw:style-name="gr39" draw:text-style-name="P49" svg:width="169.43pt" svg:height="32.63pt" svg:x="201.91pt" svg:y="356.34pt"><text:p text:style-name="P47"><text:span text:style-name="T15">numbering</text:span><text:span text:style-name="T15">オブジェクトの中に</text:span><text:span text:style-name="T15">keyObj</text:span><text:span text:style-name="T15">を</text:span></text:p><text:p text:style-name="P47"><text:span text:style-name="T15">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6.41pt" svg:y1="388.91pt" svg:x2="286.41pt" svg:y2="417.2pt"><text:p/></draw:line></draw:g><draw:custom-shape draw:style-name="gr5" draw:text-style-name="P27" svg:width="27.38pt" svg:height="28.37pt" svg:x="273.2pt" svg:y="0pt"><text:p text:style-name="P26"><text:span text:style-name="T5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text:soft-page-break/><draw:g text:anchor-type="as-char" draw:z-index="16" draw:style-name="gr17"><draw:frame draw:style-name="gr2" draw:text-style-name="P39" svg:width="180.68pt" svg:height="257.41pt" svg:x="0pt" svg:y="7.26pt"><draw:text-box><text:p><text:span text:style-name="T10">Fig12</text:span></text:p><text:p><text:span text:style-name="T10">関数名：</text:span><text:span text:style-name="T10">getJsonObjectNum</text:span></text:p><text:p text:style-name="P35"><text:span text:style-name="T10">概要：</text:span><text:span text:style-name="T10">json</text:span><text:span text:style-name="T10">の指定キー直下の数字キーの数を返す。</text:span></text:p><text:p text:style-name="P36"><text:span text:style-name="T10">引数：</text:span><text:span text:style-name="T10">String jsonName:</text:span><text:span text:style-name="T10">処理対象の</text:span><text:span text:style-name="T10">JSON</text:span><text:span text:style-name="T10">のキー名。</text:span></text:p><text:p text:style-name="P61"><text:span text:style-name="T10">戻り値：</text:span><text:span text:style-name="T10">int:</text:span><text:span text:style-name="T10">チェック対象の数を返す。</text:span></text:p><text:p><text:span text:style-name="T10"/></text:p><text:p text:style-name="P45"><text:span text:style-name="T10">変数</text:span><text:span text:style-name="T10">:var retNum:</text:span><text:span text:style-name="T10">返却する数値を格納する変数。</text:span></text:p><text:p text:style-name="P60"><text:span text:style-name="T10">this.json:createTag</text:span><text:span text:style-name="T10">クラスのメンバ。取得した</text:span><text:span text:style-name="T10">JSON</text:span><text:span text:style-name="T10">データを連想配列として格納する</text:span></text:p></draw:text-box></draw:frame><draw:line draw:style-name="gr3" draw:text-style-name="P25" svg:x1="286.81pt" svg:y1="28.4pt" svg:x2="286.81pt" svg:y2="56.69pt"><text:p/></draw:line><draw:line draw:style-name="gr4" draw:text-style-name="P26" svg:x1="184.2pt" svg:y1="0.06pt" svg:x2="184.2pt" svg:y2="727.31pt"><text:p/></draw:line><draw:custom-shape draw:style-name="gr5" draw:text-style-name="P27" svg:width="27.38pt" svg:height="28.37pt" svg:x="273.2pt" svg:y="0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49" svg:width="172.91pt" svg:height="32.63pt" svg:x="202.31pt" svg:y="56.69pt"><text:p text:style-name="P47"><text:span text:style-name="T15">返却する値を格納するための変数</text:span><text:span text:style-name="T15">retNm</text:span><text:span text:style-name="T15">を</text:span></text:p><text:p text:style-name="P47"><text:span text:style-name="T15">宣言、</text:span><text:span text:style-name="T15">0</text:span><text:span text:style-name="T15">で初期化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4" draw:text-style-name="P29" svg:width="164.83pt" svg:height="71.18pt" svg:x="205.4pt" svg:y="180.2pt"><text:p text:style-name="P28"><text:span text:style-name="T6">キーが数字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88.85pt" svg:y1="251.35pt" svg:x2="288.85pt" svg:y2="279.64pt"><text:p/></draw:line></draw:g><draw:g draw:style-name="gr7"><draw:custom-shape draw:style-name="gr35" draw:text-style-name="P54" svg:width="169.82pt" svg:height="30.61pt" svg:x="208.94pt" svg:y="339.39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5" svg:x1="293.84pt" svg:y1="370.01pt" svg:x2="293.84pt" svg:y2="398.3pt"><text:p/></draw:line></draw:g><draw:g draw:style-name="gr7"><draw:custom-shape draw:style-name="gr55" draw:text-style-name="P49" svg:width="169.57pt" svg:height="32.77pt" svg:x="209.25pt" svg:y="278.5pt"><text:p text:style-name="P47"><text:span text:style-name="T15">retNum</text:span><text:span text:style-name="T15">に</text:span><text:span text:style-name="T15">1</text:span><text:span text:style-name="T15">を足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93.78pt" svg:y1="311.16pt" svg:x2="293.78pt" svg:y2="339.51pt"><text:p/></draw:line></draw:g><draw:line draw:style-name="gr3" draw:text-style-name="P25" svg:x1="286.81pt" svg:y1="88.27pt" svg:x2="286.81pt" svg:y2="116.56pt"><text:p/></draw:line><draw:g draw:style-name="gr7"><draw:g draw:style-name="gr7"><draw:custom-shape draw:style-name="gr56" svg:width="170.62pt" svg:height="34.53pt" svg:x="201.91pt" svg:y="117.41pt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57" draw:text-style-name="P59" svg:width="85.01pt" svg:height="35.38pt" svg:x="244.6pt" svg:y="116.56pt"><draw:text-box><text:p><text:span text:style-name="T7">this.json</text:span><text:span text:style-name="T7">のキーを走査する</text:span></text:p></draw:text-box></draw:frame></draw:g><draw:line draw:style-name="gr3" draw:text-style-name="P25" svg:x1="286.81pt" svg:y1="151.91pt" svg:x2="286.81pt" svg:y2="180.2pt"><text:p/></draw:line></draw:g><draw:g draw:style-name="gr7"><draw:custom-shape draw:style-name="gr55" draw:text-style-name="P49" svg:width="169.57pt" svg:height="32.77pt" svg:x="209.25pt" svg:y="396pt"><text:p text:style-name="P47"><text:span text:style-name="T15">retNum</text:span><text:span text:style-name="T15">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93.78pt" svg:y1="428.68pt" svg:x2="293.78pt" svg:y2="457.03pt"><text:p/></draw:line></draw:g><draw:custom-shape draw:style-name="gr5" draw:text-style-name="P27" svg:width="27.38pt" svg:height="28.37pt" svg:x="280.66pt" svg:y="452.61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6" svg:width="123.82pt" svg:height="109.62pt" svg:x="293.81pt" svg:y="215.6pt" svg:viewBox="0 0 4369 3868" draw:points="2695,0 4369,0 4369,3868 0,3868"><text:p/></draw:polyline><draw:frame draw:style-name="gr11" svg:width="17.06pt" svg:height="17.77pt" svg:x="326.35pt" svg:y="243.89pt"><draw:text-box><text:p>Y</text:p></draw:text-box></draw:frame><draw:frame draw:style-name="gr11" svg:width="17.06pt" svg:height="17.77pt" svg:x="379.39pt" svg:y="194.29pt"><draw:text-box><text:p>N</text:p></draw:text-box></draw:frame></draw:g></text:p>
      <text:p text:style-name="P1"><draw:g text:anchor-type="as-char" draw:z-index="17" draw:style-name="gr17"><draw:frame draw:style-name="gr2" draw:text-style-name="P39" svg:width="180.68pt" svg:height="257.41pt" svg:x="0pt" svg:y="7.26pt"><draw:text-box><text:p><text:span text:style-name="T10">Fig13</text:span></text:p><text:p><text:span text:style-name="T10">関数名：</text:span><text:span text:style-name="T10">selectPageNumber</text:span></text:p><text:p text:style-name="P35"><text:span text:style-name="T10">概要：選択中のページナンバーの色を変える。</text:span></text:p><text:p text:style-name="P36"><text:span text:style-name="T10">引数：</text:span><text:span text:style-name="T10">int displayPage:</text:span><text:span text:style-name="T10">表示中のページ番号。</text:span></text:p><text:p><text:span text:style-name="T10">戻り値：なし</text:span></text:p><text:p text:style-name="P45"><text:span text:style-name="T10"/></text:p></draw:text-box></draw:frame><draw:line draw:style-name="gr3" draw:text-style-name="P25" svg:x1="286.81pt" svg:y1="28.4pt" svg:x2="286.81pt" svg:y2="56.69pt"><text:p/></draw:line><draw:line draw:style-name="gr4" draw:text-style-name="P26" svg:x1="184.2pt" svg:y1="0.06pt" svg:x2="184.2pt" svg:y2="727.31pt"><text:p/></draw:line><draw:custom-shape draw:style-name="gr5" draw:text-style-name="P27" svg:width="27.38pt" svg:height="28.37pt" svg:x="273.2pt" svg:y="0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49" svg:width="172.91pt" svg:height="32.63pt" svg:x="202.31pt" svg:y="56.69pt"><text:p text:style-name="P47"><text:span text:style-name="T15">全てのページナンバーから</text:span><text:span text:style-name="T15">select</text:span><text:span text:style-name="T15">クラス</text:span></text:p><text:p text:style-name="P47"><text:span text:style-name="T15">を除去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58" draw:text-style-name="P49" svg:width="169.51pt" svg:height="32.68pt" svg:x="201.91pt" svg:y="115.74pt"><text:p text:style-name="P47"><text:span text:style-name="T15">選択中のページナンバーのタグに</text:span></text:p><text:p text:style-name="P47"><text:span text:style-name="T15">select</text:span><text:span text:style-name="T15">クラスを付与して色を変え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6.44pt" svg:y1="148.31pt" svg:x2="286.44pt" svg:y2="176.6pt"><text:p/></draw:line></draw:g><draw:line draw:style-name="gr3" draw:text-style-name="P25" svg:x1="286.81pt" svg:y1="88.21pt" svg:x2="286.81pt" svg:y2="116.5pt"><text:p/></draw:line><draw:custom-shape draw:style-name="gr5" draw:text-style-name="P27" svg:width="27.38pt" svg:height="28.37pt" svg:x="273.2pt" svg:y="176.6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18" draw:style-name="gr17"><draw:frame draw:style-name="gr2" draw:text-style-name="P39" svg:width="180.68pt" svg:height="257.41pt" svg:x="0pt" svg:y="7.26pt"><draw:text-box><text:p><text:span text:style-name="T10">Fig14</text:span></text:p><text:p><text:span text:style-name="T10">関数名：</text:span><text:span text:style-name="T10">createElementTag</text:span></text:p><text:p text:style-name="P35"><text:span text:style-name="T10">概要：</text:span><text:span text:style-name="T10">JSON</text:span><text:span text:style-name="T10">のノードに対応したタグを作る。</text:span></text:p><text:p text:style-name="P36"><text:span text:style-name="T10">引数：</text:span><text:span text:style-name="T10">Array stackKey:</text:span><text:span text:style-name="T10">キーを格納するスタック形式の配列</text:span></text:p><text:p text:style-name="P37"><text:span text:style-name="T10">:Object curMapNode:</text:span><text:span text:style-name="T10">現在さしている</text:span><text:span text:style-name="T10">JSON</text:span><text:span text:style-name="T10">のノード</text:span></text:p><text:p text:style-name="P37"><text:span text:style-name="T10">:Element topDomNode:</text:span><text:span text:style-name="T10">現在さしている</text:span><text:span text:style-name="T10">DOM</text:span><text:span text:style-name="T10">の先頭</text:span></text:p><text:p text:style-name="P36"><text:span text:style-name="T10">返却値 <text:s/></text:span><text:span text:style-name="T10">:</text:span><text:span text:style-name="T10">なし</text:span></text:p><text:p><text:span text:style-name="T10">戻り値：なし</text:span></text:p><text:p><text:span text:style-name="T10"/></text:p><text:p text:style-name="P45"><text:span text:style-name="T10">変数</text:span><text:span text:style-name="T10">:var mapNode:</text:span><text:span text:style-name="T10">ループで走査する連想配列のキーの値を格納する変数</text:span></text:p><text:p text:style-name="P45"><text:span text:style-name="T10">var curDomNode</text:span><text:span text:style-name="T10">カレントの</text:span><text:span text:style-name="T10">DOM</text:span><text:span text:style-name="T10">ノード</text:span></text:p></draw:text-box></draw:frame><draw:line draw:style-name="gr3" draw:text-style-name="P25" svg:x1="286.81pt" svg:y1="28.4pt" svg:x2="286.81pt" svg:y2="56.69pt"><text:p/></draw:line><draw:line draw:style-name="gr4" draw:text-style-name="P26" svg:x1="184.2pt" svg:y1="0.06pt" svg:x2="184.2pt" svg:y2="727.31pt"><text:p/></draw:line><draw:custom-shape draw:style-name="gr5" draw:text-style-name="P27" svg:width="27.38pt" svg:height="28.37pt" svg:x="273.2pt" svg:y="0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34" draw:text-style-name="P29" svg:width="164.83pt" svg:height="71.18pt" svg:x="202.96pt" svg:y="56.35pt"><text:p text:style-name="P28"><text:span text:style-name="T6">curMapNode</text:span><text:span text:style-name="T6">が</text:span><text:span text:style-name="T6">null</text:span><text:span text:style-name="T6">で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86.41pt" svg:y1="127.5pt" svg:x2="286.41pt" svg:y2="155.79pt"><text:p/></draw:line></draw:g><draw:polyline draw:style-name="gr10" draw:text-style-name="P26" svg:width="54.51pt" svg:height="45.92pt" svg:x="367.77pt" svg:y="91.76pt" svg:viewBox="0 0 1924 1621" draw:points="0,0 1924,0 1924,1621"><text:p/></draw:polyline><draw:g draw:style-name="gr7"><draw:custom-shape draw:style-name="gr59" draw:text-style-name="P49" svg:width="74.27pt" svg:height="28.83pt" svg:x="385.46pt" svg:y="137pt"><text:p text:style-name="P47"><text:span text:style-name="T15">処理を終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422.48pt" svg:y1="165.8pt" svg:x2="422.48pt" svg:y2="190.8pt"><text:p/></draw:line></draw:g><draw:custom-shape draw:style-name="gr5" draw:text-style-name="P27" svg:width="27.38pt" svg:height="28.37pt" svg:x="407.59pt" svg:y="187.26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60" svg:width="170.62pt" svg:height="36.77pt" svg:x="200.69pt" svg:y="153.89pt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61" draw:text-style-name="P59" svg:width="85.01pt" svg:height="37.67pt" svg:x="243.41pt" svg:y="153.16pt"><draw:text-box><text:p><text:span text:style-name="T7">curMapNode</text:span><text:span text:style-name="T7">にキーがある限りループする</text:span></text:p></draw:text-box></draw:frame></draw:g><draw:line draw:style-name="gr3" draw:text-style-name="P25" svg:x1="285.85pt" svg:y1="190.8pt" svg:x2="285.85pt" svg:y2="219.09pt"><text:p/></draw:line></draw:g><draw:g draw:style-name="gr7"><draw:custom-shape draw:style-name="gr39" draw:text-style-name="P49" svg:width="169.43pt" svg:height="32.63pt" svg:x="201.49pt" svg:y="218.3pt"><text:p text:style-name="P47"><text:span text:style-name="T15">現在走査しているキーの値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5.99pt" svg:y1="250.89pt" svg:x2="285.99pt" svg:y2="279.18pt"><text:p/></draw:line></draw:g><draw:g draw:style-name="gr7"><draw:custom-shape draw:style-name="gr39" draw:text-style-name="P49" svg:width="169.43pt" svg:height="32.63pt" svg:x="201.49pt" svg:y="275.7pt"><text:p text:style-name="P47"><text:span text:style-name="T15">カレントの</text:span><text:span text:style-name="T15">DOM</text:span><text:span text:style-name="T15">ノードを格納する変数</text:span></text:p><text:p text:style-name="P47"><text:span text:style-name="T15">curDomNode</text:span><text:span text:style-name="T15">を宣言、</text:span><text:span text:style-name="T15">null</text:span><text:span text:style-name="T15">で初期化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5.99pt" svg:y1="308.3pt" svg:x2="285.99pt" svg:y2="336.59pt"><text:p/></draw:line></draw:g><draw:custom-shape draw:style-name="gr5" draw:text-style-name="P27" svg:width="27.38pt" svg:height="28.37pt" svg:x="273.2pt" svg:y="335.79pt"><text:p text:style-name="P26"><text:span text:style-name="T5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19" draw:style-name="gr17"><draw:custom-shape draw:style-name="gr5" draw:text-style-name="P27" svg:width="27.38pt" svg:height="28.37pt" svg:x="50.06pt" svg:y="0pt"><text:p text:style-name="P26"><text:span text:style-name="T5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6" svg:width="40.37pt" svg:height="24.72pt" svg:x="122.97pt" svg:y="95.5pt" svg:viewBox="0 0 1425 873" draw:points="0,0 1425,0 1425,873"><text:p/></draw:polyline><draw:polyline draw:style-name="gr10" draw:text-style-name="P26" svg:width="95.47pt" svg:height="353.74pt" svg:x="354.39pt" svg:y="272.41pt" svg:viewBox="0 0 3369 12480" draw:points="2078,0 3369,0 3369,12480 0,12480"><text:p/></draw:polyline><draw:frame draw:style-name="gr11" svg:width="17.06pt" svg:height="17.77pt" svg:x="415.16pt" svg:y="240.46pt"><draw:text-box><text:p>N</text:p></draw:text-box></draw:frame><draw:custom-shape draw:style-name="gr62" draw:text-style-name="P29" svg:width="123.82pt" svg:height="76.22pt" svg:x="0pt" svg:y="56.21pt"><text:p text:style-name="P28"><text:span text:style-name="T6">mapNode</text:span><text:span text:style-name="T6">が配列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62.7pt" svg:y1="132.41pt" svg:x2="62.7pt" svg:y2="200.86pt"><text:p/></draw:line><draw:line draw:style-name="gr3" draw:text-style-name="P25" svg:x1="63.24pt" svg:y1="28.35pt" svg:x2="63.24pt" svg:y2="56.64pt"><text:p/></draw:line><draw:custom-shape draw:style-name="gr62" draw:text-style-name="P29" svg:width="123.82pt" svg:height="76.22pt" svg:x="99.69pt" svg:y="116.7pt"><text:p text:style-name="P28"><text:span text:style-name="T6">オブジェクト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162.4pt" svg:y1="192.9pt" svg:x2="163.84pt" svg:y2="290.1pt"><text:p/></draw:line><draw:custom-shape draw:style-name="gr62" draw:text-style-name="P29" svg:width="123.82pt" svg:height="76.22pt" svg:x="198.74pt" svg:y="173.31pt"><text:p text:style-name="P28"><text:span text:style-name="T6">text</text:span><text:span text:style-name="T6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61.44pt" svg:y1="249.51pt" svg:x2="261.44pt" svg:y2="463.41pt"><text:p/></draw:line><draw:custom-shape draw:style-name="gr62" draw:text-style-name="P29" svg:width="123.82pt" svg:height="76.22pt" svg:x="290.69pt" svg:y="233.46pt"><text:p text:style-name="P28"><text:span text:style-name="T6">html</text:span><text:span text:style-name="T6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353.4pt" svg:y1="309.66pt" svg:x2="353.4pt" svg:y2="548.31pt"><text:p/></draw:line><draw:polyline draw:style-name="gr10" draw:text-style-name="P26" svg:width="40.37pt" svg:height="17.63pt" svg:x="222.01pt" svg:y="155.65pt" svg:viewBox="0 0 1425 623" draw:points="0,0 1425,0 1425,623"><text:p/></draw:polyline><draw:polyline draw:style-name="gr10" draw:text-style-name="P26" svg:width="31.8pt" svg:height="21.17pt" svg:x="322.55pt" svg:y="212.26pt" svg:viewBox="0 0 1123 748" draw:points="0,0 1123,0 1123,748"><text:p/></draw:polyline><draw:frame draw:style-name="gr11" svg:width="17.06pt" svg:height="17.77pt" svg:x="85.55pt" svg:y="127.36pt"><draw:text-box><text:p>Y</text:p></draw:text-box></draw:frame><draw:frame draw:style-name="gr11" svg:width="17.06pt" svg:height="17.77pt" svg:x="174.61pt" svg:y="198pt"><draw:text-box><text:p>Y</text:p></draw:text-box></draw:frame><draw:frame draw:style-name="gr11" svg:width="17.06pt" svg:height="17.77pt" svg:x="280.09pt" svg:y="244.06pt"><draw:text-box><text:p>Y</text:p></draw:text-box></draw:frame><draw:frame draw:style-name="gr11" svg:width="17.06pt" svg:height="17.77pt" svg:x="375.59pt" svg:y="307.7pt"><draw:text-box><text:p>Y</text:p></draw:text-box></draw:frame><draw:frame draw:style-name="gr11" svg:width="17.06pt" svg:height="17.77pt" svg:x="135.04pt" svg:y="70.64pt"><draw:text-box><text:p>N</text:p></draw:text-box></draw:frame><draw:frame draw:style-name="gr11" svg:width="17.06pt" svg:height="17.77pt" svg:x="238.31pt" svg:y="127.25pt"><draw:text-box><text:p>N</text:p></draw:text-box></draw:frame><draw:frame draw:style-name="gr11" svg:width="17.06pt" svg:height="17.77pt" svg:x="330.24pt" svg:y="176.85pt"><draw:text-box><text:p>N</text:p></draw:text-box></draw:frame><draw:g draw:style-name="gr7"><draw:custom-shape draw:style-name="gr63" draw:text-style-name="P49" svg:width="127.36pt" svg:height="26.99pt" svg:x="99.69pt" svg:y="289.36pt"><text:p text:style-name="P47"><text:span text:style-name="T15">stackKey</text:span><text:span text:style-name="T15">に</text:span><text:span text:style-name="T15">key</text:span><text:span text:style-name="T15">を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163.22pt" svg:y1="316.26pt" svg:x2="163.22pt" svg:y2="339.65pt"><text:p/></draw:line></draw:g><draw:g draw:style-name="gr7"><draw:custom-shape draw:style-name="gr64" draw:text-style-name="P32" svg:width="126.48pt" svg:height="70.67pt" svg:x="0.65pt" svg:y="198.11pt"><text:p text:style-name="P26"><text:span text:style-name="T10">this.createKeysTo</text:span></text:p><text:p text:style-name="P26"><text:span text:style-name="T10">TagArray()</text:span></text:p><text:p text:style-name="P26"><text:span text:style-name="T10"/></text:p><text:p text:style-name="P26"><text:span text:style-name="T10"/></text:p><text:p text:style-name="P26"><text:span text:style-name="T10">スタックした文字列と</text:span></text:p><text:p text:style-name="P26"><text:span text:style-name="T10">テキストの配列から</text:span></text:p><text:p text:style-name="P26"><text:span text:style-name="T10">タグ群を作り出す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5" svg:x1="15.19pt" svg:y1="230.71pt" svg:x2="111.86pt" svg:y2="230.71pt"><text:p/></draw:line><draw:frame draw:style-name="gr65" draw:text-style-name="P34" svg:width="19.81pt" svg:height="9.58pt" svg:x="108.2pt" svg:y="273.54pt"><draw:text-box><text:p><text:span text:style-name="T9">fig16</text:span></text:p></draw:text-box></draw:frame></draw:g><draw:line draw:style-name="gr3" draw:text-style-name="P25" svg:x1="64.29pt" svg:y1="268.75pt" svg:x2="64.29pt" svg:y2="696.9pt"><text:p/></draw:line><draw:g draw:style-name="gr7"><draw:custom-shape draw:style-name="gr66" draw:text-style-name="P32" svg:width="126.48pt" svg:height="48.02pt" svg:x="99.69pt" svg:y="339.59pt"><text:p text:style-name="P26"><text:span text:style-name="T10">this.createElementTag()</text:span></text:p><text:p text:style-name="P26"><text:span text:style-name="T10"/></text:p><text:p text:style-name="P26"><text:span text:style-name="T10"/></text:p><text:p text:style-name="P26"><text:span text:style-name="T10">再帰呼び出しを行う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5" svg:x1="114.26pt" svg:y1="361.76pt" svg:x2="210.93pt" svg:y2="361.76pt"><text:p/></draw:line><draw:frame draw:style-name="gr67" draw:text-style-name="P34" svg:width="19.81pt" svg:height="9.07pt" svg:x="207.24pt" svg:y="390.81pt"><draw:text-box><text:p><text:span text:style-name="T9">fig14</text:span></text:p></draw:text-box></draw:frame></draw:g><draw:line draw:style-name="gr3" draw:text-style-name="P25" svg:x1="163.36pt" svg:y1="387.61pt" svg:x2="163.36pt" svg:y2="417.46pt"><text:p/></draw:line><draw:custom-shape draw:style-name="gr68" draw:text-style-name="P49" svg:width="123.87pt" svg:height="26.53pt" svg:x="103.21pt" svg:y="417.46pt"><text:p text:style-name="P47"><text:span text:style-name="T15">stackKey</text:span><text:span text:style-name="T15">の末尾を削除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69" draw:text-style-name="P32" svg:width="126.48pt" svg:height="58.11pt" svg:x="198.74pt" svg:y="463.41pt"><text:p text:style-name="P26"><text:span text:style-name="T10">this.createKeysToTag()</text:span></text:p><text:p text:style-name="P26"><text:span text:style-name="T10"/></text:p><text:p text:style-name="P26"><text:span text:style-name="T10"/></text:p><text:p text:style-name="P26"><text:span text:style-name="T10">スタックした</text:span><text:span text:style-name="T10">key</text:span><text:span text:style-name="T10">文字列と</text:span></text:p><text:p text:style-name="P26"><text:span text:style-name="T10">テキストをタグ化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5" svg:x1="213.31pt" svg:y1="490.2pt" svg:x2="309.97pt" svg:y2="490.2pt"><text:p/></draw:line><draw:frame draw:style-name="gr67" draw:text-style-name="P34" svg:width="19.81pt" svg:height="9.07pt" svg:x="306.31pt" svg:y="525.4pt"><draw:text-box><text:p><text:span text:style-name="T9">fig15</text:span></text:p></draw:text-box></draw:frame></draw:g><draw:g draw:style-name="gr7"><draw:custom-shape draw:style-name="gr69" draw:text-style-name="P32" svg:width="126.48pt" svg:height="58.11pt" svg:x="290.69pt" svg:y="548.36pt"><text:p text:style-name="P26"><text:span text:style-name="T10">this.createKeysToTag()</text:span></text:p><text:p text:style-name="P26"><text:span text:style-name="T10"/></text:p><text:p text:style-name="P26"><text:span text:style-name="T10"/></text:p><text:p text:style-name="P26"><text:span text:style-name="T10">スタックした</text:span><text:span text:style-name="T10">key</text:span><text:span text:style-name="T10">文字列と</text:span></text:p><text:p text:style-name="P26"><text:span text:style-name="T10">テキストをタグ化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5" svg:x1="305.26pt" svg:y1="575.15pt" svg:x2="401.92pt" svg:y2="575.15pt"><text:p/></draw:line><draw:frame draw:style-name="gr67" draw:text-style-name="P34" svg:width="19.81pt" svg:height="9.07pt" svg:x="398.24pt" svg:y="610.36pt"><draw:text-box><text:p><text:span text:style-name="T9">fig15</text:span></text:p></draw:text-box></draw:frame></draw:g><draw:polyline draw:style-name="gr10" draw:text-style-name="P26" svg:width="206.93pt" svg:height="99.01pt" draw:transform="rotate (-1.5707963267949) translate (163.35pt 443.965748031496pt)" svg:viewBox="0 0 7301 3494" draw:points="0,0 7301,0 7301,3494"><text:p/></draw:polyline><draw:polyline draw:style-name="gr10" draw:text-style-name="P26" svg:width="122.03pt" svg:height="99.01pt" draw:transform="rotate (-1.5707963267949) translate (262.4pt 518.265748031496pt)" svg:viewBox="0 0 4306 3494" draw:points="0,0 4306,0 4306,3494"><text:p/></draw:polyline><draw:polyline draw:style-name="gr10" draw:text-style-name="P26" svg:width="23.22pt" svg:height="91.98pt" draw:transform="rotate (-1.5707963267949) translate (354.399999999999pt 606.465748031496pt)" svg:viewBox="0 0 820 3246" draw:points="0,0 820,0 820,3246"><text:p/></draw:polyline><draw:custom-shape draw:style-name="gr5" draw:text-style-name="P27" svg:width="27.38pt" svg:height="28.37pt" svg:x="50.06pt" svg:y="696.84pt"><text:p text:style-name="P26"><text:span text:style-name="T5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70" draw:text-style-name="P39" svg:width="180.68pt" svg:height="91.16pt" svg:x="283.41pt" svg:y="0.85pt"><draw:text-box><text:p><text:span text:style-name="T10">Fig14 2</text:span><text:span text:style-name="T10">ページ目</text:span></text:p><text:p><text:span text:style-name="T10"/></text:p></draw:text-box></draw:frame></draw:g></text:p>
      <text:p text:style-name="P2"><draw:g text:anchor-type="as-char" draw:z-index="20" draw:style-name="gr17"><draw:frame draw:style-name="gr2" draw:text-style-name="P39" svg:width="180.68pt" svg:height="257.41pt" svg:x="0pt" svg:y="7.26pt"><draw:text-box><text:p><text:span text:style-name="T10">Fig14 3</text:span><text:span text:style-name="T10">ページ目</text:span></text:p><text:p><text:span text:style-name="T10">:</text:span></text:p></draw:text-box></draw:frame><draw:line draw:style-name="gr3" draw:text-style-name="P25" svg:x1="286.81pt" svg:y1="28.4pt" svg:x2="286.81pt" svg:y2="56.69pt"><text:p/></draw:line><draw:line draw:style-name="gr4" draw:text-style-name="P26" svg:x1="184.2pt" svg:y1="0.06pt" svg:x2="184.2pt" svg:y2="727.31pt"><text:p/></draw:line><draw:custom-shape draw:style-name="gr5" draw:text-style-name="P27" svg:width="27.38pt" svg:height="28.37pt" svg:x="273.2pt" svg:y="0pt"><text:p text:style-name="P26"><text:span text:style-name="T5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34" draw:text-style-name="P29" svg:width="164.83pt" svg:height="71.18pt" svg:x="202.96pt" svg:y="56.3pt"><text:p text:style-name="P28"><text:span text:style-name="T6">DOM</text:span><text:span text:style-name="T6">が生成されていたら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86.41pt" svg:y1="127.45pt" svg:x2="286.41pt" svg:y2="155.74pt"><text:p/></draw:line></draw:g><draw:custom-shape draw:style-name="gr39" draw:text-style-name="P49" svg:width="169.43pt" svg:height="32.63pt" svg:x="205pt" svg:y="154.6pt"><text:p text:style-name="P47"><text:span text:style-name="T15">topDomNode</text:span><text:span text:style-name="T15">の最後尾に</text:span></text:p><text:p text:style-name="P47"><text:span text:style-name="T15">curDomNode</text:span><text:span text:style-name="T15">を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5pt" svg:y1="187.2pt" svg:x2="289.5pt" svg:y2="240.24pt"><text:p/></draw:line><draw:polyline draw:style-name="gr10" draw:text-style-name="P26" svg:width="123.82pt" svg:height="120.22pt" svg:x="289.9pt" svg:y="91.7pt" svg:viewBox="0 0 4369 4242" draw:points="2695,0 4369,0 4369,4242 0,4242"><text:p/></draw:polyline><draw:frame draw:style-name="gr11" svg:width="17.06pt" svg:height="17.77pt" svg:x="335.91pt" svg:y="119.99pt"><draw:text-box><text:p>Y</text:p></draw:text-box></draw:frame><draw:frame draw:style-name="gr11" svg:width="17.06pt" svg:height="17.77pt" svg:x="371.91pt" svg:y="59.81pt"><draw:text-box><text:p>N</text:p></draw:text-box></draw:frame><draw:custom-shape draw:style-name="gr5" draw:text-style-name="P27" svg:width="27.38pt" svg:height="28.37pt" svg:x="273.2pt" svg:y="240.21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text:soft-page-break/><draw:g text:anchor-type="as-char" draw:z-index="21" draw:style-name="gr17"><draw:frame draw:style-name="gr71" draw:text-style-name="P39" svg:width="180.68pt" svg:height="165.77pt" svg:x="0pt" svg:y="7.26pt"><draw:text-box><text:p><text:span text:style-name="T10">Fig15</text:span></text:p><text:p><text:span text:style-name="T10">関数名：</text:span><text:span text:style-name="T10">createKeysToTag</text:span></text:p><text:p text:style-name="P62"><text:span text:style-name="T10">概要：スタックからキーのタグ、テキストから編集用のタグを作る。</text:span></text:p><text:p text:style-name="P36"><text:span text:style-name="T10">引数：</text:span><text:span text:style-name="T10">Array curStackKey:</text:span><text:span text:style-name="T10">キー名のスタック。</text:span></text:p><text:p text:style-name="P36"><text:span text:style-name="T10">:String mapNode:JSON</text:span><text:span text:style-name="T10">のテキスト。</text:span></text:p><text:p text:style-name="P36"><text:span text:style-name="T10">:String key:</text:span><text:span text:style-name="T10">カレントのキー。</text:span></text:p><text:p text:style-name="P63"><text:span text:style-name="T10">戻り値：スタックからキーのタグ、テキストから編集用のタグを作る。</text:span></text:p><text:p><text:span text:style-name="T10"/></text:p><text:p text:style-name="P64"><text:span text:style-name="T10">変数</text:span><text:span text:style-name="T10">:var retDom:</text:span><text:span text:style-name="T10">返却する編集用のタグを格納する変数</text:span></text:p><text:p text:style-name="P65"><text:span text:style-name="T10">var keys:</text:span><text:span text:style-name="T10">生成された、クラスが</text:span><text:span text:style-name="T10">key</text:span><text:span text:style-name="T10">のタグをまとめる変数</text:span></text:p><text:p text:style-name="P65"><text:span text:style-name="T10">var connectedKey:curStackKey</text:span><text:span text:style-name="T10">に格納されたキーの文字列を</text:span><text:span text:style-name="T10">_</text:span><text:span text:style-name="T10">を区切り文字にして連結して格納するための変数</text:span></text:p></draw:text-box></draw:frame><draw:line draw:style-name="gr3" draw:text-style-name="P25" svg:x1="286.81pt" svg:y1="28.4pt" svg:x2="286.81pt" svg:y2="56.69pt"><text:p/></draw:line><draw:line draw:style-name="gr4" draw:text-style-name="P26" svg:x1="184.2pt" svg:y1="0.06pt" svg:x2="184.2pt" svg:y2="727.31pt"><text:p/></draw:line><draw:custom-shape draw:style-name="gr5" draw:text-style-name="P27" svg:width="27.38pt" svg:height="28.37pt" svg:x="273.2pt" svg:y="0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2" draw:text-style-name="P49" svg:width="172.91pt" svg:height="24.38pt" svg:x="202.31pt" svg:y="56.69pt"><text:p text:style-name="P47"><text:span text:style-name="T15">retDom</text:span><text:span text:style-name="T15">に外枠となるタグを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g draw:style-name="gr7"><draw:custom-shape draw:style-name="gr73" draw:text-style-name="P32" svg:width="182.61pt" svg:height="50.43pt" svg:x="197.94pt" svg:y="109.36pt"><text:p text:style-name="P26"><text:span text:style-name="T10">this.createKeyTags()</text:span></text:p><text:p text:style-name="P26"><text:span text:style-name="T10"/></text:p><text:p text:style-name="P26"><text:span text:style-name="T10"/></text:p><text:p text:style-name="P26"><text:span text:style-name="T10">キーのタグ群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5" svg:x1="219.03pt" svg:y1="132.58pt" svg:x2="358.64pt" svg:y2="132.58pt"><text:p/></draw:line><draw:frame draw:style-name="gr67" draw:text-style-name="P34" svg:width="28.63pt" svg:height="9.07pt" svg:x="353.34pt" svg:y="163.11pt"><draw:text-box><text:p><text:span text:style-name="T9">fig17</text:span></text:p></draw:text-box></draw:frame></draw:g><draw:line draw:style-name="gr3" draw:text-style-name="P25" svg:x1="289.93pt" svg:y1="159.7pt" svg:x2="289.93pt" svg:y2="179.91pt"><text:p/></draw:line></draw:g><draw:line draw:style-name="gr3" draw:text-style-name="P25" svg:x1="286.81pt" svg:y1="81.07pt" svg:x2="286.81pt" svg:y2="109.36pt"><text:p/></draw:line><draw:g draw:style-name="gr7"><draw:custom-shape draw:style-name="gr39" draw:text-style-name="P49" svg:width="169.43pt" svg:height="32.63pt" svg:x="205.4pt" svg:y="179.35pt"><text:p text:style-name="P47"><text:span text:style-name="T15">キーのタグ群を、</text:span><text:span text:style-name="T15">retDom</text:span><text:span text:style-name="T15">のキーのタグ群</text:span></text:p><text:p text:style-name="P47"><text:span text:style-name="T15">をまとめるためのタグに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211.95pt" svg:x2="289.9pt" svg:y2="240.24pt"><text:p/></draw:line></draw:g><draw:g draw:style-name="gr7"><draw:custom-shape draw:style-name="gr39" draw:text-style-name="P49" svg:width="169.43pt" svg:height="32.63pt" svg:x="205.4pt" svg:y="239.47pt"><text:p text:style-name="P47"><text:span text:style-name="T15">スタックにカレントのキーを加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272.01pt" svg:x2="289.9pt" svg:y2="300.3pt"><text:p/></draw:line></draw:g><draw:g draw:style-name="gr7"><draw:custom-shape draw:style-name="gr39" draw:text-style-name="P49" svg:width="169.43pt" svg:height="32.63pt" svg:x="205.4pt" svg:y="296.84pt"><text:p text:style-name="P47"><text:span text:style-name="T15">スタックの文字列を</text:span><text:span text:style-name="T15">_</text:span><text:span text:style-name="T15">を区切り文字</text:span></text:p><text:p text:style-name="P47"><text:span text:style-name="T15">にして連結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329.47pt" svg:x2="289.9pt" svg:y2="357.76pt"><text:p/></draw:line></draw:g><draw:g draw:style-name="gr7"><draw:custom-shape draw:style-name="gr39" draw:text-style-name="P49" svg:width="169.43pt" svg:height="32.63pt" svg:x="205.4pt" svg:y="356.94pt"><text:p text:style-name="P47"><text:span text:style-name="T15">編集用テキストエリアのラベルを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389.51pt" svg:x2="289.9pt" svg:y2="417.8pt"><text:p/></draw:line></draw:g><draw:g draw:style-name="gr7"><draw:custom-shape draw:style-name="gr39" draw:text-style-name="P49" svg:width="169.43pt" svg:height="32.63pt" svg:x="205.4pt" svg:y="416.35pt"><text:p text:style-name="P47"><text:span text:style-name="T15">編集用テキストエリアを追加する。</text:span></text:p><text:p text:style-name="P47"><text:span text:style-name="T15">name</text:span><text:span text:style-name="T15">属性には</text:span><text:span text:style-name="T15">_</text:span><text:span text:style-name="T15">で区切ったスタックの</text:span></text:p><text:p text:style-name="P47"><text:span text:style-name="T15">キーを格納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448.95pt" svg:x2="289.9pt" svg:y2="477.24pt"><text:p/></draw:line></draw:g><draw:g draw:style-name="gr7"><draw:custom-shape draw:style-name="gr74" draw:text-style-name="P49" svg:width="169.43pt" svg:height="23.16pt" svg:x="205.4pt" svg:y="476.5pt"><text:p text:style-name="P47"><text:span text:style-name="T15">末尾に加えたキーを消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499.63pt" svg:x2="289.9pt" svg:y2="519.7pt"><text:p/></draw:line></draw:g><draw:g draw:style-name="gr7"><draw:custom-shape draw:style-name="gr74" draw:text-style-name="P49" svg:width="169.43pt" svg:height="23.16pt" svg:x="205.4pt" svg:y="518.94pt"><text:p text:style-name="P47"><text:span text:style-name="T15">作成した</text:span><text:span text:style-name="T15">DOM</text:span><text:span text:style-name="T15">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542.04pt" svg:x2="289.9pt" svg:y2="562.11pt"><text:p/></draw:line></draw:g><draw:custom-shape draw:style-name="gr5" draw:text-style-name="P27" svg:width="27.38pt" svg:height="28.37pt" svg:x="275.75pt" svg:y="562.11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75" draw:text-style-name="P39" svg:width="180.28pt" svg:height="159.17pt" svg:x="0pt" svg:y="183.66pt"><draw:text-box><text:p><text:span text:style-name="T10">retDom</text:span><text:span text:style-name="T10">に格納される、外枠となるタグの構成</text:span></text:p><text:p><text:span text:style-name="T10">サンプル</text:span></text:p><text:p><text:span text:style-name="T10"/></text:p><text:p><text:span text:style-name="T10">&lt;div class="keyAndValue"&gt;</text:span></text:p><text:p><text:span text:style-name="T10">　</text:span><text:span text:style-name="T10">&lt;span class="keys"&gt;</text:span></text:p><text:p><text:span text:style-name="T10">　　</text:span><text:span text:style-name="T10">&lt;span class="key"&gt;guides&lt;/span&gt;</text:span></text:p><text:p><text:span text:style-name="T10">　　</text:span><text:span text:style-name="T10">&lt;span class="key"&gt;guideFASchool&lt;/span&gt;</text:span></text:p><text:p><text:span text:style-name="T10">　　</text:span><text:span text:style-name="T10">&lt;span class="key"&gt;toppageLink&lt;/span&gt;</text:span></text:p><text:p><text:span text:style-name="T10">　　</text:span><text:span text:style-name="T10">&lt;span class="key currentKey"&gt;</text:span></text:p><text:p><text:span text:style-name="T10">　　　</text:span><text:span text:style-name="T10">sideText</text:span></text:p><text:p><text:span text:style-name="T10">　　</text:span><text:span text:style-name="T10">&lt;/span&gt;</text:span></text:p><text:p><text:span text:style-name="T10">　</text:span><text:span text:style-name="T10">&lt;/span&gt;</text:span></text:p><text:p><text:span text:style-name="T10">　</text:span><text:span text:style-name="T10">&lt;span class="values"&gt;&lt;/span&gt;</text:span></text:p><text:p><text:span text:style-name="T10">&lt;/div&gt;</text:span></text:p></draw:text-box></draw:frame></draw:g></text:p>
      <text:p text:style-name="P7"><draw:g text:anchor-type="as-char" draw:z-index="23" draw:style-name="gr17"><draw:frame draw:style-name="gr2" draw:text-style-name="P39" svg:width="169.43pt" svg:height="257.41pt" svg:x="0pt" svg:y="7.26pt"><draw:text-box><text:p><text:span text:style-name="T10">Fig16</text:span></text:p><text:p><text:span text:style-name="T10">関数名：</text:span><text:span text:style-name="T10">createKeysToTagArray</text:span></text:p><text:p text:style-name="P35"><text:span text:style-name="T10">概要：スタックからキーのタグ、テキストから編集用のタグを複数作る。</text:span></text:p><text:p text:style-name="P36"><text:span text:style-name="T10">引数：</text:span><text:span text:style-name="T10">curStackKey:</text:span><text:span text:style-name="T10">キー名のスタック。</text:span></text:p><text:p text:style-name="P66"><text:span text:style-name="T10">:String mapNode:JSON</text:span><text:span text:style-name="T10">の文字列配列。</text:span></text:p><text:p text:style-name="P66"><text:span text:style-name="T10">:String key:</text:span><text:span text:style-name="T10">カレントのキー。</text:span></text:p><text:p><text:span text:style-name="T10">戻り値：なし</text:span></text:p><text:p><text:span text:style-name="T10"/></text:p><text:p text:style-name="P64"><text:span text:style-name="T10">変数</text:span><text:span text:style-name="T10">:var retDom:</text:span><text:span text:style-name="T10">返却する編集用のタグを格納する変数</text:span></text:p><text:p text:style-name="P65"><text:span text:style-name="T10">var keys:</text:span><text:span text:style-name="T10">生成された、クラスが</text:span><text:span text:style-name="T10">key</text:span><text:span text:style-name="T10">のタグをまとめる変数</text:span></text:p><text:p text:style-name="P65"><text:span text:style-name="T10">var connectedKey:curStackKey</text:span><text:span text:style-name="T10">に格納されたキーの文字列を</text:span><text:span text:style-name="T10">_</text:span><text:span text:style-name="T10">を区切り文字にして連結して格納するための変数</text:span></text:p><text:p text:style-name="P65"><text:span text:style-name="T10">var $values:</text:span><text:span text:style-name="T10">クラスが</text:span><text:span text:style-name="T10">values</text:span><text:span text:style-name="T10">のタグの</text:span><text:span text:style-name="T10">jQuery</text:span><text:span text:style-name="T10">オブジェクトを格納する変数</text:span></text:p><text:p text:style-name="P65"><text:span text:style-name="T10">var mapNodeLength:mapNode</text:span><text:span text:style-name="T10">の要素数</text:span></text:p><text:p text:style-name="P65"><text:span text:style-name="T10"/></text:p></draw:text-box></draw:frame><draw:line draw:style-name="gr4" draw:text-style-name="P26" svg:x1="184.2pt" svg:y1="0.03pt" svg:x2="184.2pt" svg:y2="727.29pt"><text:p/></draw:line><draw:g draw:style-name="gr7"><draw:g draw:style-name="gr7"><draw:custom-shape draw:style-name="gr60" svg:width="170.62pt" svg:height="36.77pt" svg:x="205pt" svg:y="454.45pt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61" draw:text-style-name="P59" svg:width="85.01pt" svg:height="37.67pt" svg:x="247.69pt" svg:y="453.71pt"><draw:text-box><text:p><text:span text:style-name="T7">mapNode</text:span><text:span text:style-name="T7">を走査する</text:span></text:p><text:p><text:span text:style-name="T7">i = 0; i &lt; mapNodeLength; i++</text:span></text:p></draw:text-box></draw:frame></draw:g><draw:line draw:style-name="gr3" draw:text-style-name="P25" svg:x1="290.15pt" svg:y1="491.36pt" svg:x2="290.15pt" svg:y2="519.65pt"><text:p/></draw:line></draw:g><draw:line draw:style-name="gr3" draw:text-style-name="P25" svg:x1="286.81pt" svg:y1="28.4pt" svg:x2="286.81pt" svg:y2="56.69pt"><text:p/></draw:line><draw:custom-shape draw:style-name="gr5" draw:text-style-name="P27" svg:width="27.38pt" svg:height="28.37pt" svg:x="273.2pt" svg:y="0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2" draw:text-style-name="P49" svg:width="172.91pt" svg:height="24.38pt" svg:x="202.31pt" svg:y="56.69pt"><text:p text:style-name="P47"><text:span text:style-name="T15">retDom</text:span><text:span text:style-name="T15">に外枠となるタグを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g draw:style-name="gr7"><draw:custom-shape draw:style-name="gr73" draw:text-style-name="P32" svg:width="182.61pt" svg:height="50.43pt" svg:x="197.94pt" svg:y="169.46pt"><text:p text:style-name="P26"><text:span text:style-name="T10">this.createKeyTags()</text:span></text:p><text:p text:style-name="P26"><text:span text:style-name="T10"/></text:p><text:p text:style-name="P26"><text:span text:style-name="T10"/></text:p><text:p text:style-name="P26"><text:span text:style-name="T10">キーのタグ群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5" svg:x1="219.03pt" svg:y1="192.67pt" svg:x2="358.64pt" svg:y2="192.67pt"><text:p/></draw:line><draw:frame draw:style-name="gr67" draw:text-style-name="P34" svg:width="28.63pt" svg:height="9.07pt" svg:x="353.34pt" svg:y="223.2pt"><draw:text-box><text:p><text:span text:style-name="T9">fig17</text:span></text:p></draw:text-box></draw:frame></draw:g><draw:line draw:style-name="gr3" draw:text-style-name="P25" svg:x1="289.93pt" svg:y1="219.8pt" svg:x2="289.93pt" svg:y2="240.01pt"><text:p/></draw:line></draw:g><draw:line draw:style-name="gr3" draw:text-style-name="P25" svg:x1="286.81pt" svg:y1="81.04pt" svg:x2="286.81pt" svg:y2="109.33pt"><text:p/></draw:line><draw:g draw:style-name="gr7"><draw:custom-shape draw:style-name="gr39" draw:text-style-name="P49" svg:width="169.43pt" svg:height="32.63pt" svg:x="205.4pt" svg:y="239.44pt"><text:p text:style-name="P47"><text:span text:style-name="T15">キーのタグ群を、</text:span><text:span text:style-name="T15">retDom</text:span><text:span text:style-name="T15">のキーのタグ群</text:span></text:p><text:p text:style-name="P47"><text:span text:style-name="T15">をまとめるためのタグに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272.04pt" svg:x2="289.9pt" svg:y2="300.33pt"><text:p/></draw:line></draw:g><draw:g draw:style-name="gr7"><draw:custom-shape draw:style-name="gr39" draw:text-style-name="P49" svg:width="169.43pt" svg:height="32.63pt" svg:x="201.91pt" svg:y="109.3pt"><text:p text:style-name="P47"><text:span text:style-name="T15">スタックにカレントのキーを加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6.41pt" svg:y1="141.9pt" svg:x2="286.41pt" svg:y2="170.19pt"><text:p/></draw:line></draw:g><draw:g draw:style-name="gr7"><draw:custom-shape draw:style-name="gr39" draw:text-style-name="P49" svg:width="169.43pt" svg:height="32.63pt" svg:x="205.4pt" svg:y="296.84pt"><text:p text:style-name="P47"><text:span text:style-name="T15">スタックの文字列を</text:span><text:span text:style-name="T15">_</text:span><text:span text:style-name="T15">を区切り文字</text:span></text:p><text:p text:style-name="P47"><text:span text:style-name="T15">にして連結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329.44pt" svg:x2="289.9pt" svg:y2="357.73pt"><text:p/></draw:line></draw:g><draw:g draw:style-name="gr7"><draw:custom-shape draw:style-name="gr39" draw:text-style-name="P49" svg:width="169.43pt" svg:height="32.63pt" svg:x="205.4pt" svg:y="355.44pt"><text:p text:style-name="P47"><text:span text:style-name="T15">テキスト編集用のタグを入れるタグの</text:span></text:p><text:p text:style-name="P47"><text:span text:style-name="T15">jQuery</text:span><text:span text:style-name="T15">オブジェクトを生成し、</text:span><text:span text:style-name="T15">$values</text:span><text:span text:style-name="T15">に</text:span></text:p><text:p text:style-name="P47"><text:span text:style-name="T15">格納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388.09pt" svg:x2="289.9pt" svg:y2="416.38pt"><text:p/></draw:line></draw:g><draw:g draw:style-name="gr7"><draw:custom-shape draw:style-name="gr74" draw:text-style-name="P49" svg:width="169.43pt" svg:height="23.16pt" svg:x="205.4pt" svg:y="615.2pt"><text:p text:style-name="P47"><text:span text:style-name="T15">末尾に加えたキーを消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638.39pt" svg:x2="289.9pt" svg:y2="658.46pt"><text:p/></draw:line></draw:g><draw:g draw:style-name="gr7"><draw:custom-shape draw:style-name="gr74" draw:text-style-name="P49" svg:width="169.43pt" svg:height="23.16pt" svg:x="205.4pt" svg:y="660.39pt"><text:p text:style-name="P47"><text:span text:style-name="T15">作成した</text:span><text:span text:style-name="T15">DOM</text:span><text:span text:style-name="T15">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683.52pt" svg:x2="289.9pt" svg:y2="703.59pt"><text:p/></draw:line></draw:g><draw:custom-shape draw:style-name="gr5" draw:text-style-name="P27" svg:width="27.38pt" svg:height="28.37pt" svg:x="275.75pt" svg:y="700.04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76" draw:text-style-name="P49" svg:width="169.43pt" svg:height="21.69pt" svg:x="205.4pt" svg:y="415.59pt"><text:p text:style-name="P47"><text:span text:style-name="T15">mapNode</text:span><text:span text:style-name="T15">の要素数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437.22pt" svg:x2="289.9pt" svg:y2="455.98pt"><text:p/></draw:line></draw:g><draw:g draw:style-name="gr7"><draw:custom-shape draw:style-name="gr77" draw:text-style-name="P49" svg:width="169.43pt" svg:height="26.56pt" svg:x="205.4pt" svg:y="519.65pt"><text:p text:style-name="P47"><text:span text:style-name="T15">編集用テキストエリアを追加する。</text:span><text:span text:style-name="T15">name</text:span><text:span text:style-name="T15">属性</text:span></text:p><text:p text:style-name="P47"><text:span text:style-name="T15">には</text:span><text:span text:style-name="T15">_</text:span><text:span text:style-name="T15">で区切ったキーを格納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546.18pt" svg:x2="289.9pt" svg:y2="569.2pt"><text:p/></draw:line></draw:g><draw:g draw:style-name="gr7"><draw:custom-shape draw:style-name="gr78" draw:text-style-name="P54" svg:width="169.82pt" svg:height="23.92pt" svg:x="205.4pt" svg:y="569.2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5" svg:x1="290.3pt" svg:y1="593.09pt" svg:x2="290.3pt" svg:y2="615.2pt"><text:p/></draw:line></draw:g></draw:g></text:p>
      <text:p text:style-name="P9"><draw:g text:anchor-type="as-char" draw:z-index="27" draw:style-name="gr17"><draw:frame draw:style-name="gr2" draw:text-style-name="P39" svg:width="180.68pt" svg:height="257.41pt" svg:x="0pt" svg:y="7.26pt"><draw:text-box><text:p><text:span text:style-name="T10">Fig17</text:span></text:p><text:p><text:span text:style-name="T10">関数名：</text:span><text:span text:style-name="T10">createKeyTags</text:span></text:p><text:p text:style-name="P71"><text:span text:style-name="T10">概要：キーのタグ群を作る。</text:span></text:p><text:p text:style-name="P72"><text:span text:style-name="T10">引数：</text:span><text:span text:style-name="T10">Array curStackKey:</text:span><text:span text:style-name="T10">キーのスタック。</text:span></text:p><text:p><text:span text:style-name="T10">戻り値：</text:span><text:span text:style-name="T10">Element:</text:span><text:span text:style-name="T10">作成した</text:span><text:span text:style-name="T10">DOM</text:span><text:span text:style-name="T10">を返す</text:span></text:p><text:p><text:span text:style-name="T10"/></text:p><text:p text:style-name="P73"><text:span text:style-name="T10">変数</text:span><text:span text:style-name="T10">:var retDom:</text:span><text:span text:style-name="T10">返却する、キーのタグ群を格納する変数</text:span></text:p><text:p text:style-name="P73"><text:span text:style-name="T10">var stackLength:</text:span><text:span text:style-name="T10">スタックの要素数</text:span></text:p><text:p text:style-name="P73"><text:span text:style-name="T10"/></text:p></draw:text-box></draw:frame><draw:line draw:style-name="gr3" draw:text-style-name="P25" svg:x1="286.81pt" svg:y1="28.4pt" svg:x2="286.81pt" svg:y2="56.69pt"><text:p/></draw:line><draw:line draw:style-name="gr4" draw:text-style-name="P26" svg:x1="184.2pt" svg:y1="0.06pt" svg:x2="184.2pt" svg:y2="727.31pt"><text:p/></draw:line><draw:custom-shape draw:style-name="gr5" draw:text-style-name="P27" svg:width="27.38pt" svg:height="28.37pt" svg:x="273.2pt" svg:y="0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6" svg:width="28.26pt" svg:height="109.64pt" svg:x="371.31pt" svg:y="293.27pt" svg:viewBox="0 0 998 3869" draw:points="0,0 998,0 998,3869"><text:p/></draw:polyline><draw:polyline draw:style-name="gr10" draw:text-style-name="P26" svg:width="17.66pt" svg:height="113.19pt" draw:transform="rotate (-1.5707963267949) translate (403.099999999999pt 431.220078740154pt)" svg:viewBox="0 0 624 3994" draw:points="0,0 624,0 624,3994"><text:p/></draw:polyline><draw:custom-shape draw:style-name="gr29" draw:text-style-name="P49" svg:width="172.91pt" svg:height="32.63pt" svg:x="202.31pt" svg:y="56.69pt"><text:p text:style-name="P47"><text:span text:style-name="T15">返却用の変数</text:span><text:span text:style-name="T15">retDom</text:span><text:span text:style-name="T15">を宣言し</text:span></text:p><text:p text:style-name="P47"><text:span text:style-name="T15">仮の枠となる</text:span><text:span text:style-name="T15">div</text:span><text:span text:style-name="T15">タグを生成して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4" draw:text-style-name="P29" svg:width="164.83pt" svg:height="71.18pt" svg:x="206.5pt" svg:y="257.84pt"><text:p text:style-name="P28"><text:span text:style-name="T6">最後の要素で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89.96pt" svg:y1="328.96pt" svg:x2="289.96pt" svg:y2="357.25pt"><text:p/></draw:line></draw:g><draw:g draw:style-name="gr7"><draw:custom-shape draw:style-name="gr35" draw:text-style-name="P54" svg:width="169.82pt" svg:height="30.61pt" svg:x="205pt" svg:y="477.21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5" svg:x1="289.9pt" svg:y1="507.8pt" svg:x2="289.9pt" svg:y2="536.09pt"><text:p/></draw:line></draw:g><draw:g draw:style-name="gr7"><draw:g draw:style-name="gr7"><draw:custom-shape draw:style-name="gr89" svg:width="170.62pt" svg:height="45.38pt" svg:x="204.21pt" svg:y="177.34pt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90" draw:text-style-name="P59" svg:width="85.01pt" svg:height="55.56pt" svg:x="246.9pt" svg:y="176.51pt"><draw:text-box><text:p><text:span text:style-name="T7">curStackKey</text:span><text:span text:style-name="T7">を走査する</text:span></text:p><text:p><text:span text:style-name="T7">i = 0; i &lt; stackLength; i++</text:span></text:p></draw:text-box></draw:frame></draw:g><draw:line draw:style-name="gr3" draw:text-style-name="P25" svg:x1="289.36pt" svg:y1="222.94pt" svg:x2="289.36pt" svg:y2="257.84pt"><text:p/></draw:line></draw:g><draw:frame draw:style-name="gr11" svg:width="17.06pt" svg:height="17.77pt" svg:x="301.15pt" svg:y="328.99pt"><draw:text-box><text:p>Y</text:p></draw:text-box></draw:frame><draw:frame draw:style-name="gr11" svg:width="17.06pt" svg:height="17.77pt" svg:x="389.59pt" svg:y="268.5pt"><draw:text-box><text:p>N</text:p></draw:text-box></draw:frame><draw:g draw:style-name="gr7"><draw:custom-shape draw:style-name="gr39" draw:text-style-name="P49" svg:width="169.43pt" svg:height="32.63pt" svg:x="201.49pt" svg:y="115.6pt"><text:p text:style-name="P47"><text:span text:style-name="T15">スタックの要素数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5.99pt" svg:y1="148.2pt" svg:x2="285.99pt" svg:y2="176.49pt"><text:p/></draw:line></draw:g><draw:line draw:style-name="gr3" draw:text-style-name="P25" svg:x1="286.81pt" svg:y1="89.26pt" svg:x2="286.81pt" svg:y2="117.55pt"><text:p/></draw:line><draw:custom-shape draw:style-name="gr39" draw:text-style-name="P49" svg:width="169.43pt" svg:height="32.63pt" svg:x="205.4pt" svg:y="356.91pt"><text:p text:style-name="P47"><text:span text:style-name="T15">キーのタグを</text:span><text:span text:style-name="T15">retDom</text:span><text:span text:style-name="T15">に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389.51pt" svg:x2="289.9pt" svg:y2="477.21pt"><text:p/></draw:line><draw:custom-shape draw:style-name="gr91" draw:text-style-name="P49" svg:width="109.67pt" svg:height="29.08pt" svg:x="346.51pt" svg:y="402.15pt"><text:p text:style-name="P47"><text:span text:style-name="T15">カレントのキーのタグを</text:span></text:p><text:p text:style-name="P47"><text:span text:style-name="T15">retDom</text:span><text:span text:style-name="T15">に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58" draw:text-style-name="P49" svg:width="169.51pt" svg:height="32.68pt" svg:x="205pt" svg:y="536.8pt"><text:p text:style-name="P47"><text:span text:style-name="T15">作成した</text:span><text:span text:style-name="T15">DOM</text:span><text:span text:style-name="T15">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53pt" svg:y1="569.42pt" svg:x2="289.53pt" svg:y2="597.71pt"><text:p/></draw:line></draw:g><draw:custom-shape draw:style-name="gr5" draw:text-style-name="P27" svg:width="27.38pt" svg:height="28.37pt" svg:x="273.2pt" svg:y="596.89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24" draw:style-name="gr17"><draw:g draw:style-name="gr7"><draw:frame draw:style-name="gr2" draw:text-style-name="P39" svg:width="180.68pt" svg:height="257.41pt" svg:x="0pt" svg:y="7.26pt"><draw:text-box><text:p><text:span text:style-name="T10">Fig18</text:span></text:p><text:p><text:span text:style-name="T10">関数名：</text:span><text:span text:style-name="T10">updateElementJson</text:span></text:p><text:p text:style-name="P35"><text:span text:style-name="T10">概要：タグの内容を</text:span><text:span text:style-name="T10">JSON</text:span><text:span text:style-name="T10">に反映させる。</text:span></text:p><text:p text:style-name="P44"><text:span text:style-name="T10">引数：</text:span><text:span text:style-name="T10">Object topMapNode:</text:span><text:span text:style-name="T10">更新対象の</text:span><text:span text:style-name="T10">JSON</text:span><text:span text:style-name="T10">の先頭のノード</text:span></text:p><text:p text:style-name="P66"><text:span text:style-name="T10">:Element topDomNode:</text:span><text:span text:style-name="T10">先頭の</text:span><text:span text:style-name="T10">DOM</text:span></text:p><text:p><text:span text:style-name="T10">戻り値：なし</text:span></text:p><text:p><text:span text:style-name="T10"/></text:p><text:p text:style-name="P45"><text:span text:style-name="T10">変数</text:span><text:span text:style-name="T10">:var prevName:1</text:span><text:span text:style-name="T10">回前の走査した要素の</text:span><text:span text:style-name="T10">name</text:span><text:span text:style-name="T10">属性を保存する変数</text:span></text:p><text:p text:style-name="P45"><text:span text:style-name="T10">var thisName:</text:span><text:span text:style-name="T10">現在の</text:span><text:span text:style-name="T10">DOM</text:span><text:span text:style-name="T10">の</text:span><text:span text:style-name="T10">name</text:span><text:span text:style-name="T10">属性</text:span></text:p><text:p text:style-name="P45"><text:span text:style-name="T10">var stackKey:</text:span><text:span text:style-name="T10">キーのスタック。</text:span></text:p><text:p text:style-name="P45"><text:span text:style-name="T10">var key:</text:span><text:span text:style-name="T10">カレントのキー</text:span></text:p><text:p text:style-name="P45"><text:span text:style-name="T10">var mapNode:</text:span><text:span text:style-name="T10">スタックキーに一致する</text:span><text:span text:style-name="T10">JSON</text:span><text:span text:style-name="T10">ノード</text:span></text:p><text:p text:style-name="P45"><text:span text:style-name="T10">var $targetArray:</text:span><text:span text:style-name="T10">配列に対応する</text:span><text:span text:style-name="T10">DOM</text:span><text:span text:style-name="T10">の</text:span><text:span text:style-name="T10">jQuery</text:span><text:span text:style-name="T10">オブジェクト</text:span></text:p><text:p text:style-name="P45"><text:span text:style-name="T10">var arrayLength:$targetArray</text:span><text:span text:style-name="T10">の要素数</text:span></text:p></draw:text-box></draw:frame><draw:line draw:style-name="gr3" draw:text-style-name="P25" svg:x1="286.81pt" svg:y1="28.4pt" svg:x2="286.81pt" svg:y2="56.69pt"><text:p/></draw:line><draw:line draw:style-name="gr4" draw:text-style-name="P26" svg:x1="184.2pt" svg:y1="0.06pt" svg:x2="184.2pt" svg:y2="727.31pt"><text:p/></draw:line><draw:custom-shape draw:style-name="gr5" draw:text-style-name="P27" svg:width="27.38pt" svg:height="28.37pt" svg:x="273.2pt" svg:y="0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6" svg:width="84.84pt" svg:height="247.61pt" svg:x="371.31pt" svg:y="286.19pt" svg:viewBox="0 0 2994 8736" draw:points="0,0 2994,0 2994,8736"><text:p/></draw:polyline><draw:g draw:style-name="gr7"><draw:custom-shape draw:style-name="gr34" draw:text-style-name="P29" svg:width="164.83pt" svg:height="71.18pt" svg:x="206.5pt" svg:y="250.75pt"><text:p text:style-name="P28"><text:span text:style-name="T6">今回の走査が配列ノードの</text:span><text:span text:style-name="T6">2</text:span><text:span text:style-name="T6">番目</text:span></text:p><text:p text:style-name="P28"><text:span text:style-name="T6">以降であればスキップする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89.96pt" svg:y1="321.9pt" svg:x2="289.96pt" svg:y2="350.19pt"><text:p/></draw:line></draw:g><draw:g draw:style-name="gr7"><draw:custom-shape draw:style-name="gr39" draw:text-style-name="P49" svg:width="169.43pt" svg:height="32.63pt" svg:x="205pt" svg:y="55.45pt"><text:p text:style-name="P47"><text:span text:style-name="T15">1</text:span><text:span text:style-name="T15">回前の走査した要素の</text:span><text:span text:style-name="T15">name</text:span><text:span text:style-name="T15">属性</text:span></text:p><text:p text:style-name="P47"><text:span text:style-name="T15">を保存する変数</text:span><text:span text:style-name="T15">prevName</text:span><text:span text:style-name="T15">を用意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5pt" svg:y1="88.04pt" svg:x2="289.5pt" svg:y2="116.33pt"><text:p/></draw:line></draw:g><draw:g draw:style-name="gr7"><draw:custom-shape draw:style-name="gr39" draw:text-style-name="P49" svg:width="169.43pt" svg:height="32.63pt" svg:x="205.4pt" svg:y="189.84pt"><text:p text:style-name="P47"><text:span text:style-name="T15">現在の捜査対象の</text:span><text:span text:style-name="T15">DOM</text:span><text:span text:style-name="T15">の</text:span></text:p><text:p text:style-name="P47"><text:span text:style-name="T15">name</text:span><text:span text:style-name="T15">属性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222.46pt" svg:x2="289.9pt" svg:y2="250.75pt"><text:p/></draw:line></draw:g><draw:g draw:style-name="gr7"><draw:custom-shape draw:style-name="gr39" draw:text-style-name="P49" svg:width="169.43pt" svg:height="32.63pt" svg:x="205.4pt" svg:y="349.8pt"><text:p text:style-name="P47"><text:span text:style-name="T15">テキストエリアの</text:span><text:span text:style-name="T15">name</text:span><text:span text:style-name="T15">属性から</text:span></text:p><text:p text:style-name="P47"><text:span text:style-name="T15">スタックキーを生成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382.39pt" svg:x2="289.9pt" svg:y2="410.68pt"><text:p/></draw:line></draw:g><draw:g draw:style-name="gr7"><draw:custom-shape draw:style-name="gr39" draw:text-style-name="P49" svg:width="169.43pt" svg:height="32.63pt" svg:x="205.4pt" svg:y="409.21pt"><text:p text:style-name="P47"><text:span text:style-name="T15">スタックキーからカレントのキーを取り出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9.9pt" svg:y1="441.81pt" svg:x2="289.9pt" svg:y2="470.1pt"><text:p/></draw:line></draw:g><draw:custom-shape draw:style-name="gr5" draw:text-style-name="P27" svg:width="27.38pt" svg:height="28.37pt" svg:x="275.75pt" svg:y="533.76pt"><text:p text:style-name="P26"><text:span text:style-name="T5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79" draw:text-style-name="P32" svg:width="182.66pt" svg:height="47.82pt" svg:x="197.94pt" svg:y="466.81pt"><text:p text:style-name="P26"><text:span text:style-name="T10">findMapNode()</text:span></text:p><text:p text:style-name="P26"><text:span text:style-name="T10"/></text:p><text:p text:style-name="P26"><text:span text:style-name="T10"/></text:p><text:p text:style-name="P26"><text:span text:style-name="T10">スタック</text:span><text:span text:style-name="T10">key</text:span><text:span text:style-name="T10">に一致するノードを返す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5" svg:x1="219pt" svg:y1="488.86pt" svg:x2="358.64pt" svg:y2="488.86pt"><text:p/></draw:line><draw:frame draw:style-name="gr67" draw:text-style-name="P34" svg:width="28.63pt" svg:height="9.07pt" svg:x="353.34pt" svg:y="517.8pt"><draw:text-box><text:p><text:span text:style-name="T9">fig19</text:span></text:p></draw:text-box></draw:frame></draw:g><draw:line draw:style-name="gr3" draw:text-style-name="P25" svg:x1="289.9pt" svg:y1="514.57pt" svg:x2="289.9pt" svg:y2="533.76pt"><text:p/></draw:line></draw:g><draw:custom-shape draw:style-name="gr5" draw:text-style-name="P27" svg:width="27.38pt" svg:height="28.37pt" svg:x="442.06pt" svg:y="533.76pt"><text:p text:style-name="P26"><text:span text:style-name="T5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frame draw:style-name="gr11" svg:width="17.06pt" svg:height="17.77pt" svg:x="322.3pt" svg:y="318.3pt"><draw:text-box><text:p>Y</text:p></draw:text-box></draw:frame><draw:frame draw:style-name="gr11" svg:width="17.06pt" svg:height="17.77pt" svg:x="393.65pt" svg:y="258.24pt"><draw:text-box><text:p>N</text:p></draw:text-box></draw:frame><draw:g draw:style-name="gr7"><draw:g draw:style-name="gr7"><draw:custom-shape draw:style-name="gr80" svg:width="170.62pt" svg:height="41.78pt" svg:x="212.6pt" svg:y="117.58pt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81" draw:text-style-name="P29" svg:width="85.01pt" svg:height="51.11pt" svg:x="255.29pt" svg:y="116.76pt"><draw:text-box><text:p text:style-name="P28"><text:span text:style-name="T7">編集用テキストエリア</text:span><text:span text:style-name="T6">がある限りループする</text:span></text:p></draw:text-box></draw:frame></draw:g><draw:line draw:style-name="gr3" draw:text-style-name="P25" svg:x1="297.75pt" svg:y1="159.48pt" svg:x2="297.75pt" svg:y2="191.59pt"><text:p/></draw:line></draw:g></draw:g></draw:g></text:p>
      <text:p text:style-name="P1"><draw:g text:anchor-type="as-char" draw:z-index="32" draw:style-name="gr17"><draw:custom-shape draw:style-name="gr5" draw:text-style-name="P27" svg:width="27.38pt" svg:height="28.37pt" svg:x="51.65pt" svg:y="0pt"><text:p text:style-name="P26"><text:span text:style-name="T5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6" svg:width="40.37pt" svg:height="24.72pt" svg:x="124.55pt" svg:y="95.5pt" svg:viewBox="0 0 1425 873" draw:points="0,0 1425,0 1425,873"><text:p/></draw:polyline><draw:polyline draw:style-name="gr10" draw:text-style-name="P26" svg:width="95.47pt" svg:height="403.23pt" svg:x="265.35pt" svg:y="211.41pt" svg:viewBox="0 0 3369 14226" draw:points="2078,0 3369,0 3369,14226 0,14226"><text:p/></draw:polyline><draw:custom-shape draw:style-name="gr62" draw:text-style-name="P29" svg:width="123.82pt" svg:height="76.22pt" svg:x="1.59pt" svg:y="56.21pt"><text:p text:style-name="P28"><text:span text:style-name="T6">ノードが</text:span><text:span text:style-name="T6">text</text:span><text:span text:style-name="T6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64.29pt" svg:y1="132.41pt" svg:x2="64.29pt" svg:y2="200.86pt"><text:p/></draw:line><draw:line draw:style-name="gr3" draw:text-style-name="P25" svg:x1="64.86pt" svg:y1="28.35pt" svg:x2="64.86pt" svg:y2="56.64pt"><text:p/></draw:line><draw:custom-shape draw:style-name="gr62" draw:text-style-name="P29" svg:width="123.82pt" svg:height="76.22pt" svg:x="101.31pt" svg:y="116.7pt"><text:p text:style-name="P28"><text:span text:style-name="T6">html</text:span><text:span text:style-name="T6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164.01pt" svg:y1="192.9pt" svg:x2="165.06pt" svg:y2="264.5pt"><text:p/></draw:line><draw:custom-shape draw:style-name="gr62" draw:text-style-name="P29" svg:width="123.82pt" svg:height="76.22pt" svg:x="200.35pt" svg:y="173.31pt"><text:p text:style-name="P28"><text:span text:style-name="T6">配列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63.06pt" svg:y1="249.51pt" svg:x2="263.06pt" svg:y2="306.91pt"><text:p/></draw:line><draw:polyline draw:style-name="gr10" draw:text-style-name="P26" svg:width="40.37pt" svg:height="17.63pt" svg:x="223.6pt" svg:y="155.65pt" svg:viewBox="0 0 1425 623" draw:points="0,0 1425,0 1425,623"><text:p/></draw:polyline><draw:frame draw:style-name="gr11" svg:width="17.06pt" svg:height="17.77pt" svg:x="87.14pt" svg:y="127.36pt"><draw:text-box><text:p>Y</text:p></draw:text-box></draw:frame><draw:frame draw:style-name="gr11" svg:width="17.06pt" svg:height="17.77pt" svg:x="176.2pt" svg:y="198pt"><draw:text-box><text:p>Y</text:p></draw:text-box></draw:frame><draw:frame draw:style-name="gr11" svg:width="17.06pt" svg:height="17.77pt" svg:x="281.71pt" svg:y="244.06pt"><draw:text-box><text:p>Y</text:p></draw:text-box></draw:frame><draw:frame draw:style-name="gr11" svg:width="17.06pt" svg:height="17.77pt" svg:x="136.66pt" svg:y="70.64pt"><draw:text-box><text:p>N</text:p></draw:text-box></draw:frame><draw:frame draw:style-name="gr11" svg:width="17.06pt" svg:height="17.77pt" svg:x="239.9pt" svg:y="127.25pt"><draw:text-box><text:p>N</text:p></draw:text-box></draw:frame><draw:frame draw:style-name="gr11" svg:width="17.06pt" svg:height="17.77pt" svg:x="331.85pt" svg:y="176.85pt"><draw:text-box><text:p>N</text:p></draw:text-box></draw:frame><draw:line draw:style-name="gr3" draw:text-style-name="P25" svg:x1="65.91pt" svg:y1="227.76pt" svg:x2="65.91pt" svg:y2="696.93pt"><text:p/></draw:line><draw:polyline draw:style-name="gr10" draw:text-style-name="P26" svg:width="361.67pt" svg:height="99.01pt" draw:transform="rotate (-1.5707963267949) translate (164.95pt 289.159055118111pt)" svg:viewBox="0 0 12760 3494" draw:points="0,0 12760,0 12760,3494"><text:p/></draw:polyline><draw:polyline draw:style-name="gr10" draw:text-style-name="P26" svg:width="23.22pt" svg:height="100.37pt" draw:transform="rotate (-1.5707963267949) translate (265.35pt 604.065748031496pt)" svg:viewBox="0 0 820 3542" draw:points="0,0 820,0 820,3542"><text:p/></draw:polyline><draw:custom-shape draw:style-name="gr5" draw:text-style-name="P27" svg:width="27.38pt" svg:height="28.37pt" svg:x="51.65pt" svg:y="696.84pt"><text:p text:style-name="P26"><text:span text:style-name="T5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70" draw:text-style-name="P39" svg:width="180.68pt" svg:height="91.16pt" svg:x="285pt" svg:y="0.85pt"><draw:text-box><text:p><text:span text:style-name="T10">Fig18 2</text:span><text:span text:style-name="T10">ページ目</text:span></text:p><text:p><text:span text:style-name="T10"/></text:p></draw:text-box></draw:frame><draw:custom-shape draw:style-name="gr63" draw:text-style-name="P49" svg:width="127.36pt" svg:height="26.99pt" svg:x="0pt" svg:y="200.81pt"><text:p text:style-name="P47"><text:span text:style-name="T15">タグの文字列を</text:span><text:span text:style-name="T15">JSON</text:span><text:span text:style-name="T15">ノードに</text:span></text:p><text:p text:style-name="P47"><text:span text:style-name="T15">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63" draw:text-style-name="P49" svg:width="127.36pt" svg:height="26.99pt" svg:x="99.04pt" svg:y="262.26pt"><text:p text:style-name="P47"><text:span text:style-name="T15">タグの文字列を</text:span><text:span text:style-name="T15">JSON</text:span><text:span text:style-name="T15">ノードに</text:span></text:p><text:p text:style-name="P47"><text:span text:style-name="T15">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63" draw:text-style-name="P49" svg:width="127.36pt" svg:height="26.99pt" svg:x="201.66pt" svg:y="306.91pt"><text:p text:style-name="P47"><text:span text:style-name="T15">処理対象となる</text:span><text:span text:style-name="T15">DOM</text:span><text:span text:style-name="T15">を</text:span></text:p><text:p text:style-name="P47"><text:span text:style-name="T15">全て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63" draw:text-style-name="P49" svg:width="127.36pt" svg:height="26.99pt" svg:x="201.66pt" svg:y="356.4pt"><text:p text:style-name="P47"><text:span text:style-name="T15">DOM</text:span><text:span text:style-name="T15">の配列の要素数を</text:span></text:p><text:p text:style-name="P47"><text:span text:style-name="T15">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63.06pt" svg:y1="333.95pt" svg:x2="263.06pt" svg:y2="356.4pt"><text:p/></draw:line><draw:custom-shape draw:style-name="gr108" draw:text-style-name="P49" svg:width="127.36pt" svg:height="41.13pt" svg:x="201.66pt" svg:y="405.95pt"><text:p text:style-name="P47"><text:span text:style-name="T15">JSON</text:span><text:span text:style-name="T15">の配列にリサイズが必要</text:span></text:p><text:p text:style-name="P47"><text:span text:style-name="T15">であれば、</text:span><text:span text:style-name="T15">DOM</text:span><text:span text:style-name="T15">配列の要素数</text:span></text:p><text:p text:style-name="P47"><text:span text:style-name="T15">と一致させる</text:span><text:span text:style-name="T15">(</text:span><text:span text:style-name="T15">リサイズする</text:span><text:span text:style-name="T15">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63.06pt" svg:y1="383.36pt" svg:x2="263.06pt" svg:y2="405.81pt"><text:p/></draw:line><draw:custom-shape draw:style-name="gr63" draw:text-style-name="P49" svg:width="127.36pt" svg:height="26.99pt" svg:x="197.69pt" svg:y="522.71pt"><text:p text:style-name="P47"><text:span text:style-name="T15">JSON</text:span><text:span text:style-name="T15">側の文字列配列に</text:span><text:span text:style-name="T15">DOM</text:span></text:p><text:p text:style-name="P47"><text:span text:style-name="T15">配列の文字列をコピー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5" draw:text-style-name="P27" svg:width="27.38pt" svg:height="28.37pt" svg:x="403.31pt" svg:y="0pt"><text:p text:style-name="P26"><text:span text:style-name="T5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6" svg:width="643.78pt" svg:height="350.62pt" draw:transform="rotate (-1.5707963267949) translate (416.999999999999pt 27.4090551181108pt)" svg:viewBox="0 0 22712 12370" draw:points="0,0 22712,0 22712,12370"><text:p/></draw:polyline><draw:g draw:style-name="gr7"><draw:custom-shape draw:style-name="gr109" draw:text-style-name="P75" svg:width="145.08pt" svg:height="35.57pt" svg:x="190.6pt" svg:y="466.75pt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10" draw:text-style-name="P59" svg:width="72.31pt" svg:height="27.07pt" svg:x="226.91pt" svg:y="466.1pt"><draw:text-box><text:p><text:span text:style-name="T7">配列の要素数分ループする</text:span></text:p></draw:text-box></draw:frame></draw:g><draw:line draw:style-name="gr3" draw:text-style-name="P25" svg:x1="265.35pt" svg:y1="502.41pt" svg:x2="265.35pt" svg:y2="522.65pt"><text:p/></draw:line><draw:custom-shape draw:style-name="gr111" draw:text-style-name="P54" svg:width="145.08pt" svg:height="30.61pt" svg:x="190.6pt" svg:y="573.45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5" svg:x1="263.06pt" svg:y1="447.05pt" svg:x2="263.06pt" svg:y2="466.1pt"><text:p/></draw:line><draw:line draw:style-name="gr3" draw:text-style-name="P25" svg:x1="265.35pt" svg:y1="548.36pt" svg:x2="265.35pt" svg:y2="573.42pt"><text:p/></draw:line></draw:g></text:p>
      <text:p text:style-name="P3"><draw:g text:anchor-type="as-char" draw:z-index="22" draw:style-name="gr17"><draw:frame draw:style-name="gr2" draw:text-style-name="P39" svg:width="180.68pt" svg:height="257.41pt" svg:x="0pt" svg:y="7.26pt"><draw:text-box><text:p><text:span text:style-name="T10">Fig18 3</text:span><text:span text:style-name="T10">枚目</text:span></text:p><text:p><text:span text:style-name="T10"/></text:p></draw:text-box></draw:frame><draw:line draw:style-name="gr3" draw:text-style-name="P25" svg:x1="286.81pt" svg:y1="28.4pt" svg:x2="286.81pt" svg:y2="56.69pt"><text:p/></draw:line><draw:line draw:style-name="gr4" draw:text-style-name="P26" svg:x1="184.2pt" svg:y1="0.06pt" svg:x2="184.2pt" svg:y2="727.31pt"><text:p/></draw:line><draw:custom-shape draw:style-name="gr5" draw:text-style-name="P27" svg:width="27.38pt" svg:height="28.37pt" svg:x="273.2pt" svg:y="0pt"><text:p text:style-name="P26"><text:span text:style-name="T5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58" draw:text-style-name="P49" svg:width="169.51pt" svg:height="32.68pt" svg:x="200.61pt" svg:y="56.15pt"><text:p text:style-name="P47"><text:span text:style-name="T15">前回の</text:span><text:span text:style-name="T15">name</text:span><text:span text:style-name="T15">属性を更新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5.14pt" svg:y1="88.78pt" svg:x2="285.14pt" svg:y2="117.07pt"><text:p/></draw:line></draw:g><draw:custom-shape draw:style-name="gr5" draw:text-style-name="P27" svg:width="27.38pt" svg:height="28.37pt" svg:x="273.2pt" svg:y="116.31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8"><draw:g text:anchor-type="as-char" draw:z-index="29" draw:style-name="gr17"><draw:frame draw:style-name="gr95" draw:text-style-name="P39" svg:width="180.68pt" svg:height="204.58pt" svg:x="0pt" svg:y="7.26pt"><draw:text-box><text:p><text:span text:style-name="T10">Fig19</text:span></text:p><text:p><text:span text:style-name="T10">関数名：</text:span><text:span text:style-name="T10">findMapNode</text:span></text:p><text:p text:style-name="P74"><text:span text:style-name="T10">概要：トークン文字列に該当する</text:span><text:span text:style-name="T10">JSON</text:span><text:span text:style-name="T10">ノードを探し返す</text:span></text:p><text:p text:style-name="P63"><text:span text:style-name="T10">引数：</text:span><text:span text:style-name="T10">Array curStackKey:</text:span><text:span text:style-name="T10">スタックされたキーの配列</text:span></text:p><text:p text:style-name="P66"><text:span text:style-name="T10">Object curMapNode:</text:span><text:span text:style-name="T10">カレントの連想配列のノード</text:span></text:p><text:p text:style-name="P63"><text:span text:style-name="T10">戻り値：</text:span><text:span text:style-name="T10">Object:</text:span><text:span text:style-name="T10">連想配列を返す。</text:span></text:p><text:p><text:span text:style-name="T10"/></text:p><text:p text:style-name="P44"><text:span text:style-name="T10">変数</text:span><text:span text:style-name="T10">:var returnMapNode:</text:span><text:span text:style-name="T10">連想配列を返すための変数</text:span></text:p><text:p text:style-name="P37"><text:span text:style-name="T10">var key:</text:span><text:span text:style-name="T10">スタックの先頭のキーを格納する</text:span></text:p></draw:text-box></draw:frame><draw:line draw:style-name="gr3" draw:text-style-name="P25" svg:x1="285.51pt" svg:y1="28.35pt" svg:x2="285.51pt" svg:y2="46.6pt"><text:p/></draw:line><draw:line draw:style-name="gr4" draw:text-style-name="P26" svg:x1="184.2pt" svg:y1="0.06pt" svg:x2="184.2pt" svg:y2="727.31pt"><text:p/></draw:line><draw:custom-shape draw:style-name="gr5" draw:text-style-name="P27" svg:width="27.38pt" svg:height="28.37pt" svg:x="273.2pt" svg:y="0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6" svg:width="24.72pt" svg:height="60.07pt" svg:x="374.46pt" svg:y="494.76pt" svg:viewBox="0 0 873 2120" draw:points="0,0 873,0 873,2120"><text:p/></draw:polyline><draw:polyline draw:style-name="gr10" draw:text-style-name="P26" svg:width="15.56pt" svg:height="104.49pt" draw:transform="rotate (-1.5707963267949) translate (398.7pt 584.06338582677pt)" svg:viewBox="0 0 550 3687" draw:points="0,0 550,0 550,3687"><text:p/></draw:polyline><draw:g draw:style-name="gr7"><draw:custom-shape draw:style-name="gr39" draw:text-style-name="P49" svg:width="169.43pt" svg:height="32.63pt" svg:x="204.09pt" svg:y="44.76pt"><text:p text:style-name="P47"><text:span text:style-name="T15">連想配列のノードを返却するための変数</text:span></text:p><text:p text:style-name="P47"><text:span text:style-name="T15">retMapNode</text:span><text:span text:style-name="T15">を宣言、</text:span><text:span text:style-name="T15">null</text:span><text:span text:style-name="T15">で初期化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8.6pt" svg:y1="77.36pt" svg:x2="288.6pt" svg:y2="105.65pt"><text:p/></draw:line></draw:g><draw:custom-shape draw:style-name="gr34" draw:text-style-name="P29" svg:width="164.83pt" svg:height="71.18pt" svg:x="207.64pt" svg:y="102.1pt"><text:p text:style-name="P28"><text:span text:style-name="T6">引数に</text:span><text:span text:style-name="T6">null</text:span><text:span text:style-name="T6">が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91.09pt" svg:y1="173.25pt" svg:x2="291.09pt" svg:y2="194.12pt"><text:p/></draw:line><draw:polyline draw:style-name="gr10" draw:text-style-name="P26" svg:width="54.51pt" svg:height="56.58pt" svg:x="368.9pt" svg:y="137.51pt" svg:viewBox="0 0 1924 1997" draw:points="0,0 1924,0 1924,1997"><text:p/></draw:polyline><draw:g draw:style-name="gr7"><draw:custom-shape draw:style-name="gr96" draw:text-style-name="P49" svg:width="77.87pt" svg:height="32.63pt" svg:x="384.49pt" svg:y="193.35pt"><text:p text:style-name="P47"><text:span text:style-name="T15">処理を終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423.33pt" svg:y1="225.95pt" svg:x2="423.33pt" svg:y2="254.24pt"><text:p/></draw:line></draw:g><draw:custom-shape draw:style-name="gr5" draw:text-style-name="P27" svg:width="27.38pt" svg:height="28.37pt" svg:x="409.29pt" svg:y="254.21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97" draw:text-style-name="P49" svg:width="159.17pt" svg:height="32.68pt" svg:x="214.75pt" svg:y="194.09pt"><text:p text:style-name="P47"><text:span text:style-name="T15">先頭のトークン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94.12pt" svg:y1="226.66pt" svg:x2="294.12pt" svg:y2="254.95pt"><text:p/></draw:line></draw:g><draw:custom-shape draw:style-name="gr98" draw:text-style-name="P29" svg:width="164.92pt" svg:height="71.26pt" svg:x="209pt" svg:y="253.76pt"><text:p text:style-name="P28"><text:span text:style-name="T6">key</text:span><text:span text:style-name="T6">に一致した</text:span><text:span text:style-name="T6">Node</text:span><text:span text:style-name="T6">が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91.09pt" svg:y1="325.05pt" svg:x2="291.09pt" svg:y2="342.71pt"><text:p/></draw:line><draw:g draw:style-name="gr7"><draw:custom-shape draw:style-name="gr97" draw:text-style-name="P49" svg:width="159.17pt" svg:height="32.68pt" svg:x="214.75pt" svg:y="342.65pt"><text:p text:style-name="P47"><text:span text:style-name="T15">curStackKey</text:span><text:span text:style-name="T15">から先頭トークンを取り除く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94.12pt" svg:y1="375.28pt" svg:x2="294.12pt" svg:y2="403.57pt"><text:p/></draw:line></draw:g><draw:g draw:style-name="gr7"><draw:custom-shape draw:style-name="gr97" draw:text-style-name="P49" svg:width="159.17pt" svg:height="32.68pt" svg:x="214.75pt" svg:y="402.8pt"><text:p text:style-name="P47"><text:span text:style-name="T15">key</text:span><text:span text:style-name="T15">に該当するノード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94.12pt" svg:y1="435.43pt" svg:x2="294.12pt" svg:y2="463.72pt"><text:p/></draw:line></draw:g><draw:custom-shape draw:style-name="gr34" draw:text-style-name="P29" svg:width="164.83pt" svg:height="71.18pt" svg:x="213.19pt" svg:y="459.41pt"><text:p text:style-name="P28"><text:span text:style-name="T6">curStackKey</text:span><text:span text:style-name="T6">のキーが残り</text:span></text:p><text:p text:style-name="P28"><text:span text:style-name="T6">ひとつ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96.65pt" svg:y1="530.56pt" svg:x2="296.65pt" svg:y2="551.42pt"><text:p/></draw:line><draw:custom-shape draw:style-name="gr99" draw:text-style-name="P49" svg:width="88.47pt" svg:height="32.68pt" svg:x="250.64pt" svg:y="551.4pt"><text:p text:style-name="P47"><text:span text:style-name="T15">現在のノードを返却用</text:span></text:p><text:p text:style-name="P47"><text:span text:style-name="T15">の変数に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94.21pt" svg:y1="584.05pt" svg:x2="294.21pt" svg:y2="629.21pt"><text:p/></draw:line><draw:custom-shape draw:style-name="gr99" draw:text-style-name="P49" svg:width="88.47pt" svg:height="32.68pt" svg:x="352.69pt" svg:y="551.4pt"><text:p text:style-name="P47"><text:span text:style-name="T15">再帰して階層を潜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9" draw:text-style-name="P49" svg:width="88.47pt" svg:height="32.68pt" svg:x="250.1pt" svg:y="629.21pt"><text:p text:style-name="P47"><text:span text:style-name="T15">ノード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96.11pt" svg:y1="661.01pt" svg:x2="296.11pt" svg:y2="689.36pt"><text:p/></draw:line><draw:custom-shape draw:style-name="gr5" draw:text-style-name="P27" svg:width="27.38pt" svg:height="28.37pt" svg:x="281.96pt" svg:y="685.81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2"><draw:g text:anchor-type="as-char" draw:z-index="28" draw:style-name="gr17"><draw:frame draw:style-name="gr92" draw:text-style-name="P39" svg:width="180.68pt" svg:height="183.32pt" svg:x="0pt" svg:y="7.26pt"><draw:text-box><text:p><text:span text:style-name="T10">Fig20</text:span></text:p><text:p><text:span text:style-name="T10">関数名：</text:span><text:span text:style-name="T10">getJsonForCustomize</text:span></text:p><text:p text:style-name="P71"><text:span text:style-name="T10">概要：編集用に</text:span><text:span text:style-name="T10">JSON</text:span><text:span text:style-name="T10">を取得する</text:span></text:p><text:p text:style-name="P72"><text:span text:style-name="T10">引数：</text:span><text:span text:style-name="T10">String rootName:JSON</text:span><text:span text:style-name="T10">を格納するキー</text:span></text:p><text:p text:style-name="P66"><text:span text:style-name="T10">:String jsonPath:JSON</text:span><text:span text:style-name="T10">ファイルの</text:span><text:span text:style-name="T10">URL</text:span></text:p><text:p><text:span text:style-name="T10">戻り値：なし</text:span></text:p><text:p><text:span text:style-name="T10"/></text:p><text:p text:style-name="P73"><text:span text:style-name="T10">変数</text:span><text:span text:style-name="T10">:var tmp:</text:span><text:span text:style-name="T10">取得した</text:span><text:span text:style-name="T10">JSON</text:span><text:span text:style-name="T10">の連想配列を一時格納しておくための変数</text:span></text:p></draw:text-box></draw:frame><draw:line draw:style-name="gr3" draw:text-style-name="P25" svg:x1="286.81pt" svg:y1="28.4pt" svg:x2="286.81pt" svg:y2="56.69pt"><text:p/></draw:line><draw:line draw:style-name="gr4" draw:text-style-name="P26" svg:x1="184.2pt" svg:y1="0.06pt" svg:x2="184.2pt" svg:y2="727.31pt"><text:p/></draw:line><draw:custom-shape draw:style-name="gr5" draw:text-style-name="P27" svg:width="27.38pt" svg:height="28.37pt" svg:x="273.2pt" svg:y="0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6" svg:width="15.56pt" svg:height="128.18pt" draw:transform="rotate (-1.5707963267949) translate (413.500000000002pt 305.81338582677pt)" svg:viewBox="0 0 550 4523" draw:points="0,0 550,0 550,4523"><text:p/></draw:polyline><draw:g draw:style-name="gr7"><draw:custom-shape draw:style-name="gr39" draw:text-style-name="P49" svg:width="169.43pt" svg:height="32.63pt" svg:x="201.09pt" svg:y="55.36pt"><text:p text:style-name="P47"><text:span text:style-name="T15">一時的に値を保存する変数</text:span><text:span text:style-name="T15">tmp</text:span><text:span text:style-name="T15">を宣言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5.62pt" svg:y1="87.96pt" svg:x2="285.62pt" svg:y2="116.25pt"><text:p/></draw:line></draw:g><draw:g draw:style-name="gr7"><draw:custom-shape draw:style-name="gr39" draw:text-style-name="P49" svg:width="169.43pt" svg:height="32.63pt" svg:x="201.09pt" svg:y="115.51pt"><text:p text:style-name="P47"><text:span text:style-name="T15">Ajax</text:span><text:span text:style-name="T15">通信で</text:span><text:span text:style-name="T15">json</text:span><text:span text:style-name="T15">ファイル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5.62pt" svg:y1="148.11pt" svg:x2="285.62pt" svg:y2="176.4pt"><text:p/></draw:line></draw:g><draw:g draw:style-name="gr7"><draw:custom-shape draw:style-name="gr34" draw:text-style-name="P29" svg:width="164.83pt" svg:height="71.18pt" svg:x="201.09pt" svg:y="172.86pt"><text:p text:style-name="P28"><text:span text:style-name="T6">通信に成功した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84.57pt" svg:y1="244.01pt" svg:x2="284.57pt" svg:y2="272.3pt"><text:p/></draw:line></draw:g><draw:polyline draw:style-name="gr10" draw:text-style-name="P26" svg:width="47.42pt" svg:height="67.18pt" svg:x="362.35pt" svg:y="208.2pt" svg:viewBox="0 0 1674 2371" draw:points="0,0 1674,0 1674,2371"><text:p/></draw:polyline><draw:custom-shape draw:style-name="gr93" draw:text-style-name="P49" svg:width="102.73pt" svg:height="32.77pt" svg:x="234.11pt" svg:y="271.16pt"><text:p text:style-name="P47"><text:span text:style-name="T15">tmp</text:span><text:span text:style-name="T15">に取得した</text:span><text:span text:style-name="T15">JSON</text:span><text:span text:style-name="T15">の</text:span></text:p><text:p text:style-name="P47"><text:span text:style-name="T15">データを一時保存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5.31pt" svg:y1="303.76pt" svg:x2="285.31pt" svg:y2="370.97pt"><text:p/></draw:line><draw:custom-shape draw:style-name="gr94" draw:text-style-name="P49" svg:width="102.61pt" svg:height="32.63pt" svg:x="356.74pt" svg:y="271.16pt"><text:p text:style-name="P47"><text:span text:style-name="T15">エラーのダイアログを</text:span></text:p><text:p text:style-name="P47"><text:span text:style-name="T15">出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4" draw:text-style-name="P29" svg:width="164.83pt" svg:height="71.18pt" svg:x="201.09pt" svg:y="367.4pt"><text:p text:style-name="P28"><text:span text:style-name="T6">JSON</text:span><text:span text:style-name="T6">が取得できてい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284.57pt" svg:y1="438.55pt" svg:x2="284.57pt" svg:y2="466.84pt"><text:p/></draw:line></draw:g><draw:custom-shape draw:style-name="gr39" draw:text-style-name="P49" svg:width="169.43pt" svg:height="32.63pt" svg:x="198.11pt" svg:y="465.7pt"><text:p text:style-name="P47"><text:span text:style-name="T15">クラスのメンバ</text:span><text:span text:style-name="T15">json</text:span><text:span text:style-name="T15">に</text:span><text:span text:style-name="T15">tmp</text:span><text:span text:style-name="T15">の</text:span></text:p><text:p text:style-name="P47"><text:span text:style-name="T15">連想配列を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282.61pt" svg:y1="498.3pt" svg:x2="282.61pt" svg:y2="565.51pt"><text:p/></draw:line><draw:custom-shape draw:style-name="gr5" draw:text-style-name="P27" svg:width="27.38pt" svg:height="28.37pt" svg:x="269.4pt" svg:y="561.94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4"/>
      <text:p text:style-name="P14"/>
      <text:p text:style-name="P15"><draw:g text:anchor-type="as-char" draw:z-index="34" draw:style-name="gr17"><draw:frame draw:style-name="gr2" draw:text-style-name="P39" svg:width="180.68pt" svg:height="257.41pt" svg:x="0pt" svg:y="7.26pt"><draw:text-box><text:p><text:span text:style-name="T10">Fig22</text:span></text:p><text:p><text:span text:style-name="T10">関数名：</text:span><text:span text:style-name="T10">reservedDialog['usually']</text:span></text:p><text:p text:style-name="P44"><text:span text:style-name="T10">概要：通常レッスン予約希望ダイアログのタグを作る。</text:span></text:p><text:p text:style-name="P36"><text:span text:style-name="T10">引数：なし</text:span></text:p><text:p><text:span text:style-name="T10">戻り値：なし</text:span></text:p><text:p text:style-name="P45"><text:span text:style-name="T10"/></text:p></draw:text-box></draw:frame><draw:line draw:style-name="gr3" draw:text-style-name="P25" svg:x1="286.81pt" svg:y1="28.4pt" svg:x2="286.81pt" svg:y2="56.69pt"><text:p/></draw:line><draw:line draw:style-name="gr4" draw:text-style-name="P26" svg:x1="184.2pt" svg:y1="0.06pt" svg:x2="184.2pt" svg:y2="727.31pt"><text:p/></draw:line><draw:custom-shape draw:style-name="gr5" draw:text-style-name="P27" svg:width="27.38pt" svg:height="28.37pt" svg:x="273.2pt" svg:y="0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100" draw:text-style-name="P32" svg:width="182.58pt" svg:height="45.47pt" svg:x="194.14pt" svg:y="56.04pt"><text:p text:style-name="P26"><text:span text:style-name="T10">outputTag()</text:span></text:p><text:p text:style-name="P26"><text:span text:style-name="T10"/></text:p><text:p text:style-name="P26"><text:span text:style-name="T10">ダイアログの本体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5.21pt" svg:y1="76.96pt" svg:x2="354.81pt" svg:y2="76.96pt"><text:p/></draw:line><draw:frame draw:style-name="gr101" draw:text-style-name="P34" svg:width="28.63pt" svg:height="10.83pt" svg:x="349.51pt" svg:y="104.54pt"><draw:text-box><text:p><text:span text:style-name="T9">fig3</text:span></text:p></draw:text-box></draw:frame></draw:g><draw:line draw:style-name="gr3" draw:text-style-name="P25" svg:x1="286.1pt" svg:y1="101.51pt" svg:x2="286.1pt" svg:y2="119.76pt"><text:p/></draw:line></draw:g><draw:g draw:style-name="gr7"><draw:g draw:style-name="gr7"><draw:custom-shape draw:style-name="gr100" draw:text-style-name="P32" svg:width="182.58pt" svg:height="45.47pt" svg:x="194.14pt" svg:y="119.76pt"><text:p text:style-name="P26"><text:span text:style-name="T10">outputTag()</text:span></text:p><text:p text:style-name="P26"><text:span text:style-name="T10"/></text:p><text:p text:style-name="P26"><text:span text:style-name="T10">予約日時の領域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5.21pt" svg:y1="140.71pt" svg:x2="354.81pt" svg:y2="140.71pt"><text:p/></draw:line><draw:frame draw:style-name="gr101" draw:text-style-name="P34" svg:width="28.63pt" svg:height="10.83pt" svg:x="349.51pt" svg:y="168.24pt"><draw:text-box><text:p><text:span text:style-name="T9">fig3</text:span></text:p></draw:text-box></draw:frame></draw:g><draw:line draw:style-name="gr3" draw:text-style-name="P25" svg:x1="286.1pt" svg:y1="165.2pt" svg:x2="286.1pt" svg:y2="183.46pt"><text:p/></draw:line></draw:g><draw:g draw:style-name="gr7"><draw:g draw:style-name="gr7"><draw:custom-shape draw:style-name="gr100" draw:text-style-name="P32" svg:width="182.58pt" svg:height="45.47pt" svg:x="194.14pt" svg:y="183.4pt"><text:p text:style-name="P26"><text:span text:style-name="T10">outputTag()</text:span></text:p><text:p text:style-name="P26"><text:span text:style-name="T10"/></text:p><text:p text:style-name="P26"><text:span text:style-name="T10">軽い説明の領域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5.21pt" svg:y1="204.38pt" svg:x2="354.81pt" svg:y2="204.38pt"><text:p/></draw:line><draw:frame draw:style-name="gr101" draw:text-style-name="P34" svg:width="28.63pt" svg:height="10.83pt" svg:x="349.51pt" svg:y="231.9pt"><draw:text-box><text:p><text:span text:style-name="T9">fig3</text:span></text:p></draw:text-box></draw:frame></draw:g><draw:line draw:style-name="gr3" draw:text-style-name="P25" svg:x1="286.1pt" svg:y1="228.81pt" svg:x2="286.1pt" svg:y2="247.07pt"><text:p/></draw:line></draw:g><draw:g draw:style-name="gr7"><draw:g draw:style-name="gr7"><draw:custom-shape draw:style-name="gr100" draw:text-style-name="P32" svg:width="182.58pt" svg:height="45.47pt" svg:x="194.14pt" svg:y="247.04pt"><text:p text:style-name="P26"><text:span text:style-name="T10">outputTag()</text:span></text:p><text:p text:style-name="P26"><text:span text:style-name="T10"/></text:p><text:p text:style-name="P26"><text:span text:style-name="T10">作品選択のラジオボタン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5.21pt" svg:y1="267.96pt" svg:x2="354.81pt" svg:y2="267.96pt"><text:p/></draw:line><draw:frame draw:style-name="gr101" draw:text-style-name="P34" svg:width="28.63pt" svg:height="10.83pt" svg:x="349.51pt" svg:y="295.54pt"><draw:text-box><text:p><text:span text:style-name="T9">fig3</text:span></text:p></draw:text-box></draw:frame></draw:g><draw:line draw:style-name="gr3" draw:text-style-name="P25" svg:x1="286.1pt" svg:y1="292.51pt" svg:x2="286.1pt" svg:y2="310.76pt"><text:p/></draw:line></draw:g><draw:g draw:style-name="gr7"><draw:g draw:style-name="gr7"><draw:custom-shape draw:style-name="gr100" draw:text-style-name="P32" svg:width="182.58pt" svg:height="45.47pt" svg:x="194.14pt" svg:y="310.76pt"><text:p text:style-name="P26"><text:span text:style-name="T10">outputTag()</text:span></text:p><text:p text:style-name="P26"><text:span text:style-name="T10"/></text:p><text:p text:style-name="P26"><text:span text:style-name="T10">予約希望の時限を選択する</text:span></text:p><text:p text:style-name="P26"><text:span text:style-name="T10">チェックボックス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5.21pt" svg:y1="331.71pt" svg:x2="354.81pt" svg:y2="331.71pt"><text:p/></draw:line><draw:frame draw:style-name="gr101" draw:text-style-name="P34" svg:width="28.63pt" svg:height="10.83pt" svg:x="349.51pt" svg:y="359.26pt"><draw:text-box><text:p><text:span text:style-name="T9">fig3</text:span></text:p></draw:text-box></draw:frame></draw:g><draw:line draw:style-name="gr3" draw:text-style-name="P25" svg:x1="286.1pt" svg:y1="356.2pt" svg:x2="286.1pt" svg:y2="374.46pt"><text:p/></draw:line></draw:g><draw:g draw:style-name="gr7"><draw:g draw:style-name="gr7"><draw:custom-shape draw:style-name="gr100" draw:text-style-name="P32" svg:width="182.58pt" svg:height="45.47pt" svg:x="194.14pt" svg:y="374.4pt"><text:p text:style-name="P26"><text:span text:style-name="T10">outputTag()</text:span></text:p><text:p text:style-name="P26"><text:span text:style-name="T10"/></text:p><text:p text:style-name="P26"><text:span text:style-name="T10">予備希望情報のチェックボックス</text:span></text:p><text:p text:style-name="P26"><text:span text:style-name="T10">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5.21pt" svg:y1="395.38pt" svg:x2="354.81pt" svg:y2="395.38pt"><text:p/></draw:line><draw:frame draw:style-name="gr101" draw:text-style-name="P34" svg:width="28.63pt" svg:height="10.83pt" svg:x="349.51pt" svg:y="422.9pt"><draw:text-box><text:p><text:span text:style-name="T9">fig3</text:span></text:p></draw:text-box></draw:frame></draw:g><draw:line draw:style-name="gr3" draw:text-style-name="P25" svg:x1="286.1pt" svg:y1="419.81pt" svg:x2="286.1pt" svg:y2="438.07pt"><text:p/></draw:line></draw:g><draw:g draw:style-name="gr7"><draw:g draw:style-name="gr7"><draw:custom-shape draw:style-name="gr100" draw:text-style-name="P32" svg:width="182.58pt" svg:height="45.47pt" svg:x="194.14pt" svg:y="438.09pt"><text:p text:style-name="P26"><text:span text:style-name="T10">outputTag()</text:span></text:p><text:p text:style-name="P26"><text:span text:style-name="T10"/></text:p><text:p text:style-name="P26"><text:span text:style-name="T10">個人情報入力部分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5.21pt" svg:y1="459.01pt" svg:x2="354.81pt" svg:y2="459.01pt"><text:p/></draw:line><draw:frame draw:style-name="gr101" draw:text-style-name="P34" svg:width="28.63pt" svg:height="10.83pt" svg:x="349.51pt" svg:y="486.6pt"><draw:text-box><text:p><text:span text:style-name="T9">fig3</text:span></text:p></draw:text-box></draw:frame></draw:g><draw:line draw:style-name="gr3" draw:text-style-name="P25" svg:x1="286.1pt" svg:y1="483.56pt" svg:x2="286.1pt" svg:y2="501.82pt"><text:p/></draw:line></draw:g><draw:g draw:style-name="gr7"><draw:g draw:style-name="gr7"><draw:custom-shape draw:style-name="gr100" draw:text-style-name="P32" svg:width="182.58pt" svg:height="45.47pt" svg:x="194.14pt" svg:y="501.79pt"><text:p text:style-name="P26"><text:span text:style-name="T10">outputTag()</text:span></text:p><text:p text:style-name="P26"><text:span text:style-name="T10"/></text:p><text:p text:style-name="P26"><text:span text:style-name="T10">メールのタイトルを設定する値が</text:span></text:p><text:p text:style-name="P26"><text:span text:style-name="T10">格納された隠しフォーム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5.21pt" svg:y1="522.71pt" svg:x2="354.81pt" svg:y2="522.71pt"><text:p/></draw:line><draw:frame draw:style-name="gr101" draw:text-style-name="P34" svg:width="28.63pt" svg:height="10.83pt" svg:x="349.51pt" svg:y="550.29pt"><draw:text-box><text:p><text:span text:style-name="T9">fig3</text:span></text:p></draw:text-box></draw:frame></draw:g><draw:line draw:style-name="gr3" draw:text-style-name="P25" svg:x1="286.1pt" svg:y1="547.26pt" svg:x2="286.1pt" svg:y2="565.51pt"><text:p/></draw:line></draw:g><draw:custom-shape draw:style-name="gr5" draw:text-style-name="P27" svg:width="27.38pt" svg:height="28.37pt" svg:x="272.01pt" svg:y="643.21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102" draw:text-style-name="P32" svg:width="182.58pt" svg:height="55.56pt" svg:x="194.14pt" svg:y="565.4pt"><text:p text:style-name="P26"><text:span text:style-name="T10"/></text:p><text:p text:style-name="P26"><text:span text:style-name="T10">getMemberInformation</text:span></text:p><text:p text:style-name="P26"><text:span text:style-name="T10"/></text:p><text:p text:style-name="P26"><text:span text:style-name="T10">DB</text:span><text:span text:style-name="T10">から会員情報を取得して</text:span></text:p><text:p text:style-name="P26"><text:span text:style-name="T10">personInformation</text:span><text:span text:style-name="T10">の</text:span></text:p><text:p text:style-name="P26"><text:span text:style-name="T10">各フォームにデータを格納す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5.21pt" svg:y1="591.05pt" svg:x2="354.81pt" svg:y2="591.05pt"><text:p/></draw:line><draw:frame draw:style-name="gr103" draw:text-style-name="P34" svg:width="28.63pt" svg:height="13.21pt" svg:x="349.51pt" svg:y="624.64pt"><draw:text-box><text:p><text:span text:style-name="T9">fig ex</text:span></text:p></draw:text-box></draw:frame></draw:g><draw:line draw:style-name="gr3" draw:text-style-name="P25" svg:x1="286.1pt" svg:y1="620.96pt" svg:x2="286.1pt" svg:y2="643.27pt"><text:p/></draw:line></draw:g></draw:g></text:p>
      <text:p text:style-name="P1"><draw:g text:anchor-type="as-char" draw:z-index="30" draw:style-name="gr17"><draw:frame draw:style-name="gr2" draw:text-style-name="P39" svg:width="180.68pt" svg:height="257.41pt" svg:x="0pt" svg:y="7.26pt"><draw:text-box><text:p><text:span text:style-name="T10">Fig22</text:span></text:p><text:p><text:span text:style-name="T10">関数名：</text:span><text:span text:style-name="T10">reservedDialog['usually']</text:span></text:p><text:p text:style-name="P44"><text:span text:style-name="T10">概要：通常レッスン予約希望ダイアログのタグを作る。</text:span></text:p><text:p text:style-name="P36"><text:span text:style-name="T10">引数：なし</text:span></text:p><text:p><text:span text:style-name="T10">戻り値：なし</text:span></text:p><text:p text:style-name="P45"><text:span text:style-name="T10"/></text:p></draw:text-box></draw:frame><draw:line draw:style-name="gr3" draw:text-style-name="P25" svg:x1="286.81pt" svg:y1="28.4pt" svg:x2="286.81pt" svg:y2="56.69pt"><text:p/></draw:line><draw:line draw:style-name="gr4" draw:text-style-name="P26" svg:x1="184.2pt" svg:y1="0.06pt" svg:x2="184.2pt" svg:y2="727.31pt"><text:p/></draw:line><draw:custom-shape draw:style-name="gr5" draw:text-style-name="P27" svg:width="27.38pt" svg:height="28.37pt" svg:x="273.2pt" svg:y="0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100" draw:text-style-name="P32" svg:width="182.58pt" svg:height="45.47pt" svg:x="194.14pt" svg:y="56.04pt"><text:p text:style-name="P26"><text:span text:style-name="T10">outputTag()</text:span></text:p><text:p text:style-name="P26"><text:span text:style-name="T10"/></text:p><text:p text:style-name="P26"><text:span text:style-name="T10">ダイアログの本体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5.21pt" svg:y1="76.96pt" svg:x2="354.81pt" svg:y2="76.96pt"><text:p/></draw:line><draw:frame draw:style-name="gr101" draw:text-style-name="P34" svg:width="28.63pt" svg:height="10.83pt" svg:x="349.51pt" svg:y="104.54pt"><draw:text-box><text:p><text:span text:style-name="T9">fig3</text:span></text:p></draw:text-box></draw:frame></draw:g><draw:line draw:style-name="gr3" draw:text-style-name="P25" svg:x1="286.1pt" svg:y1="101.51pt" svg:x2="286.1pt" svg:y2="119.76pt"><text:p/></draw:line></draw:g><draw:g draw:style-name="gr7"><draw:g draw:style-name="gr7"><draw:custom-shape draw:style-name="gr100" draw:text-style-name="P32" svg:width="182.58pt" svg:height="45.47pt" svg:x="194.14pt" svg:y="119.76pt"><text:p text:style-name="P26"><text:span text:style-name="T10">outputTag()</text:span></text:p><text:p text:style-name="P26"><text:span text:style-name="T10"/></text:p><text:p text:style-name="P26"><text:span text:style-name="T10">予約日時の領域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5.21pt" svg:y1="140.71pt" svg:x2="354.81pt" svg:y2="140.71pt"><text:p/></draw:line><draw:frame draw:style-name="gr101" draw:text-style-name="P34" svg:width="28.63pt" svg:height="10.83pt" svg:x="349.51pt" svg:y="168.24pt"><draw:text-box><text:p><text:span text:style-name="T9">fig3</text:span></text:p></draw:text-box></draw:frame></draw:g><draw:line draw:style-name="gr3" draw:text-style-name="P25" svg:x1="286.1pt" svg:y1="165.2pt" svg:x2="286.1pt" svg:y2="183.46pt"><text:p/></draw:line></draw:g><draw:g draw:style-name="gr7"><draw:g draw:style-name="gr7"><draw:custom-shape draw:style-name="gr100" draw:text-style-name="P32" svg:width="182.58pt" svg:height="45.47pt" svg:x="194.14pt" svg:y="183.4pt"><text:p text:style-name="P26"><text:span text:style-name="T10">outputTag()</text:span></text:p><text:p text:style-name="P26"><text:span text:style-name="T10"/></text:p><text:p text:style-name="P26"><text:span text:style-name="T10">軽い説明の領域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5.21pt" svg:y1="204.38pt" svg:x2="354.81pt" svg:y2="204.38pt"><text:p/></draw:line><draw:frame draw:style-name="gr101" draw:text-style-name="P34" svg:width="28.63pt" svg:height="10.83pt" svg:x="349.51pt" svg:y="231.9pt"><draw:text-box><text:p><text:span text:style-name="T9">fig3</text:span></text:p></draw:text-box></draw:frame></draw:g><draw:line draw:style-name="gr3" draw:text-style-name="P25" svg:x1="286.1pt" svg:y1="228.81pt" svg:x2="286.1pt" svg:y2="247.07pt"><text:p/></draw:line></draw:g><draw:g draw:style-name="gr7"><draw:g draw:style-name="gr7"><draw:custom-shape draw:style-name="gr100" draw:text-style-name="P32" svg:width="182.58pt" svg:height="45.47pt" svg:x="194.14pt" svg:y="247.04pt"><text:p text:style-name="P26"><text:span text:style-name="T10">outputTag()</text:span></text:p><text:p text:style-name="P26"><text:span text:style-name="T10"/></text:p><text:p text:style-name="P26"><text:span text:style-name="T10">作品選択のラジオボタン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5.21pt" svg:y1="267.96pt" svg:x2="354.81pt" svg:y2="267.96pt"><text:p/></draw:line><draw:frame draw:style-name="gr101" draw:text-style-name="P34" svg:width="28.63pt" svg:height="10.83pt" svg:x="349.51pt" svg:y="295.54pt"><draw:text-box><text:p><text:span text:style-name="T9">fig3</text:span></text:p></draw:text-box></draw:frame></draw:g><draw:line draw:style-name="gr3" draw:text-style-name="P25" svg:x1="286.1pt" svg:y1="292.51pt" svg:x2="286.1pt" svg:y2="310.76pt"><text:p/></draw:line></draw:g><draw:g draw:style-name="gr7"><draw:g draw:style-name="gr7"><draw:custom-shape draw:style-name="gr100" draw:text-style-name="P32" svg:width="182.58pt" svg:height="45.47pt" svg:x="194.14pt" svg:y="310.76pt"><text:p text:style-name="P26"><text:span text:style-name="T10">outputTag()</text:span></text:p><text:p text:style-name="P26"><text:span text:style-name="T10"/></text:p><text:p text:style-name="P26"><text:span text:style-name="T10">予約希望の時限を選択する</text:span></text:p><text:p text:style-name="P26"><text:span text:style-name="T10">チェックボックス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5.21pt" svg:y1="331.71pt" svg:x2="354.81pt" svg:y2="331.71pt"><text:p/></draw:line><draw:frame draw:style-name="gr101" draw:text-style-name="P34" svg:width="28.63pt" svg:height="10.83pt" svg:x="349.51pt" svg:y="359.26pt"><draw:text-box><text:p><text:span text:style-name="T9">fig3</text:span></text:p></draw:text-box></draw:frame></draw:g><draw:line draw:style-name="gr3" draw:text-style-name="P25" svg:x1="286.1pt" svg:y1="356.2pt" svg:x2="286.1pt" svg:y2="374.46pt"><text:p/></draw:line></draw:g><draw:g draw:style-name="gr7"><draw:g draw:style-name="gr7"><draw:custom-shape draw:style-name="gr100" draw:text-style-name="P32" svg:width="182.58pt" svg:height="45.47pt" svg:x="194.14pt" svg:y="374.4pt"><text:p text:style-name="P26"><text:span text:style-name="T10">outputTag()</text:span></text:p><text:p text:style-name="P26"><text:span text:style-name="T10"/></text:p><text:p text:style-name="P26"><text:span text:style-name="T10">予備希望情報のチェックボックス</text:span></text:p><text:p text:style-name="P26"><text:span text:style-name="T10">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5.21pt" svg:y1="395.38pt" svg:x2="354.81pt" svg:y2="395.38pt"><text:p/></draw:line><draw:frame draw:style-name="gr101" draw:text-style-name="P34" svg:width="28.63pt" svg:height="10.83pt" svg:x="349.51pt" svg:y="422.9pt"><draw:text-box><text:p><text:span text:style-name="T9">fig3</text:span></text:p></draw:text-box></draw:frame></draw:g><draw:line draw:style-name="gr3" draw:text-style-name="P25" svg:x1="286.1pt" svg:y1="419.81pt" svg:x2="286.1pt" svg:y2="438.07pt"><text:p/></draw:line></draw:g><draw:g draw:style-name="gr7"><draw:g draw:style-name="gr7"><draw:custom-shape draw:style-name="gr100" draw:text-style-name="P32" svg:width="182.58pt" svg:height="45.47pt" svg:x="194.14pt" svg:y="438.09pt"><text:p text:style-name="P26"><text:span text:style-name="T10">outputTag()</text:span></text:p><text:p text:style-name="P26"><text:span text:style-name="T10"/></text:p><text:p text:style-name="P26"><text:span text:style-name="T10">個人情報入力部分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5.21pt" svg:y1="459.01pt" svg:x2="354.81pt" svg:y2="459.01pt"><text:p/></draw:line><draw:frame draw:style-name="gr101" draw:text-style-name="P34" svg:width="28.63pt" svg:height="10.83pt" svg:x="349.51pt" svg:y="486.6pt"><draw:text-box><text:p><text:span text:style-name="T9">fig3</text:span></text:p></draw:text-box></draw:frame></draw:g><draw:line draw:style-name="gr3" draw:text-style-name="P25" svg:x1="286.1pt" svg:y1="483.56pt" svg:x2="286.1pt" svg:y2="501.82pt"><text:p/></draw:line></draw:g><draw:g draw:style-name="gr7"><draw:g draw:style-name="gr7"><draw:custom-shape draw:style-name="gr100" draw:text-style-name="P32" svg:width="182.58pt" svg:height="45.47pt" svg:x="194.14pt" svg:y="501.79pt"><text:p text:style-name="P26"><text:span text:style-name="T10">outputTag()</text:span></text:p><text:p text:style-name="P26"><text:span text:style-name="T10"/></text:p><text:p text:style-name="P26"><text:span text:style-name="T10">メールのタイトルを設定する値が</text:span></text:p><text:p text:style-name="P26"><text:span text:style-name="T10">格納された隠しフォーム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5.21pt" svg:y1="522.71pt" svg:x2="354.81pt" svg:y2="522.71pt"><text:p/></draw:line><draw:frame draw:style-name="gr101" draw:text-style-name="P34" svg:width="28.63pt" svg:height="10.83pt" svg:x="349.51pt" svg:y="550.29pt"><draw:text-box><text:p><text:span text:style-name="T9">fig3</text:span></text:p></draw:text-box></draw:frame></draw:g><draw:line draw:style-name="gr3" draw:text-style-name="P25" svg:x1="286.1pt" svg:y1="547.26pt" svg:x2="286.1pt" svg:y2="565.51pt"><text:p/></draw:line></draw:g><draw:custom-shape draw:style-name="gr5" draw:text-style-name="P27" svg:width="27.38pt" svg:height="28.37pt" svg:x="272.01pt" svg:y="643.21pt"><text:p text:style-name="P26"><text:span text:style-name="T5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102" draw:text-style-name="P32" svg:width="182.58pt" svg:height="55.56pt" svg:x="194.14pt" svg:y="565.4pt"><text:p text:style-name="P26"><text:span text:style-name="T10"/></text:p><text:p text:style-name="P26"><text:span text:style-name="T10">getMemberInformation</text:span></text:p><text:p text:style-name="P26"><text:span text:style-name="T10"/></text:p><text:p text:style-name="P26"><text:span text:style-name="T10">DB</text:span><text:span text:style-name="T10">から会員情報を取得して</text:span></text:p><text:p text:style-name="P26"><text:span text:style-name="T10">personInformation</text:span><text:span text:style-name="T10">の</text:span></text:p><text:p text:style-name="P26"><text:span text:style-name="T10">各フォームにデータを格納す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15.21pt" svg:y1="591.05pt" svg:x2="354.81pt" svg:y2="591.05pt"><text:p/></draw:line><draw:frame draw:style-name="gr103" draw:text-style-name="P34" svg:width="28.63pt" svg:height="13.21pt" svg:x="349.51pt" svg:y="624.64pt"><draw:text-box><text:p><text:span text:style-name="T9">fig ex</text:span></text:p></draw:text-box></draw:frame></draw:g><draw:line draw:style-name="gr3" draw:text-style-name="P25" svg:x1="286.1pt" svg:y1="620.96pt" svg:x2="286.1pt" svg:y2="643.27pt"><text:p/></draw:line></draw:g></draw:g></text:p>
      <text:p text:style-name="P8"><draw:g text:anchor-type="as-char" draw:z-index="31" draw:style-name="gr17"><draw:polyline draw:style-name="gr10" draw:text-style-name="P26" svg:width="159.68pt" svg:height="321.87pt" svg:x="305.89pt" svg:y="289.56pt" svg:viewBox="0 0 5634 11356" draw:points="2589,0 5634,0 5634,11356 0,11356"><text:p/></draw:polyline><draw:frame draw:style-name="gr11" svg:width="17.06pt" svg:height="17.77pt" svg:x="331.85pt" svg:y="173.25pt"><draw:text-box><text:p>Y</text:p></draw:text-box></draw:frame><draw:frame draw:style-name="gr11" svg:width="17.06pt" svg:height="17.77pt" svg:x="345.34pt" svg:y="317.91pt"><draw:text-box><text:p>Y</text:p></draw:text-box></draw:frame><draw:frame draw:style-name="gr11" svg:width="17.06pt" svg:height="17.77pt" svg:x="346pt" svg:y="523.11pt"><draw:text-box><text:p>Y</text:p></draw:text-box></draw:frame><draw:frame draw:style-name="gr11" svg:width="17.06pt" svg:height="17.77pt" svg:x="391.95pt" svg:y="112.76pt"><draw:text-box><text:p>N</text:p></draw:text-box></draw:frame><draw:frame draw:style-name="gr11" svg:width="17.06pt" svg:height="17.77pt" svg:x="384.89pt" svg:y="261.3pt"><draw:text-box><text:p>N</text:p></draw:text-box></draw:frame><draw:frame draw:style-name="gr11" svg:width="17.06pt" svg:height="17.77pt" svg:x="405.5pt" svg:y="466.41pt"><draw:text-box><text:p>N</text:p></draw:text-box></draw:frame><draw:frame draw:style-name="gr2" draw:text-style-name="P39" svg:width="180.68pt" svg:height="257.41pt" svg:x="13.35pt" svg:y="7.26pt"><draw:text-box><text:p><text:span text:style-name="T10">Fig</text:span></text:p><text:p><text:span text:style-name="T10">関数名：</text:span></text:p><text:p text:style-name="P35"><text:span text:style-name="T10">概要：</text:span></text:p><text:p text:style-name="P36"><text:span text:style-name="T10">引数：</text:span></text:p><text:p><text:span text:style-name="T10">戻り値：</text:span></text:p><text:p><text:span text:style-name="T10"/></text:p><text:p text:style-name="P45"><text:span text:style-name="T10">変数</text:span><text:span text:style-name="T10">:</text:span></text:p></draw:text-box></draw:frame><draw:line draw:style-name="gr3" draw:text-style-name="P25" svg:x1="300.16pt" svg:y1="28.4pt" svg:x2="300.16pt" svg:y2="56.69pt"><text:p/></draw:line><draw:line draw:style-name="gr4" draw:text-style-name="P26" svg:x1="197.55pt" svg:y1="0.06pt" svg:x2="197.55pt" svg:y2="727.31pt"><text:p/></draw:line><draw:custom-shape draw:style-name="gr5" draw:text-style-name="P27" svg:width="27.38pt" svg:height="28.37pt" svg:x="286.55pt" svg:y="0pt"><text:p text:style-name="P26"><text:span text:style-name="T5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26" svg:width="54.51pt" svg:height="67.18pt" svg:x="118.26pt" svg:y="551.68pt" svg:viewBox="0 0 1924 2371" draw:points="0,0 1924,0 1924,2371"><text:p/></draw:polyline><draw:polyline draw:style-name="gr10" draw:text-style-name="P26" svg:width="15.56pt" svg:height="141.48pt" draw:transform="rotate (-1.5707963267949) translate (141.5pt 558.722047244094pt)" svg:viewBox="0 0 550 4992" draw:points="0,0 550,0 550,4992"><text:p/></draw:polyline><draw:g draw:style-name="gr7"><draw:g draw:style-name="gr7"><draw:custom-shape draw:style-name="gr104" draw:text-style-name="P32" svg:width="182.58pt" svg:height="70.47pt" svg:x="1.19pt" svg:y="640.06pt"><text:p/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26" svg:x1="22.25pt" svg:y1="672.58pt" svg:x2="161.86pt" svg:y2="672.58pt"><text:p/></draw:line><draw:frame draw:style-name="gr14" draw:text-style-name="P34" svg:width="28.63pt" svg:height="16.78pt" svg:x="156.56pt" svg:y="715.24pt"><draw:text-box><text:p><text:span text:style-name="T9">fig</text:span></text:p></draw:text-box></draw:frame></draw:g><draw:line draw:style-name="gr3" draw:text-style-name="P25" svg:x1="93.15pt" svg:y1="710.5pt" svg:x2="93.15pt" svg:y2="738.79pt"><text:p/></draw:line></draw:g><draw:g draw:style-name="gr7"><draw:custom-shape draw:style-name="gr105" draw:text-style-name="P27" svg:width="138.93pt" svg:height="42.46pt" svg:x="2.61pt" svg:y="576.4pt"><text:p/>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25" svg:x1="73.36pt" svg:y1="618.86pt" svg:x2="73.36pt" svg:y2="647.15pt"><text:p/></draw:line></draw:g><draw:g draw:style-name="gr7"><draw:custom-shape draw:style-name="gr106" draw:text-style-name="P29" svg:width="164.83pt" svg:height="71.18pt" svg:x="3pt" svg:y="473.41pt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25" svg:x1="86.46pt" svg:y1="544.56pt" svg:x2="86.46pt" svg:y2="572.85pt"><text:p/></draw:line></draw:g><draw:g draw:style-name="gr7"><draw:custom-shape draw:style-name="gr35" draw:text-style-name="P54" svg:width="169.82pt" svg:height="30.61pt" svg:x="3pt" svg:y="413.66pt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25" svg:x1="87.9pt" svg:y1="444.22pt" svg:x2="87.9pt" svg:y2="472.51pt"><text:p/></draw:line></draw:g><draw:g draw:style-name="gr7"><draw:custom-shape draw:style-name="gr107" draw:text-style-name="P49" svg:width="169.43pt" svg:height="32.63pt" svg:x="3pt" svg:y="353.34pt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25" svg:x1="87.51pt" svg:y1="385.91pt" svg:x2="87.51pt" svg:y2="414.2pt"><text:p/></draw:line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4" svg:font-family="Mangal"/>
    <style:font-face style:name="Monaco" svg:font-family="Monaco"/>
    <style:font-face style:name="Liberation Serif3" svg:font-family="'Liberation Serif'" style:font-pitch="variable"/>
    <style:font-face style:name="Mangal3" svg:font-family="Mangal" style:font-pitch="variable"/>
    <style:font-face style:name="Monaco1" svg:font-family="Monaco" style:font-pitch="variable"/>
    <style:font-face style:name="ＭＳ 明朝" svg:font-family="'ＭＳ 明朝'" style:font-pitch="variable"/>
    <style:font-face style:name="ＭＳ Ｐゴシック" svg:font-family="'ＭＳ Ｐゴシック'" style:font-pitch="variable"/>
    <style:font-face style:name="ＭＳ Ｐ明朝2" svg:font-family="'ＭＳ Ｐ明朝'" style:font-pitch="variable"/>
    <style:font-face style:name="Liberation Serif2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2" svg:font-family="'ＭＳ Ｐゴシック'" style:font-family-generic="modern" style:font-pitch="variable"/>
    <style:font-face style:name="ＭＳ Ｐ明朝3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2" svg:font-family="Mang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ＭＳ Ｐ明朝1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Tahoma2" svg:font-family="Tahoma" style:font-family-generic="system" style:font-pitch="variable"/>
    <style:font-face style:name="ＭＳ Ｐゴシック3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線の終点_20_1" draw:display-name="線の終点 1" svg:viewBox="0 0 20 30" svg:d="M10 0l-10 30h20z"/>
    <draw:stroke-dash draw:name="Dashed_20__28_var_29__20_1" draw:display-name="Dashed (var) 1" draw:style="rect" draw:dots1="1" draw:dots1-length="0.31pt" draw:dots2="1" draw:dots2-length="0.31pt" draw:distance="0.31pt"/>
    <draw:stroke-dash draw:name="Dashed_20__28_var_29__20_10" draw:display-name="Dashed (var) 10" draw:style="rect" draw:dots1="1" draw:dots1-length="0.31pt" draw:dots2="1" draw:dots2-length="0.31pt" draw:distance="0.31pt"/>
    <draw:stroke-dash draw:name="Dashed_20__28_var_29__20_11" draw:display-name="Dashed (var) 11" draw:style="rect" draw:dots1="1" draw:dots1-length="0.31pt" draw:dots2="1" draw:dots2-length="0.31pt" draw:distance="0.31pt"/>
    <draw:stroke-dash draw:name="Dashed_20__28_var_29__20_12" draw:display-name="Dashed (var) 12" draw:style="rect" draw:dots1="1" draw:dots1-length="0.31pt" draw:dots2="1" draw:dots2-length="0.31pt" draw:distance="0.31pt"/>
    <draw:stroke-dash draw:name="Dashed_20__28_var_29__20_13" draw:display-name="Dashed (var) 13" draw:style="rect" draw:dots1="1" draw:dots1-length="0.31pt" draw:dots2="1" draw:dots2-length="0.31pt" draw:distance="0.31pt"/>
    <draw:stroke-dash draw:name="Dashed_20__28_var_29__20_14" draw:display-name="Dashed (var) 14" draw:style="rect" draw:dots1="1" draw:dots1-length="0.31pt" draw:dots2="1" draw:dots2-length="0.31pt" draw:distance="0.31pt"/>
    <draw:stroke-dash draw:name="Dashed_20__28_var_29__20_15" draw:display-name="Dashed (var) 15" draw:style="rect" draw:dots1="1" draw:dots1-length="0.31pt" draw:dots2="1" draw:dots2-length="0.31pt" draw:distance="0.31pt"/>
    <draw:stroke-dash draw:name="Dashed_20__28_var_29__20_16" draw:display-name="Dashed (var) 16" draw:style="rect" draw:dots1="1" draw:dots1-length="0.31pt" draw:dots2="1" draw:dots2-length="0.31pt" draw:distance="0.31pt"/>
    <draw:stroke-dash draw:name="Dashed_20__28_var_29__20_17" draw:display-name="Dashed (var) 17" draw:style="rect" draw:dots1="1" draw:dots1-length="0.31pt" draw:dots2="1" draw:dots2-length="0.31pt" draw:distance="0.31pt"/>
    <draw:stroke-dash draw:name="Dashed_20__28_var_29__20_18" draw:display-name="Dashed (var) 18" draw:style="rect" draw:dots1="1" draw:dots1-length="0.31pt" draw:dots2="1" draw:dots2-length="0.31pt" draw:distance="0.31pt"/>
    <draw:stroke-dash draw:name="Dashed_20__28_var_29__20_19" draw:display-name="Dashed (var) 19" draw:style="rect" draw:dots1="1" draw:dots1-length="0.31pt" draw:dots2="1" draw:dots2-length="0.31pt" draw:distance="0.31pt"/>
    <draw:stroke-dash draw:name="Dashed_20__28_var_29__20_2" draw:display-name="Dashed (var) 2" draw:style="rect" draw:dots1="1" draw:dots1-length="0.31pt" draw:dots2="1" draw:dots2-length="0.31pt" draw:distance="0.31pt"/>
    <draw:stroke-dash draw:name="Dashed_20__28_var_29__20_3" draw:display-name="Dashed (var) 3" draw:style="rect" draw:dots1="1" draw:dots1-length="0.31pt" draw:dots2="1" draw:dots2-length="0.31pt" draw:distance="0.31pt"/>
    <draw:stroke-dash draw:name="Dashed_20__28_var_29__20_4" draw:display-name="Dashed (var) 4" draw:style="rect" draw:dots1="1" draw:dots1-length="0.31pt" draw:dots2="1" draw:dots2-length="0.31pt" draw:distance="0.31pt"/>
    <draw:stroke-dash draw:name="Dashed_20__28_var_29__20_5" draw:display-name="Dashed (var) 5" draw:style="rect" draw:dots1="1" draw:dots1-length="0.31pt" draw:dots2="1" draw:dots2-length="0.31pt" draw:distance="0.31pt"/>
    <draw:stroke-dash draw:name="Dashed_20__28_var_29__20_6" draw:display-name="Dashed (var) 6" draw:style="rect" draw:dots1="1" draw:dots1-length="0.31pt" draw:dots2="1" draw:dots2-length="0.31pt" draw:distance="0.31pt"/>
    <draw:stroke-dash draw:name="Dashed_20__28_var_29__20_7" draw:display-name="Dashed (var) 7" draw:style="rect" draw:dots1="1" draw:dots1-length="0.31pt" draw:dots2="1" draw:dots2-length="0.31pt" draw:distance="0.31pt"/>
    <draw:stroke-dash draw:name="Dashed_20__28_var_29__20_8" draw:display-name="Dashed (var) 8" draw:style="rect" draw:dots1="1" draw:dots1-length="0.31pt" draw:dots2="1" draw:dots2-length="0.31pt" draw:distance="0.31pt"/>
    <draw:stroke-dash draw:name="Dashed_20__28_var_29__20_9" draw:display-name="Dashed (var) 9" draw:style="rect" draw:dots1="1" draw:dots1-length="0.31pt" draw:dots2="1" draw:dots2-length="0.31pt" draw:distance="0.31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メイリオ" fo:font-family="メイリオ" style:font-style-name="レギュラー" style:font-family-generic="modern" style:font-pitch="variable" fo:font-size="9pt" style:font-name-asian="メイリオ" style:font-family-asian="メイリオ" style:font-style-name-asian="レギュラー" style:font-family-generic-asian="modern" style:font-pitch-asian="variable" style:font-size-asian="9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3" style:font-family-asian="'ＭＳ Ｐゴシック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4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4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4" style:font-family-complex="Mangal"/>
    </style:style>
    <style:style style:name="_3f__3f_" style:display-name="??" style:family="paragraph" style:default-outline-level="">
      <style:paragraph-properties fo:margin-left="0pt" fo:margin-right="0pt" fo:margin-top="0pt" fo:margin-bottom="0pt" loext:contextual-spacing="false" style:line-height-at-least="10.01pt" fo:text-align="start" style:justify-single-word="false" fo:orphans="2" fo:widows="2" fo:text-indent="0pt" style:auto-text-indent="false" style:shadow="none" style:writing-mode="lr-tb"/>
      <style:text-properties fo:color="#000000" style:text-outline="false" style:text-line-through-style="none" style:text-line-through-type="none" style:font-name="メイリオ" fo:font-family="メイリオ" style:font-style-name="レギュラー" style:font-family-generic="modern" style:font-pitch="variable" fo:font-size="9pt" fo:font-style="normal" fo:text-shadow="none" style:text-underline-style="none" fo:font-weight="normal" style:letter-kerning="true" style:font-name-asian="メイリオ" style:font-family-asian="メイリオ" style:font-style-name-asian="レギュラー" style:font-family-generic-asian="modern" style:font-pitch-asian="variable" style:font-size-asian="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3f__3f__3f__3f__3f_" style:display-name="????????????" style:family="paragraph" style:parent-style-name="_3f__3f_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" style:display-name="?????????" style:family="paragraph" style:parent-style-name="_3f__3f_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3f__3f__3f__3f_" style:display-name="?????????????" style:family="paragraph" style:parent-style-name="_3f__3f_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3f__3f__3f__3f__3f__3f__3f_" style:display-name="????????????????" style:family="paragraph" style:parent-style-name="_3f__3f_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" style:display-name="????" style:family="paragraph" style:parent-style-name="_3f__3f_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" style:display-name="??????" style:family="paragraph" style:parent-style-name="_3f__3f_" style:default-outline-level="">
      <style:paragraph-properties fo:margin-left="0pt" fo:margin-right="0pt" fo:margin-top="0pt" fo:margin-bottom="0pt" loext:contextual-spacing="false" style:line-height-at-least="10.01pt" fo:text-align="start" style:justify-single-word="false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" style:display-name="???????" style:family="paragraph" style:parent-style-name="_3f__3f_" style:default-outline-level="">
      <style:paragraph-properties fo:margin-left="0pt" fo:margin-right="0pt" fo:margin-top="0pt" fo:margin-bottom="0pt" loext:contextual-spacing="false" style:line-height-at-least="10.01pt" fo:text-indent="17.01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20_1" style:display-name="???? 1" style:family="paragraph" style:parent-style-name="_3f__3f_" style:default-outline-level="">
      <style:paragraph-properties fo:margin-left="0pt" fo:margin-right="0pt" fo:margin-top="0pt" fo:margin-bottom="0pt" loext:contextual-spacing="false" style:line-height-at-least="10.01pt" fo:text-align="center" style:justify-single-word="false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20_2" style:display-name="???? 2" style:family="paragraph" style:parent-style-name="_3f__3f_" style:default-outline-level="">
      <style:paragraph-properties fo:margin-left="0pt" fo:margin-right="5.64pt" fo:margin-top="2.86pt" fo:margin-bottom="2.86pt" loext:contextual-spacing="false" style:line-height-at-least="10.01pt" fo:text-align="center" style:justify-single-word="false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" style:display-name="???" style:family="paragraph" style:parent-style-name="_3f__3f_" style:default-outline-level="">
      <style:paragraph-properties fo:margin-left="0pt" fo:margin-right="0pt" fo:margin-top="11.91pt" fo:margin-bottom="5.95pt" loext:contextual-spacing="false" style:line-height-at-least="10.01pt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20_1" style:display-name="??? 1" style:family="paragraph" style:parent-style-name="_3f__3f_" style:default-outline-level="">
      <style:paragraph-properties fo:margin-left="0pt" fo:margin-right="0pt" fo:margin-top="11.91pt" fo:margin-bottom="5.95pt" loext:contextual-spacing="false" style:line-height-at-least="10.01pt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20_2" style:display-name="??? 2" style:family="paragraph" style:parent-style-name="_3f__3f_" style:default-outline-level="">
      <style:paragraph-properties fo:margin-left="0pt" fo:margin-right="0pt" fo:margin-top="11.91pt" fo:margin-bottom="5.95pt" loext:contextual-spacing="false" style:line-height-at-least="10.01pt" fo:text-indent="0pt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7e_LT_7e_Gliederung_20_1" style:display-name="??~LT~Gliederung 1" style:family="paragraph" style:default-outline-level="">
      <style:paragraph-properties fo:margin-top="0pt" fo:margin-bottom="14.14pt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Gliederung_20_2" style:display-name="??~LT~Gliederung 2" style:family="paragraph" style:parent-style-name="_3f__3f__7e_LT_7e_Gliederung_20_1" style:default-outline-level="">
      <style:paragraph-properties fo:margin-top="0pt" fo:margin-bottom="11.34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7e_LT_7e_Gliederung_20_3" style:display-name="??~LT~Gliederung 3" style:family="paragraph" style:parent-style-name="_3f__3f__7e_LT_7e_Gliederung_20_2" style:default-outline-level="">
      <style:paragraph-properties fo:margin-top="0pt" fo:margin-bottom="8.5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7e_LT_7e_Gliederung_20_4" style:display-name="??~LT~Gliederung 4" style:family="paragraph" style:parent-style-name="_3f__3f__7e_LT_7e_Gliederung_20_3" style:default-outline-level="">
      <style:paragraph-properties fo:margin-top="0pt" fo:margin-bottom="5.64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5" style:display-name="??~LT~Gliederung 5" style:family="paragraph" style:parent-style-name="_3f__3f__7e_LT_7e_Gliederung_20_4" style:default-outline-level="">
      <style:paragraph-properties fo:margin-top="0pt" fo:margin-bottom="2.86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6" style:display-name="??~LT~Gliederung 6" style:family="paragraph" style:parent-style-name="_3f__3f__7e_LT_7e_Gliederung_20_5" style:default-outline-level="">
      <style:paragraph-properties fo:margin-top="0pt" fo:margin-bottom="2.86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7" style:display-name="??~LT~Gliederung 7" style:family="paragraph" style:parent-style-name="_3f__3f__7e_LT_7e_Gliederung_20_6" style:default-outline-level="">
      <style:paragraph-properties fo:margin-top="0pt" fo:margin-bottom="2.86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8" style:display-name="??~LT~Gliederung 8" style:family="paragraph" style:parent-style-name="_3f__3f__7e_LT_7e_Gliederung_20_7" style:default-outline-level="">
      <style:paragraph-properties fo:margin-top="0pt" fo:margin-bottom="2.86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9" style:display-name="??~LT~Gliederung 9" style:family="paragraph" style:parent-style-name="_3f__3f__7e_LT_7e_Gliederung_20_8" style:default-outline-level="">
      <style:paragraph-properties fo:margin-top="0pt" fo:margin-bottom="2.86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Titel" style:display-name="??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Untertitel" style:display-name="??~LT~Untertitel" style:family="paragraph" style:default-outline-level="">
      <style:paragraph-properties fo:margin-left="0pt" fo:margin-right="0pt" fo:text-align="center" style:justify-single-word="false" fo:orphans="2" fo:widows="2" fo:text-indent="0pt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Notizen" style:display-name="??~LT~Notizen" style:family="paragraph" style:default-outline-level="">
      <style:paragraph-properties fo:margin-left="17.01pt" fo:margin-right="0pt" fo:text-align="start" style:justify-single-word="false" fo:orphans="2" fo:widows="2" fo:text-indent="-17.01pt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Hintergrundobjekte" style:display-name="??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7e_LT_7e_Hintergrund" style:display-name="??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pt" fo:margin-right="0pt" fo:margin-top="0pt" fo:margin-bottom="0pt" loext:contextual-spacing="false" style:line-height-at-least="10.01pt" fo:text-align="start" style:justify-single-word="false" fo:orphans="2" fo:widows="2" fo:text-indent="0pt" style:auto-text-indent="false" style:writing-mode="lr-tb"/>
      <style:text-properties fo:color="#000000" style:font-name="メイリオ" fo:font-family="メイリオ" style:font-style-name="レギュラー" style:font-family-generic="modern" style:font-pitch="variable" fo:font-size="9pt" style:letter-kerning="true" style:font-name-asian="メイリオ" style:font-family-asian="メイリオ" style:font-style-name-asian="レギュラー" style:font-family-generic-asian="modern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pt" fo:margin-right="0pt" fo:margin-top="0pt" fo:margin-bottom="0pt" loext:contextual-spacing="false" style:line-height-at-least="10.01pt" fo:text-indent="0pt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_3f__3f__3f__3f__3f__3f__20_1" style:display-name="?????? 1" style:family="paragraph" style:default-outline-level="">
      <style:paragraph-properties fo:margin-top="0pt" fo:margin-bottom="14.14pt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20_2" style:display-name="?????? 2" style:family="paragraph" style:parent-style-name="_3f__3f__3f__3f__3f__3f__20_1" style:default-outline-level="">
      <style:paragraph-properties fo:margin-top="0pt" fo:margin-bottom="11.34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20_3" style:display-name="?????? 3" style:family="paragraph" style:parent-style-name="_3f__3f__3f__3f__3f__3f__20_2" style:default-outline-level="">
      <style:paragraph-properties fo:margin-top="0pt" fo:margin-bottom="8.5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20_4" style:display-name="?????? 4" style:family="paragraph" style:parent-style-name="_3f__3f__3f__3f__3f__3f__20_3" style:default-outline-level="">
      <style:paragraph-properties fo:margin-top="0pt" fo:margin-bottom="5.64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5" style:display-name="?????? 5" style:family="paragraph" style:parent-style-name="_3f__3f__3f__3f__3f__3f__20_4" style:default-outline-level="">
      <style:paragraph-properties fo:margin-top="0pt" fo:margin-bottom="2.86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6" style:display-name="?????? 6" style:family="paragraph" style:parent-style-name="_3f__3f__3f__3f__3f__3f__20_5" style:default-outline-level="">
      <style:paragraph-properties fo:margin-top="0pt" fo:margin-bottom="2.86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7" style:display-name="?????? 7" style:family="paragraph" style:parent-style-name="_3f__3f__3f__3f__3f__3f__20_6" style:default-outline-level="">
      <style:paragraph-properties fo:margin-top="0pt" fo:margin-bottom="2.86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8" style:display-name="?????? 8" style:family="paragraph" style:parent-style-name="_3f__3f__3f__3f__3f__3f__20_7" style:default-outline-level="">
      <style:paragraph-properties fo:margin-top="0pt" fo:margin-bottom="2.86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9" style:display-name="?????? 9" style:family="paragraph" style:parent-style-name="_3f__3f__3f__3f__3f__3f__20_8" style:default-outline-level="">
      <style:paragraph-properties fo:margin-top="0pt" fo:margin-bottom="2.86pt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表紙" style:family="paragraph" style:parent-style-name="Standard"/>
    <style:style style:name="表紙見出し" style:family="paragraph" style:parent-style-name="表紙" style:master-page-name="">
      <style:paragraph-properties fo:line-height="100%" fo:text-align="end" style:justify-single-word="false" style:page-number="auto"/>
      <style:text-properties fo:font-size="14pt" style:font-size-asian="14.5pt"/>
    </style:style>
    <style:style style:name="表紙タイトル" style:family="paragraph" style:parent-style-name="表紙">
      <style:paragraph-properties fo:text-align="center" style:justify-single-word="false"/>
      <style:text-properties fo:font-size="24pt" style:font-size-asian="24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25.06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svg:height="31.61pt" fo:margin-top="14.14pt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14:25:08.428000000</meta:creation-date>
    <meta:generator>LibreOffice/4.3.2.2$MacOSX_X86_64 LibreOffice_project/edfb5295ba211bd31ad47d0bad0118690f76407d</meta:generator>
    <dc:date>2015-07-05T20:00:02.481461000</dc:date>
    <meta:editing-duration>PT21H45M46S</meta:editing-duration>
    <meta:editing-cycles>253</meta:editing-cycles>
    <meta:document-statistic meta:table-count="0" meta:image-count="0" meta:object-count="0" meta:page-count="39" meta:paragraph-count="38" meta:word-count="31" meta:character-count="42" meta:non-whitespace-character-count="42"/>
  </office:meta>
</office:document-meta>
</file>